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1.175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6.122cm"/>
    </style:style>
    <style:style style:name="co6" style:family="table-column">
      <style:table-column-properties fo:break-before="auto" style:column-width="2.794cm"/>
    </style:style>
    <style:style style:name="co7" style:family="table-column">
      <style:table-column-properties fo:break-before="auto" style:column-width="2.688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1.70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7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7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1" draw:style-name="gr1" draw:text-style-name="P1" svg:width="11.758cm" svg:height="8.996cm" svg:x="78.325cm" svg:y="10.832cm">
            <draw:object draw:notify-on-update-of-ranges="Sheet1.AC1:Sheet1.AC1 Sheet1.AB2:Sheet1.AB102 Sheet1.AC1:Sheet1.AC1 Sheet1.AC2:Sheet1.AC102 Sheet1.AB2:Sheet1.AB102 Sheet1.AD1:Sheet1.AD1 Sheet1.AD2:Sheet1.AD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635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Operator Country</text:p>
          </table:table-cell>
          <table:table-cell office:value-type="string" calcext:value-type="string">
            <text:p>Data User</text:p>
          </table:table-cell>
          <table:table-cell table:number-columns-repeated="3"/>
          <table:table-cell office:value-type="string" calcext:value-type="string">
            <text:p>Countr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ultiply</text:p>
          </table:table-cell>
          <table:table-cell table:number-columns-repeated="2"/>
          <table:table-cell office:value-type="string" calcext:value-type="string">
            <text:p>Countr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ultiply</text:p>
          </table:table-cell>
          <table:table-cell table:number-columns-repeated="2"/>
          <table:table-cell office:value-type="string" calcext:value-type="string">
            <text:p>Producer</text:p>
          </table:table-cell>
          <table:table-cell office:value-type="string" calcext:value-type="string">
            <text:p>User</text:p>
          </table:table-cell>
          <table:table-cell table:number-columns-repeated="4"/>
          <table:table-cell office:value-type="string" calcext:value-type="string">
            <text:p>Cou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User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1-04" calcext:value-type="date">
            <text:p>04/01/2021 00:00</text:p>
          </table:table-cell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CBERS-4A</text:p>
          </table:table-cell>
          <table:table-cell office:value-type="string" calcext:value-type="string">
            <text:p>AEB/CNSA</text:p>
          </table:table-cell>
          <table:table-cell office:value-type="string" calcext:value-type="string">
            <text:p>Brazil/China</text:p>
          </table:table-cell>
          <table:table-cell table:style-name="ce3" office:value-type="string" calcext:value-type="string">
            <text:p>Bolivia</text:p>
          </table:table-cell>
          <table:table-cell table:number-columns-repeated="3"/>
          <table:table-cell office:value-type="string" calcext:value-type="string">
            <text:p>Brazil/China</text:p>
          </table:table-cell>
          <table:table-cell table:formula="of:=COUNTIF([.$E$2:.$E$47];[.J2])" office:value-type="float" office:value="1" calcext:value-type="float">
            <text:p>1</text:p>
          </table:table-cell>
          <table:table-cell office:value-type="float" office:value="0.761" calcext:value-type="float">
            <text:p>0.761</text:p>
          </table:table-cell>
          <table:table-cell table:formula="of:=[.K2]*[.L2]" office:value-type="float" office:value="0.761" calcext:value-type="float">
            <text:p>0.761</text:p>
          </table:table-cell>
          <table:table-cell office:value-type="float" office:value="0.761" calcext:value-type="float">
            <text:p>0.761</text:p>
          </table:table-cell>
          <table:table-cell/>
          <table:table-cell table:style-name="ce3" office:value-type="string" calcext:value-type="string">
            <text:p>Bolivia</text:p>
          </table:table-cell>
          <table:table-cell table:formula="of:=COUNTIF([.$F$2:.$F$47];[.P2])" office:value-type="float" office:value="1" calcext:value-type="float">
            <text:p>1</text:p>
          </table:table-cell>
          <table:table-cell office:value-type="float" office:value="0.692" calcext:value-type="float">
            <text:p>0.692</text:p>
          </table:table-cell>
          <table:table-cell table:formula="of:=[.Q2]*[.R2]" office:value-type="float" office:value="0.692" calcext:value-type="float">
            <text:p>0.692</text:p>
          </table:table-cell>
          <table:table-cell office:value-type="float" office:value="0.692" calcext:value-type="float">
            <text:p>0.692</text:p>
          </table:table-cell>
          <table:table-cell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607" calcext:value-type="float">
            <text:p>0.6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M.MICROSOFT.NORM.DIST([.AB2];[.$Z$9];[.$Z$6];FALSE())" office:value-type="float" office:value="2.71065690638369E-166" calcext:value-type="float">
            <text:p>2.71065690638369E-166</text:p>
          </table:table-cell>
          <table:table-cell table:formula="of:=COM.MICROSOFT.NORM.DIST([.AB2];[.$AA$9];[.$AA$6];FALSE())" office:value-type="float" office:value="0.00000100013115164373" calcext:value-type="float">
            <text:p>1.00013115164373E-06</text:p>
          </table:table-cell>
          <table:table-cell table:number-columns-repeated="7"/>
          <table:table-cell>
            <draw:frame table:end-cell-address="Sheet1.AS20" table:end-x="0.207cm" table:end-y="0.344cm" draw:z-index="0" draw:name="Chart 2" draw:style-name="gr2" draw:text-style-name="P2" svg:width="11.413cm" svg:height="9.08cm" svg:x="0.684cm" svg:y="0.027cm">
              <draw:object draw:notify-on-update-of-ranges="Sheet1.AB2:Sheet1.AB102 Sheet1.AC2:Sheet1.AC102 Sheet1.AB2:Sheet1.AB102 Sheet1.AD2:Sheet1.AD10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46"/>
        </table:table-row>
        <table:table-row table:style-name="ro1">
          <table:table-cell table:style-name="ce1" office:value-type="date" office:date-value="2021-01-12" calcext:value-type="date">
            <text:p>12/01/2021 00:00</text:p>
          </table:table-cell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CNES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Morocco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table:formula="of:=COUNTIF([.$E$2:.$E$47];[.J3])" office:value-type="float" office:value="10" calcext:value-type="float">
            <text:p>10</text:p>
          </table:table-cell>
          <table:table-cell office:value-type="float" office:value="0.903" calcext:value-type="float">
            <text:p>0.903</text:p>
          </table:table-cell>
          <table:table-cell table:formula="of:=[.K3]*[.L3]" office:value-type="float" office:value="9.03" calcext:value-type="float">
            <text:p>9.03</text:p>
          </table:table-cell>
          <table:table-cell office:value-type="float" office:value="0.903" calcext:value-type="float">
            <text:p>0.903</text:p>
          </table:table-cell>
          <table:table-cell/>
          <table:table-cell table:style-name="ce3" office:value-type="string" calcext:value-type="string">
            <text:p>Morocco</text:p>
          </table:table-cell>
          <table:table-cell table:formula="of:=COUNTIF([.$F$2:.$F$47];[.P3])" office:value-type="float" office:value="1" calcext:value-type="float">
            <text:p>1</text:p>
          </table:table-cell>
          <table:table-cell office:value-type="float" office:value="0.683" calcext:value-type="float">
            <text:p>0.683</text:p>
          </table:table-cell>
          <table:table-cell table:formula="of:=[.Q3]*[.R3]" office:value-type="float" office:value="0.683" calcext:value-type="float">
            <text:p>0.683</text:p>
          </table:table-cell>
          <table:table-cell office:value-type="float" office:value="0.683" calcext:value-type="float">
            <text:p>0.683</text:p>
          </table:table-cell>
          <table:table-cell/>
          <table:table-cell table:style-name="ce4" office:value-type="float" office:value="0.8996" calcext:value-type="float">
            <text:p>0.8996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4"/>
          <table:table-cell office:value-type="float" office:value="0.01" calcext:value-type="float">
            <text:p>0.01</text:p>
          </table:table-cell>
          <table:table-cell table:formula="of:=COM.MICROSOFT.NORM.DIST([.AB3];[.$Z$9];[.$Z$6];FALSE())" office:value-type="float" office:value="1.23297763390225E-162" calcext:value-type="float">
            <text:p>1.23297763390225E-162</text:p>
          </table:table-cell>
          <table:table-cell table:formula="of:=COM.MICROSOFT.NORM.DIST([.AB3];[.$AA$9];[.$AA$6];FALSE())" office:value-type="float" office:value="0.00000152791123212599" calcext:value-type="float">
            <text:p>1.52791123212599E-06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1-14T18:28:00" calcext:value-type="date">
            <text:p>14/01/2021 18:28</text:p>
          </table:table-cell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Sentinel-1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EU</text:p>
          </table:table-cell>
          <table:table-cell table:style-name="ce3" office:value-type="string" calcext:value-type="string">
            <text:p>Indonesia</text:p>
          </table:table-cell>
          <table:table-cell table:number-columns-repeated="3"/>
          <table:table-cell office:value-type="string" calcext:value-type="string">
            <text:p>EU</text:p>
          </table:table-cell>
          <table:table-cell table:formula="of:=COUNTIF([.$E$2:.$E$47];[.J4])" office:value-type="float" office:value="10" calcext:value-type="float">
            <text:p>10</text:p>
          </table:table-cell>
          <table:table-cell table:formula="of:=[.K37]" office:value-type="float" office:value="0.913761904761905" calcext:value-type="float">
            <text:p>0.913761904761905</text:p>
          </table:table-cell>
          <table:table-cell table:formula="of:=[.K4]*[.L4]" office:value-type="float" office:value="9.13761904761905" calcext:value-type="float">
            <text:p>9.13761904761905</text:p>
          </table:table-cell>
          <table:table-cell office:value-type="float" office:value="0.903" calcext:value-type="float">
            <text:p>0.903</text:p>
          </table:table-cell>
          <table:table-cell/>
          <table:table-cell table:style-name="ce3" office:value-type="string" calcext:value-type="string">
            <text:p>Indonesia</text:p>
          </table:table-cell>
          <table:table-cell table:formula="of:=COUNTIF([.$F$2:.$F$47];[.P4])" office:value-type="float" office:value="3" calcext:value-type="float">
            <text:p>3</text:p>
          </table:table-cell>
          <table:table-cell office:value-type="float" office:value="0.705" calcext:value-type="float">
            <text:p>0.705</text:p>
          </table:table-cell>
          <table:table-cell table:formula="of:=[.Q4]*[.R4]" office:value-type="float" office:value="2.115" calcext:value-type="float">
            <text:p>2.115</text:p>
          </table:table-cell>
          <table:table-cell office:value-type="float" office:value="0.705" calcext:value-type="float">
            <text:p>0.705</text:p>
          </table:table-cell>
          <table:table-cell/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0.446" calcext:value-type="float">
            <text:p>0.446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formula="of:=COM.MICROSOFT.NORM.DIST([.AB4];[.$Z$9];[.$Z$6];FALSE())" office:value-type="float" office:value="5.10793808193988E-159" calcext:value-type="float">
            <text:p>5.10793808193988E-159</text:p>
          </table:table-cell>
          <table:table-cell table:formula="of:=COM.MICROSOFT.NORM.DIST([.AB4];[.$AA$9];[.$AA$6];FALSE())" office:value-type="float" office:value="0.00000232002933551728" calcext:value-type="float">
            <text:p>2.32002933551728E-06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1-23" calcext:value-type="date">
            <text:p>23/01/2021 00:00</text:p>
          </table:table-cell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Suomi NPP</text:p>
          </table:table-cell>
          <table:table-cell office:value-type="string" calcext:value-type="string">
            <text:p>NOAA</text:p>
          </table:table-cell>
          <table:table-cell office:value-type="string" calcext:value-type="string">
            <text:p>US</text:p>
          </table:table-cell>
          <table:table-cell table:style-name="ce3" office:value-type="string" calcext:value-type="string">
            <text:p>Mozambique</text:p>
          </table:table-cell>
          <table:table-cell table:number-columns-repeated="3"/>
          <table:table-cell office:value-type="string" calcext:value-type="string">
            <text:p>US</text:p>
          </table:table-cell>
          <table:table-cell table:formula="of:=COUNTIF([.$E$2:.$E$47];[.J5])" office:value-type="float" office:value="2" calcext:value-type="float">
            <text:p>2</text:p>
          </table:table-cell>
          <table:table-cell office:value-type="float" office:value="0.921" calcext:value-type="float">
            <text:p>0.921</text:p>
          </table:table-cell>
          <table:table-cell table:formula="of:=[.K5]*[.L5]" office:value-type="float" office:value="1.842" calcext:value-type="float">
            <text:p>1.842</text:p>
          </table:table-cell>
          <table:table-cell office:value-type="float" office:value="0.903" calcext:value-type="float">
            <text:p>0.903</text:p>
          </table:table-cell>
          <table:table-cell/>
          <table:table-cell table:style-name="ce3" office:value-type="string" calcext:value-type="string">
            <text:p>Mozambique</text:p>
          </table:table-cell>
          <table:table-cell table:formula="of:=COUNTIF([.$F$2:.$F$47];[.P5])" office:value-type="float" office:value="1" calcext:value-type="float">
            <text:p>1</text:p>
          </table:table-cell>
          <table:table-cell office:value-type="float" office:value="0.446" calcext:value-type="float">
            <text:p>0.446</text:p>
          </table:table-cell>
          <table:table-cell table:formula="of:=[.Q5]*[.R5]" office:value-type="float" office:value="0.446" calcext:value-type="float">
            <text:p>0.446</text:p>
          </table:table-cell>
          <table:table-cell office:value-type="float" office:value="0.705" calcext:value-type="float">
            <text:p>0.705</text:p>
          </table:table-cell>
          <table:table-cell/>
          <table:table-cell table:style-name="ce4" office:value-type="float" office:value="0.919666666666667" calcext:value-type="float">
            <text:p>0.919666666666667</text:p>
          </table:table-cell>
          <table:table-cell table:style-name="ce4" office:value-type="float" office:value="0.501" calcext:value-type="float">
            <text:p>0.501</text:p>
          </table:table-cell>
          <table:table-cell table:number-columns-repeated="2"/>
          <table:table-cell office:value-type="string" calcext:value-type="string">
            <text:p>STD Operator</text:p>
          </table:table-cell>
          <table:table-cell office:value-type="string" calcext:value-type="string">
            <text:p>STD User</text:p>
          </table:table-cell>
          <table:table-cell office:value-type="float" office:value="0.03" calcext:value-type="float">
            <text:p>0.03</text:p>
          </table:table-cell>
          <table:table-cell table:formula="of:=COM.MICROSOFT.NORM.DIST([.AB5];[.$Z$9];[.$Z$6];FALSE())" office:value-type="float" office:value="1.92728449745488E-155" calcext:value-type="float">
            <text:p>1.92728449745488E-155</text:p>
          </table:table-cell>
          <table:table-cell table:formula="of:=COM.MICROSOFT.NORM.DIST([.AB5];[.$AA$9];[.$AA$6];FALSE())" office:value-type="float" office:value="0.0000035014103658594" calcext:value-type="float">
            <text:p>3.5014103658594E-06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1-27" calcext:value-type="date">
            <text:p>27/01/2021 00:00</text:p>
          </table:table-cell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CNES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Eswatini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table:formula="of:=COUNTIF([.$E$2:.$E$47];[.J6])" office:value-type="float" office:value="9" calcext:value-type="float">
            <text:p>9</text:p>
          </table:table-cell>
          <table:table-cell office:value-type="float" office:value="0.822" calcext:value-type="float">
            <text:p>0.822</text:p>
          </table:table-cell>
          <table:table-cell table:formula="of:=[.K6]*[.L6]" office:value-type="float" office:value="7.398" calcext:value-type="float">
            <text:p>7.398</text:p>
          </table:table-cell>
          <table:table-cell office:value-type="float" office:value="0.903" calcext:value-type="float">
            <text:p>0.903</text:p>
          </table:table-cell>
          <table:table-cell/>
          <table:table-cell table:style-name="ce3" office:value-type="string" calcext:value-type="string">
            <text:p>Eswatini</text:p>
          </table:table-cell>
          <table:table-cell table:formula="of:=COUNTIF([.$F$2:.$F$47];[.P6])" office:value-type="float" office:value="1" calcext:value-type="float">
            <text:p>1</text:p>
          </table:table-cell>
          <table:table-cell office:value-type="float" office:value="0.597" calcext:value-type="float">
            <text:p>0.597</text:p>
          </table:table-cell>
          <table:table-cell table:formula="of:=[.Q6]*[.R6]" office:value-type="float" office:value="0.597" calcext:value-type="float">
            <text:p>0.597</text:p>
          </table:table-cell>
          <table:table-cell office:value-type="float" office:value="0.705" calcext:value-type="float">
            <text:p>0.705</text:p>
          </table:table-cell>
          <table:table-cell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754" calcext:value-type="float">
            <text:p>0.754</text:p>
          </table:table-cell>
          <table:table-cell table:number-columns-repeated="2"/>
          <table:table-cell table:formula="of:=COM.MICROSOFT.STDEV.S([.V2:.V237])" office:value-type="float" office:value="0.0327100678153199" calcext:value-type="float">
            <text:p>0.0327100678153199</text:p>
          </table:table-cell>
          <table:table-cell table:formula="of:=COM.MICROSOFT.STDEV.S([.W2:.W237])" office:value-type="float" office:value="0.128118644301563" calcext:value-type="float">
            <text:p>0.128118644301563</text:p>
          </table:table-cell>
          <table:table-cell office:value-type="float" office:value="0.04" calcext:value-type="float">
            <text:p>0.04</text:p>
          </table:table-cell>
          <table:table-cell table:formula="of:=COM.MICROSOFT.NORM.DIST([.AB6];[.$Z$9];[.$Z$6];FALSE())" office:value-type="float" office:value="6.62301609439636E-152" calcext:value-type="float">
            <text:p>6.62301609439636E-152</text:p>
          </table:table-cell>
          <table:table-cell table:formula="of:=COM.MICROSOFT.NORM.DIST([.AB6];[.$AA$9];[.$AA$6];FALSE())" office:value-type="float" office:value="0.00000525226625589709" calcext:value-type="float">
            <text:p>5.25226625589709E-06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2-07" calcext:value-type="date">
            <text:p>07/02/2021 00:00</text:p>
          </table:table-cell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Kanopus V</text:p>
          </table:table-cell>
          <table:table-cell office:value-type="string" calcext:value-type="string">
            <text:p>ROSCOSMOS</text:p>
          </table:table-cell>
          <table:table-cell office:value-type="string" calcext:value-type="string">
            <text:p>Russia</text:p>
          </table:table-cell>
          <table:table-cell table:style-name="ce3"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table:formula="of:=COUNTIF([.$E$2:.$E$47];[.J7])" office:value-type="float" office:value="6" calcext:value-type="float">
            <text:p>6</text:p>
          </table:table-cell>
          <table:table-cell office:value-type="float" office:value="0.942" calcext:value-type="float">
            <text:p>0.942</text:p>
          </table:table-cell>
          <table:table-cell table:formula="of:=[.K7]*[.L7]" office:value-type="float" office:value="5.652" calcext:value-type="float">
            <text:p>5.652</text:p>
          </table:table-cell>
          <table:table-cell office:value-type="float" office:value="0.903" calcext:value-type="float">
            <text:p>0.903</text:p>
          </table:table-cell>
          <table:table-cell/>
          <table:table-cell table:style-name="ce3" office:value-type="string" calcext:value-type="string">
            <text:p>India</text:p>
          </table:table-cell>
          <table:table-cell table:formula="of:=COUNTIF([.$F$2:.$F$47];[.P7])" office:value-type="float" office:value="4" calcext:value-type="float">
            <text:p>4</text:p>
          </table:table-cell>
          <table:table-cell office:value-type="float" office:value="0.633" calcext:value-type="float">
            <text:p>0.633</text:p>
          </table:table-cell>
          <table:table-cell table:formula="of:=[.Q7]*[.R7]" office:value-type="float" office:value="2.532" calcext:value-type="float">
            <text:p>2.532</text:p>
          </table:table-cell>
          <table:table-cell office:value-type="float" office:value="0.446" calcext:value-type="float">
            <text:p>0.446</text:p>
          </table:table-cell>
          <table:table-cell/>
          <table:table-cell table:style-name="ce4" office:value-type="float" office:value="0.930666666666667" calcext:value-type="float">
            <text:p>0.930666666666667</text:p>
          </table:table-cell>
          <table:table-cell table:style-name="ce4" office:value-type="float" office:value="0.446" calcext:value-type="float">
            <text:p>0.446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formula="of:=COM.MICROSOFT.NORM.DIST([.AB7];[.$Z$9];[.$Z$6];FALSE())" office:value-type="float" office:value="2.07288672921227E-148" calcext:value-type="float">
            <text:p>2.07288672921227E-148</text:p>
          </table:table-cell>
          <table:table-cell table:formula="of:=COM.MICROSOFT.NORM.DIST([.AB7];[.$AA$9];[.$AA$6];FALSE())" office:value-type="float" office:value="0.00000783077307028546" calcext:value-type="float">
            <text:p>7.83077307028546E-06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2-06" calcext:value-type="date">
            <text:p>06/02/2021 00:00</text:p>
          </table:table-cell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Resurs-P</text:p>
          </table:table-cell>
          <table:table-cell office:value-type="string" calcext:value-type="string">
            <text:p>ROSCOSMOS</text:p>
          </table:table-cell>
          <table:table-cell office:value-type="string" calcext:value-type="string">
            <text:p>Russia</text:p>
          </table:table-cell>
          <table:table-cell table:style-name="ce3" office:value-type="string" calcext:value-type="string">
            <text:p>Chile</text:p>
          </table:table-cell>
          <table:table-cell table:number-columns-repeated="3"/>
          <table:table-cell office:value-type="string" calcext:value-type="string">
            <text:p>Canada</text:p>
          </table:table-cell>
          <table:table-cell table:formula="of:=COUNTIF([.$E$2:.$E$47];[.J8])" office:value-type="float" office:value="5" calcext:value-type="float">
            <text:p>5</text:p>
          </table:table-cell>
          <table:table-cell office:value-type="float" office:value="0.936" calcext:value-type="float">
            <text:p>0.936</text:p>
          </table:table-cell>
          <table:table-cell table:formula="of:=[.K8]*[.L8]" office:value-type="float" office:value="4.68" calcext:value-type="float">
            <text:p>4.68</text:p>
          </table:table-cell>
          <table:table-cell office:value-type="float" office:value="0.903" calcext:value-type="float">
            <text:p>0.903</text:p>
          </table:table-cell>
          <table:table-cell/>
          <table:table-cell table:style-name="ce3" office:value-type="string" calcext:value-type="string">
            <text:p>Chile</text:p>
          </table:table-cell>
          <table:table-cell table:formula="of:=COUNTIF([.$F$2:.$F$47];[.P8])" office:value-type="float" office:value="1" calcext:value-type="float">
            <text:p>1</text:p>
          </table:table-cell>
          <table:table-cell office:value-type="float" office:value="0.855" calcext:value-type="float">
            <text:p>0.855</text:p>
          </table:table-cell>
          <table:table-cell table:formula="of:=[.Q8]*[.R8]" office:value-type="float" office:value="0.855" calcext:value-type="float">
            <text:p>0.855</text:p>
          </table:table-cell>
          <table:table-cell office:value-type="float" office:value="0.597" calcext:value-type="float">
            <text:p>0.597</text:p>
          </table:table-cell>
          <table:table-cell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855" calcext:value-type="float">
            <text:p>0.855</text:p>
          </table:table-cell>
          <table:table-cell table:number-columns-repeated="2"/>
          <table:table-cell office:value-type="string" calcext:value-type="string">
            <text:p>Mean Producer</text:p>
          </table:table-cell>
          <table:table-cell office:value-type="string" calcext:value-type="string">
            <text:p>Mean User</text:p>
          </table:table-cell>
          <table:table-cell office:value-type="float" office:value="0.06" calcext:value-type="float">
            <text:p>0.06</text:p>
          </table:table-cell>
          <table:table-cell table:formula="of:=COM.MICROSOFT.NORM.DIST([.AB8];[.$Z$9];[.$Z$6];FALSE())" office:value-type="float" office:value="5.90887918473684E-145" calcext:value-type="float">
            <text:p>5.90887918473684E-145</text:p>
          </table:table-cell>
          <table:table-cell table:formula="of:=COM.MICROSOFT.NORM.DIST([.AB8];[.$AA$9];[.$AA$6];FALSE())" office:value-type="float" office:value="0.0000116042406681411" calcext:value-type="float">
            <text:p>1.16042406681411E-05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2-22T01:00:00" calcext:value-type="date">
            <text:p>22/02/2021 01:00</text:p>
          </table:table-cell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Sentinel-1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EU</text:p>
          </table:table-cell>
          <table:table-cell table:style-name="ce3"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Finland</text:p>
          </table:table-cell>
          <table:table-cell table:formula="of:=COUNTIF([.$E$2:.$E$47];[.J9])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K9]*[.L9]" office:value-type="float" office:value="0.94" calcext:value-type="float">
            <text:p>0.94</text:p>
          </table:table-cell>
          <table:table-cell office:value-type="float" office:value="0.903" calcext:value-type="float">
            <text:p>0.903</text:p>
          </table:table-cell>
          <table:table-cell/>
          <table:table-cell table:style-name="ce3" office:value-type="string" calcext:value-type="string">
            <text:p>Philippines</text:p>
          </table:table-cell>
          <table:table-cell table:formula="of:=COUNTIF([.$F$2:.$F$47];[.P9])" office:value-type="float" office:value="3" calcext:value-type="float">
            <text:p>3</text:p>
          </table:table-cell>
          <table:table-cell office:value-type="float" office:value="0.699" calcext:value-type="float">
            <text:p>0.699</text:p>
          </table:table-cell>
          <table:table-cell table:formula="of:=[.Q9]*[.R9]" office:value-type="float" office:value="2.097" calcext:value-type="float">
            <text:p>2.097</text:p>
          </table:table-cell>
          <table:table-cell office:value-type="float" office:value="0.633" calcext:value-type="float">
            <text:p>0.633</text:p>
          </table:table-cell>
          <table:table-cell/>
          <table:table-cell table:style-name="ce4" office:value-type="float" office:value="0.8556" calcext:value-type="float">
            <text:p>0.8556</text:p>
          </table:table-cell>
          <table:table-cell table:style-name="ce4" office:value-type="float" office:value="0.577" calcext:value-type="float">
            <text:p>0.577</text:p>
          </table:table-cell>
          <table:table-cell table:number-columns-repeated="2"/>
          <table:table-cell table:formula="of:=AVERAGE([.V2:.V237])" office:value-type="float" office:value="0.906172869585687" calcext:value-type="float">
            <text:p>0.906172869585687</text:p>
          </table:table-cell>
          <table:table-cell table:formula="of:=AVERAGE([.W2:.W237])" office:value-type="float" office:value="0.700593220338983" calcext:value-type="float">
            <text:p>0.700593220338983</text:p>
          </table:table-cell>
          <table:table-cell office:value-type="float" office:value="0.07" calcext:value-type="float">
            <text:p>0.07</text:p>
          </table:table-cell>
          <table:table-cell table:formula="of:=COM.MICROSOFT.NORM.DIST([.AB9];[.$Z$9];[.$Z$6];FALSE())" office:value-type="float" office:value="1.53406735373249E-141" calcext:value-type="float">
            <text:p>1.53406735373249E-141</text:p>
          </table:table-cell>
          <table:table-cell table:formula="of:=COM.MICROSOFT.NORM.DIST([.AB9];[.$AA$9];[.$AA$6];FALSE())" office:value-type="float" office:value="0.0000170916110077482" calcext:value-type="float">
            <text:p>1.70916110077482E-05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4-04" calcext:value-type="date">
            <text:p>04/04/2021 00:00</text:p>
          </table:table-cell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Sentinel-1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EU</text:p>
          </table:table-cell>
          <table:table-cell table:style-name="ce3" office:value-type="string" calcext:value-type="string">
            <text:p>Timor-Leste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table:formula="of:=COUNTIF([.$E$2:.$E$47];[.J10])"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table:formula="of:=[.K10]*[.L10]" office:value-type="float" office:value="0.925" calcext:value-type="float">
            <text:p>0.925</text:p>
          </table:table-cell>
          <table:table-cell office:value-type="float" office:value="0.903" calcext:value-type="float">
            <text:p>0.903</text:p>
          </table:table-cell>
          <table:table-cell/>
          <table:table-cell table:style-name="ce3" office:value-type="string" calcext:value-type="string">
            <text:p>Timor-Leste</text:p>
          </table:table-cell>
          <table:table-cell table:formula="of:=COUNTIF([.$F$2:.$F$47];[.P10])" office:value-type="float" office:value="1" calcext:value-type="float">
            <text:p>1</text:p>
          </table:table-cell>
          <table:table-cell office:value-type="float" office:value="0.607" calcext:value-type="float">
            <text:p>0.607</text:p>
          </table:table-cell>
          <table:table-cell table:formula="of:=[.Q10]*[.R10]" office:value-type="float" office:value="0.607" calcext:value-type="float">
            <text:p>0.607</text:p>
          </table:table-cell>
          <table:table-cell office:value-type="float" office:value="0.633" calcext:value-type="float">
            <text:p>0.633</text:p>
          </table:table-cell>
          <table:table-cell/>
          <table:table-cell table:style-name="ce4" office:value-type="float" office:value="0.928666666666667" calcext:value-type="float">
            <text:p>0.928666666666667</text:p>
          </table:table-cell>
          <table:table-cell table:style-name="ce4" office:value-type="float" office:value="0.565" calcext:value-type="float">
            <text:p>0.565</text:p>
          </table:table-cell>
          <table:table-cell table:number-columns-repeated="4"/>
          <table:table-cell office:value-type="float" office:value="0.08" calcext:value-type="float">
            <text:p>0.08</text:p>
          </table:table-cell>
          <table:table-cell table:formula="of:=COM.MICROSOFT.NORM.DIST([.AB10];[.$Z$9];[.$Z$6];FALSE())" office:value-type="float" office:value="3.62738392312706E-138" calcext:value-type="float">
            <text:p>3.62738392312706E-138</text:p>
          </table:table-cell>
          <table:table-cell table:formula="of:=COM.MICROSOFT.NORM.DIST([.AB10];[.$AA$9];[.$AA$6];FALSE())" office:value-type="float" office:value="0.0000250209305076369" calcext:value-type="float">
            <text:p>2.50209305076369E-05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4-06" calcext:value-type="date">
            <text:p>06/04/2021 00:00</text:p>
          </table:table-cell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CNES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Indonesia</text:p>
          </table:table-cell>
          <table:table-cell table:number-columns-repeated="4"/>
          <table:table-cell table:formula="of:=SUM([.K2:.K10])" office:value-type="float" office:value="45" calcext:value-type="float">
            <text:p>45</text:p>
          </table:table-cell>
          <table:table-cell table:formula="of:=[.M11]/[.K11]" office:value-type="float" office:value="0.897013756613757" calcext:value-type="float">
            <text:p>0.897013756613757</text:p>
          </table:table-cell>
          <table:table-cell table:formula="of:=SUM([.M2:.M10])" office:value-type="float" office:value="40.3656190476191" calcext:value-type="float">
            <text:p>40.3656190476191</text:p>
          </table:table-cell>
          <table:table-cell office:value-type="float" office:value="0.903" calcext:value-type="float">
            <text:p>0.903</text:p>
          </table:table-cell>
          <table:table-cell/>
          <table:table-cell table:style-name="ce3" office:value-type="string" calcext:value-type="string">
            <text:p>Saint Vincent and The Grenadines</text:p>
          </table:table-cell>
          <table:table-cell table:formula="of:=COUNTIF([.$F$2:.$F$47];[.P11])" office:value-type="float" office:value="1" calcext:value-type="float">
            <text:p>1</text:p>
          </table:table-cell>
          <table:table-cell office:value-type="float" office:value="0.751" calcext:value-type="float">
            <text:p>0.751</text:p>
          </table:table-cell>
          <table:table-cell table:formula="of:=[.Q11]*[.R11]" office:value-type="float" office:value="0.751" calcext:value-type="float">
            <text:p>0.751</text:p>
          </table:table-cell>
          <table:table-cell office:value-type="float" office:value="0.633" calcext:value-type="float">
            <text:p>0.633</text:p>
          </table:table-cell>
          <table:table-cell/>
          <table:table-cell table:style-name="ce4" office:value-type="float" office:value="0.906666666666667" calcext:value-type="float">
            <text:p>0.906666666666667</text:p>
          </table:table-cell>
          <table:table-cell table:style-name="ce4" office:value-type="float" office:value="0.501" calcext:value-type="float">
            <text:p>0.501</text:p>
          </table:table-cell>
          <table:table-cell table:number-columns-repeated="4"/>
          <table:table-cell office:value-type="float" office:value="0.09" calcext:value-type="float">
            <text:p>0.09</text:p>
          </table:table-cell>
          <table:table-cell table:formula="of:=COM.MICROSOFT.NORM.DIST([.AB11];[.$Z$9];[.$Z$6];FALSE())" office:value-type="float" office:value="7.81182306673095E-135" calcext:value-type="float">
            <text:p>7.81182306673095E-135</text:p>
          </table:table-cell>
          <table:table-cell table:formula="of:=COM.MICROSOFT.NORM.DIST([.AB11];[.$AA$9];[.$AA$6];FALSE())" office:value-type="float" office:value="0.0000364064302577999" calcext:value-type="float">
            <text:p>0.0000364064302577999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4-09T12:41:00" calcext:value-type="date">
            <text:p>09/04/2021 12:41</text:p>
          </table:table-cell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TerraSAR-X</text:p>
          </table:table-cell>
          <table:table-cell office:value-type="string" calcext:value-type="string">
            <text:p>DLR</text:p>
          </table:table-cell>
          <table:table-cell office:value-type="string" calcext:value-type="string">
            <text:p>Germany</text:p>
          </table:table-cell>
          <table:table-cell table:style-name="ce3" office:value-type="string" calcext:value-type="string">
            <text:p>Saint Vincent and The Grenadines</text:p>
          </table:table-cell>
          <table:table-cell table:number-columns-repeated="7"/>
          <table:table-cell office:value-type="float" office:value="0.903" calcext:value-type="float">
            <text:p>0.903</text:p>
          </table:table-cell>
          <table:table-cell/>
          <table:table-cell table:style-name="ce3" office:value-type="string" calcext:value-type="string">
            <text:p>Russia</text:p>
          </table:table-cell>
          <table:table-cell table:formula="of:=COUNTIF([.$F$2:.$F$47];[.P12])" office:value-type="float" office:value="9" calcext:value-type="float">
            <text:p>9</text:p>
          </table:table-cell>
          <table:table-cell office:value-type="float" office:value="0.822" calcext:value-type="float">
            <text:p>0.822</text:p>
          </table:table-cell>
          <table:table-cell table:formula="of:=[.Q12]*[.R12]" office:value-type="float" office:value="7.398" calcext:value-type="float">
            <text:p>7.398</text:p>
          </table:table-cell>
          <table:table-cell office:value-type="float" office:value="0.633" calcext:value-type="float">
            <text:p>0.633</text:p>
          </table:table-cell>
          <table:table-cell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752" calcext:value-type="float">
            <text:p>0.752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formula="of:=COM.MICROSOFT.NORM.DIST([.AB12];[.$Z$9];[.$Z$6];FALSE())" office:value-type="float" office:value="1.53221973228095E-131" calcext:value-type="float">
            <text:p>1.53221973228095E-131</text:p>
          </table:table-cell>
          <table:table-cell table:formula="of:=COM.MICROSOFT.NORM.DIST([.AB12];[.$AA$9];[.$AA$6];FALSE())" office:value-type="float" office:value="0.0000526510361061157" calcext:value-type="float">
            <text:p>5.26510361061157E-05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4-14" calcext:value-type="date">
            <text:p>14/04/2021 00:00</text:p>
          </table:table-cell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Resurs-P</text:p>
          </table:table-cell>
          <table:table-cell office:value-type="string" calcext:value-type="string">
            <text:p>ROSCOSMOS</text:p>
          </table:table-cell>
          <table:table-cell office:value-type="string" calcext:value-type="string">
            <text:p>Russia</text:p>
          </table:table-cell>
          <table:table-cell table:style-name="ce3" office:value-type="string" calcext:value-type="string">
            <text:p>Russia</text:p>
          </table:table-cell>
          <table:table-cell table:number-columns-repeated="7"/>
          <table:table-cell office:value-type="float" office:value="0.914" calcext:value-type="float">
            <text:p>0.914</text:p>
          </table:table-cell>
          <table:table-cell/>
          <table:table-cell table:style-name="ce3" office:value-type="string" calcext:value-type="string">
            <text:p>Somalia</text:p>
          </table:table-cell>
          <table:table-cell table:formula="of:=COUNTIF([.$F$2:.$F$47];[.P13])"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table:formula="of:=[.Q13]*[.R13]" office:value-type="float" office:value="0.361" calcext:value-type="float">
            <text:p>0.361</text:p>
          </table:table-cell>
          <table:table-cell office:value-type="float" office:value="0.855" calcext:value-type="float">
            <text:p>0.855</text:p>
          </table:table-cell>
          <table:table-cell/>
          <table:table-cell table:style-name="ce4" office:value-type="float" office:value="0.87225" calcext:value-type="float">
            <text:p>0.87225</text:p>
          </table:table-cell>
          <table:table-cell table:style-name="ce4" office:value-type="float" office:value="0.705" calcext:value-type="float">
            <text:p>0.705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table:formula="of:=COM.MICROSOFT.NORM.DIST([.AB13];[.$Z$9];[.$Z$6];FALSE())" office:value-type="float" office:value="2.73715557208499E-128" calcext:value-type="float">
            <text:p>2.73715557208499E-128</text:p>
          </table:table-cell>
          <table:table-cell table:formula="of:=COM.MICROSOFT.NORM.DIST([.AB13];[.$AA$9];[.$AA$6];FALSE())" office:value-type="float" office:value="0.0000756815347511792" calcext:value-type="float">
            <text:p>7.56815347511792E-05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4-14" calcext:value-type="date">
            <text:p>14/04/2021 00:00</text:p>
          </table:table-cell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Resurs-P</text:p>
          </table:table-cell>
          <table:table-cell office:value-type="string" calcext:value-type="string">
            <text:p>ROSCOSMOS</text:p>
          </table:table-cell>
          <table:table-cell office:value-type="string" calcext:value-type="string">
            <text:p>Russia</text:p>
          </table:table-cell>
          <table:table-cell table:style-name="ce3" office:value-type="string" calcext:value-type="string">
            <text:p>Russia</text:p>
          </table:table-cell>
          <table:table-cell table:number-columns-repeated="7"/>
          <table:table-cell office:value-type="float" office:value="0.914" calcext:value-type="float">
            <text:p>0.914</text:p>
          </table:table-cell>
          <table:table-cell/>
          <table:table-cell table:style-name="ce3" office:value-type="string" calcext:value-type="string">
            <text:p>China</text:p>
          </table:table-cell>
          <table:table-cell table:formula="of:=COUNTIF([.$F$2:.$F$47];[.P14])" office:value-type="float" office:value="3" calcext:value-type="float">
            <text:p>3</text:p>
          </table:table-cell>
          <table:table-cell office:value-type="float" office:value="0.768" calcext:value-type="float">
            <text:p>0.768</text:p>
          </table:table-cell>
          <table:table-cell table:formula="of:=[.Q14]*[.R14]" office:value-type="float" office:value="2.304" calcext:value-type="float">
            <text:p>2.304</text:p>
          </table:table-cell>
          <table:table-cell office:value-type="float" office:value="0.699" calcext:value-type="float">
            <text:p>0.699</text:p>
          </table:table-cell>
          <table:table-cell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705" calcext:value-type="float">
            <text:p>0.705</text:p>
          </table:table-cell>
          <table:table-cell table:number-columns-repeated="4"/>
          <table:table-cell office:value-type="float" office:value="0.12" calcext:value-type="float">
            <text:p>0.12</text:p>
          </table:table-cell>
          <table:table-cell table:formula="of:=COM.MICROSOFT.NORM.DIST([.AB14];[.$Z$9];[.$Z$6];FALSE())" office:value-type="float" office:value="4.45335884922783E-125" calcext:value-type="float">
            <text:p>4.45335884922783E-125</text:p>
          </table:table-cell>
          <table:table-cell table:formula="of:=COM.MICROSOFT.NORM.DIST([.AB14];[.$AA$9];[.$AA$6];FALSE())" office:value-type="float" office:value="0.000108125249632547" calcext:value-type="float">
            <text:p>0.000108125249632547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5-03" calcext:value-type="date">
            <text:p>03/05/2021 00:00</text:p>
          </table:table-cell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CNES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Somalia</text:p>
          </table:table-cell>
          <table:table-cell table:number-columns-repeated="3"/>
          <table:table-cell office:value-type="string" calcext:value-type="string">
            <text:p>ESA Countries</text:p>
          </table:table-cell>
          <table:table-cell office:value-type="string" calcext:value-type="string">
            <text:p>Index</text:p>
          </table:table-cell>
          <table:table-cell table:number-columns-repeated="2"/>
          <table:table-cell office:value-type="float" office:value="0.914" calcext:value-type="float">
            <text:p>0.914</text:p>
          </table:table-cell>
          <table:table-cell/>
          <table:table-cell table:style-name="ce3" office:value-type="string" calcext:value-type="string">
            <text:p>DRC</text:p>
          </table:table-cell>
          <table:table-cell table:formula="of:=COUNTIF([.$F$2:.$F$47];[.P15])" office:value-type="float" office:value="1" calcext:value-type="float">
            <text:p>1</text:p>
          </table:table-cell>
          <table:table-cell office:value-type="float" office:value="0.479" calcext:value-type="float">
            <text:p>0.479</text:p>
          </table:table-cell>
          <table:table-cell table:formula="of:=[.Q15]*[.R15]" office:value-type="float" office:value="0.479" calcext:value-type="float">
            <text:p>0.479</text:p>
          </table:table-cell>
          <table:table-cell office:value-type="float" office:value="0.699" calcext:value-type="float">
            <text:p>0.699</text:p>
          </table:table-cell>
          <table:table-cell/>
          <table:table-cell table:style-name="ce4" office:value-type="float" office:value="0.936" calcext:value-type="float">
            <text:p>0.936</text:p>
          </table:table-cell>
          <table:table-cell table:style-name="ce4" office:value-type="float" office:value="0.929" calcext:value-type="float">
            <text:p>0.929</text:p>
          </table:table-cell>
          <table:table-cell table:number-columns-repeated="4"/>
          <table:table-cell office:value-type="float" office:value="0.13" calcext:value-type="float">
            <text:p>0.13</text:p>
          </table:table-cell>
          <table:table-cell table:formula="of:=COM.MICROSOFT.NORM.DIST([.AB15];[.$Z$9];[.$Z$6];FALSE())" office:value-type="float" office:value="6.59911474246986E-122" calcext:value-type="float">
            <text:p>6.59911474246986E-122</text:p>
          </table:table-cell>
          <table:table-cell table:formula="of:=COM.MICROSOFT.NORM.DIST([.AB15];[.$AA$9];[.$AA$6];FALSE())" office:value-type="float" office:value="0.000153538926455904" calcext:value-type="float">
            <text:p>0.000153538926455904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5-07" calcext:value-type="date">
            <text:p>07/05/2021 00:00</text:p>
          </table:table-cell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Resurs-P</text:p>
          </table:table-cell>
          <table:table-cell office:value-type="string" calcext:value-type="string">
            <text:p>ROSCOSMOS</text:p>
          </table:table-cell>
          <table:table-cell office:value-type="string" calcext:value-type="string">
            <text:p>Russia</text:p>
          </table:table-cell>
          <table:table-cell table:style-name="ce3" office:value-type="string" calcext:value-type="string">
            <text:p>Russia</text:p>
          </table:table-cell>
          <table:table-cell table:number-columns-repeated="3"/>
          <table:table-cell office:value-type="string" calcext:value-type="string">
            <text:p>Austria</text:p>
          </table:table-cell>
          <table:table-cell office:value-type="float" office:value="0.916" calcext:value-type="float">
            <text:p>0.916</text:p>
          </table:table-cell>
          <table:table-cell table:number-columns-repeated="2"/>
          <table:table-cell office:value-type="float" office:value="0.914" calcext:value-type="float">
            <text:p>0.914</text:p>
          </table:table-cell>
          <table:table-cell/>
          <table:table-cell table:style-name="ce3" office:value-type="string" calcext:value-type="string">
            <text:p>Sri Lanka</text:p>
          </table:table-cell>
          <table:table-cell table:formula="of:=COUNTIF([.$F$2:.$F$47];[.P16])" office:value-type="float" office:value="2" calcext:value-type="float">
            <text:p>2</text:p>
          </table:table-cell>
          <table:table-cell office:value-type="float" office:value="0.782" calcext:value-type="float">
            <text:p>0.782</text:p>
          </table:table-cell>
          <table:table-cell table:formula="of:=[.Q16]*[.R16]" office:value-type="float" office:value="1.564" calcext:value-type="float">
            <text:p>1.564</text:p>
          </table:table-cell>
          <table:table-cell office:value-type="float" office:value="0.699" calcext:value-type="float">
            <text:p>0.699</text:p>
          </table:table-cell>
          <table:table-cell/>
          <table:table-cell table:style-name="ce4" office:value-type="float" office:value="0.9218" calcext:value-type="float">
            <text:p>0.9218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4"/>
          <table:table-cell office:value-type="float" office:value="0.14" calcext:value-type="float">
            <text:p>0.14</text:p>
          </table:table-cell>
          <table:table-cell table:formula="of:=COM.MICROSOFT.NORM.DIST([.AB16];[.$Z$9];[.$Z$6];FALSE())" office:value-type="float" office:value="8.90622056079931E-119" calcext:value-type="float">
            <text:p>8.90622056079931E-119</text:p>
          </table:table-cell>
          <table:table-cell table:formula="of:=COM.MICROSOFT.NORM.DIST([.AB16];[.$AA$9];[.$AA$6];FALSE())" office:value-type="float" office:value="0.000216702569163287" calcext:value-type="float">
            <text:p>0.000216702569163287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5-12" calcext:value-type="date">
            <text:p>12/05/2021 00:00</text:p>
          </table:table-cell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Resurs-P</text:p>
          </table:table-cell>
          <table:table-cell office:value-type="string" calcext:value-type="string">
            <text:p>ROSCOSMOS</text:p>
          </table:table-cell>
          <table:table-cell office:value-type="string" calcext:value-type="string">
            <text:p>Russia</text:p>
          </table:table-cell>
          <table:table-cell table:style-name="ce3" office:value-type="string" calcext:value-type="string">
            <text:p>Russia</text:p>
          </table:table-cell>
          <table:table-cell table:number-columns-repeated="3"/>
          <table:table-cell office:value-type="string" calcext:value-type="string">
            <text:p>Belgium</text:p>
          </table:table-cell>
          <table:table-cell office:value-type="float" office:value="0.937" calcext:value-type="float">
            <text:p>0.937</text:p>
          </table:table-cell>
          <table:table-cell table:number-columns-repeated="2"/>
          <table:table-cell office:value-type="float" office:value="0.914" calcext:value-type="float">
            <text:p>0.914</text:p>
          </table:table-cell>
          <table:table-cell/>
          <table:table-cell table:style-name="ce3" office:value-type="string" calcext:value-type="string">
            <text:p>Guyana</text:p>
          </table:table-cell>
          <table:table-cell table:formula="of:=COUNTIF([.$F$2:.$F$47];[.P17])" office:value-type="float" office:value="1" calcext:value-type="float">
            <text:p>1</text:p>
          </table:table-cell>
          <table:table-cell office:value-type="float" office:value="0.714" calcext:value-type="float">
            <text:p>0.714</text:p>
          </table:table-cell>
          <table:table-cell table:formula="of:=[.Q17]*[.R17]" office:value-type="float" office:value="0.714" calcext:value-type="float">
            <text:p>0.714</text:p>
          </table:table-cell>
          <table:table-cell office:value-type="float" office:value="0.607" calcext:value-type="float">
            <text:p>0.607</text:p>
          </table:table-cell>
          <table:table-cell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394" calcext:value-type="float">
            <text:p>0.394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table:formula="of:=COM.MICROSOFT.NORM.DIST([.AB17];[.$Z$9];[.$Z$6];FALSE())" office:value-type="float" office:value="1.0947400105105E-115" calcext:value-type="float">
            <text:p>1.0947400105105E-115</text:p>
          </table:table-cell>
          <table:table-cell table:formula="of:=COM.MICROSOFT.NORM.DIST([.AB17];[.$AA$9];[.$AA$6];FALSE())" office:value-type="float" office:value="0.000303993154995299" calcext:value-type="float">
            <text:p>0.000303993154995299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5-17T23:59:00" calcext:value-type="date">
            <text:p>17/05/2021 23:59</text:p>
          </table:table-cell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RCM-1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Canada</text:p>
          </table:table-cell>
          <table:table-cell table:style-name="ce3"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Czech Republic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  <table:table-cell office:value-type="float" office:value="0.914" calcext:value-type="float">
            <text:p>0.914</text:p>
          </table:table-cell>
          <table:table-cell/>
          <table:table-cell table:style-name="ce3" office:value-type="string" calcext:value-type="string">
            <text:p>Switzerland</text:p>
          </table:table-cell>
          <table:table-cell table:formula="of:=COUNTIF([.$F$2:.$F$47];[.P18])" office:value-type="float" office:value="1" calcext:value-type="float">
            <text:p>1</text:p>
          </table:table-cell>
          <table:table-cell office:value-type="float" office:value="0.962" calcext:value-type="float">
            <text:p>0.962</text:p>
          </table:table-cell>
          <table:table-cell table:formula="of:=[.Q18]*[.R18]" office:value-type="float" office:value="0.962" calcext:value-type="float">
            <text:p>0.962</text:p>
          </table:table-cell>
          <table:table-cell office:value-type="float" office:value="0.751" calcext:value-type="float">
            <text:p>0.751</text:p>
          </table:table-cell>
          <table:table-cell/>
          <table:table-cell table:style-name="ce4" office:value-type="float" office:value="0.927" calcext:value-type="float">
            <text:p>0.927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4"/>
          <table:table-cell office:value-type="float" office:value="0.16" calcext:value-type="float">
            <text:p>0.16</text:p>
          </table:table-cell>
          <table:table-cell table:formula="of:=COM.MICROSOFT.NORM.DIST([.AB18];[.$Z$9];[.$Z$6];FALSE())" office:value-type="float" office:value="1.22557054345275E-112" calcext:value-type="float">
            <text:p>1.22557054345275E-112</text:p>
          </table:table-cell>
          <table:table-cell table:formula="of:=COM.MICROSOFT.NORM.DIST([.AB18];[.$AA$9];[.$AA$6];FALSE())" office:value-type="float" office:value="0.000423855412372573" calcext:value-type="float">
            <text:p>0.000423855412372573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5-21" calcext:value-type="date">
            <text:p>21/05/2021 00:00</text:p>
          </table:table-cell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Resurs-P</text:p>
          </table:table-cell>
          <table:table-cell office:value-type="string" calcext:value-type="string">
            <text:p>ROSCOSMOS</text:p>
          </table:table-cell>
          <table:table-cell office:value-type="string" calcext:value-type="string">
            <text:p>Russia</text:p>
          </table:table-cell>
          <table:table-cell table:style-name="ce3" office:value-type="string" calcext:value-type="string">
            <text:p>Russia</text:p>
          </table:table-cell>
          <table:table-cell table:number-columns-repeated="3"/>
          <table:table-cell office:value-type="string" calcext:value-type="string">
            <text:p>Denmark</text:p>
          </table:table-cell>
          <table:table-cell office:value-type="float" office:value="0.948" calcext:value-type="float">
            <text:p>0.948</text:p>
          </table:table-cell>
          <table:table-cell table:number-columns-repeated="2"/>
          <table:table-cell office:value-type="float" office:value="0.914" calcext:value-type="float">
            <text:p>0.914</text:p>
          </table:table-cell>
          <table:table-cell/>
          <table:table-cell table:style-name="ce3" office:value-type="string" calcext:value-type="string">
            <text:p>Luxembourg</text:p>
          </table:table-cell>
          <table:table-cell table:formula="of:=COUNTIF([.$F$2:.$F$47];[.P19])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table:formula="of:=[.Q19]*[.R19]" office:value-type="float" office:value="0.93" calcext:value-type="float">
            <text:p>0.93</text:p>
          </table:table-cell>
          <table:table-cell office:value-type="float" office:value="0.822" calcext:value-type="float">
            <text:p>0.822</text:p>
          </table:table-cell>
          <table:table-cell/>
          <table:table-cell table:style-name="ce4" office:value-type="float" office:value="0.904" calcext:value-type="float">
            <text:p>0.904</text:p>
          </table:table-cell>
          <table:table-cell table:style-name="ce4" office:value-type="float" office:value="0.621" calcext:value-type="float">
            <text:p>0.621</text:p>
          </table:table-cell>
          <table:table-cell table:number-columns-repeated="4"/>
          <table:table-cell office:value-type="float" office:value="0.17" calcext:value-type="float">
            <text:p>0.17</text:p>
          </table:table-cell>
          <table:table-cell table:formula="of:=COM.MICROSOFT.NORM.DIST([.AB19];[.$Z$9];[.$Z$6];FALSE())" office:value-type="float" office:value="1.2496126580522E-109" calcext:value-type="float">
            <text:p>1.2496126580522E-109</text:p>
          </table:table-cell>
          <table:table-cell table:formula="of:=COM.MICROSOFT.NORM.DIST([.AB19];[.$AA$9];[.$AA$6];FALSE())" office:value-type="float" office:value="0.000587389049233707" calcext:value-type="float">
            <text:p>0.000587389049233707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5-21T13:48:00" calcext:value-type="date">
            <text:p>21/05/2021 13:48</text:p>
          </table:table-cell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ICEYE-X2</text:p>
          </table:table-cell>
          <table:table-cell office:value-type="string" calcext:value-type="string">
            <text:p>ICEYE</text:p>
          </table:table-cell>
          <table:table-cell office:value-type="string" calcext:value-type="string">
            <text:p>Finland</text:p>
          </table:table-cell>
          <table:table-cell table:style-name="ce3" office:value-type="string" calcext:value-type="string">
            <text:p>China</text:p>
          </table:table-cell>
          <table:table-cell table:number-columns-repeated="3"/>
          <table:table-cell office:value-type="string" calcext:value-type="string">
            <text:p>Estonia</text:p>
          </table:table-cell>
          <table:table-cell office:value-type="float" office:value="0.89" calcext:value-type="float">
            <text:p>0.89</text:p>
          </table:table-cell>
          <table:table-cell table:number-columns-repeated="2"/>
          <table:table-cell office:value-type="float" office:value="0.914" calcext:value-type="float">
            <text:p>0.914</text:p>
          </table:table-cell>
          <table:table-cell/>
          <table:table-cell table:style-name="ce3" office:value-type="string" calcext:value-type="string">
            <text:p>Tunisia</text:p>
          </table:table-cell>
          <table:table-cell table:formula="of:=COUNTIF([.$F$2:.$F$47];[.P20])" office:value-type="float" office:value="1" calcext:value-type="float">
            <text:p>1</text:p>
          </table:table-cell>
          <table:table-cell office:value-type="float" office:value="0.731" calcext:value-type="float">
            <text:p>0.731</text:p>
          </table:table-cell>
          <table:table-cell table:formula="of:=[.Q20]*[.R20]" office:value-type="float" office:value="0.731" calcext:value-type="float">
            <text:p>0.731</text:p>
          </table:table-cell>
          <table:table-cell office:value-type="float" office:value="0.822" calcext:value-type="float">
            <text:p>0.822</text:p>
          </table:table-cell>
          <table:table-cell/>
          <table:table-cell table:style-name="ce4" office:value-type="float" office:value="0.922428571428571" calcext:value-type="float">
            <text:p>0.922428571428571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table:formula="of:=COM.MICROSOFT.NORM.DIST([.AB20];[.$Z$9];[.$Z$6];FALSE())" office:value-type="float" office:value="1.16043894566725E-106" calcext:value-type="float">
            <text:p>1.16043894566725E-106</text:p>
          </table:table-cell>
          <table:table-cell table:formula="of:=COM.MICROSOFT.NORM.DIST([.AB20];[.$AA$9];[.$AA$6];FALSE())" office:value-type="float" office:value="0.000809073808046017" calcext:value-type="float">
            <text:p>0.000809073808046017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5-21T18:04:00" calcext:value-type="date">
            <text:p>21/05/2021 18:04</text:p>
          </table:table-cell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TerraSAR-X</text:p>
          </table:table-cell>
          <table:table-cell office:value-type="string" calcext:value-type="string">
            <text:p>DLR</text:p>
          </table:table-cell>
          <table:table-cell office:value-type="string" calcext:value-type="string">
            <text:p>Germany</text:p>
          </table:table-cell>
          <table:table-cell table:style-name="ce3" office:value-type="string" calcext:value-type="string">
            <text:p>China</text:p>
          </table:table-cell>
          <table:table-cell table:number-columns-repeated="3"/>
          <table:table-cell office:value-type="string" calcext:value-type="string">
            <text:p>Finland</text:p>
          </table:table-cell>
          <table:table-cell office:value-type="float" office:value="0.94" calcext:value-type="float">
            <text:p>0.94</text:p>
          </table:table-cell>
          <table:table-cell table:number-columns-repeated="2"/>
          <table:table-cell office:value-type="float" office:value="0.914" calcext:value-type="float">
            <text:p>0.914</text:p>
          </table:table-cell>
          <table:table-cell/>
          <table:table-cell table:style-name="ce3" office:value-type="string" calcext:value-type="string">
            <text:p>Japan</text:p>
          </table:table-cell>
          <table:table-cell table:formula="of:=COUNTIF([.$F$2:.$F$47];[.P21])"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table:formula="of:=[.Q21]*[.R21]" office:value-type="float" office:value="0.925" calcext:value-type="float">
            <text:p>0.925</text:p>
          </table:table-cell>
          <table:table-cell office:value-type="float" office:value="0.822" calcext:value-type="float">
            <text:p>0.822</text:p>
          </table:table-cell>
          <table:table-cell/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4"/>
          <table:table-cell office:value-type="float" office:value="0.19" calcext:value-type="float">
            <text:p>0.19</text:p>
          </table:table-cell>
          <table:table-cell table:formula="of:=COM.MICROSOFT.NORM.DIST([.AB21];[.$Z$9];[.$Z$6];FALSE())" office:value-type="float" office:value="9.81474350133845E-104" calcext:value-type="float">
            <text:p>9.81474350133845E-104</text:p>
          </table:table-cell>
          <table:table-cell table:formula="of:=COM.MICROSOFT.NORM.DIST([.AB21];[.$AA$9];[.$AA$6];FALSE())" office:value-type="float" office:value="0.00110765528114629" calcext:value-type="float">
            <text:p>0.00110765528114629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5-22T16:30:00" calcext:value-type="date">
            <text:p>22/05/2021 16:30</text:p>
          </table:table-cell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TerraSAR-X</text:p>
          </table:table-cell>
          <table:table-cell office:value-type="string" calcext:value-type="string">
            <text:p>DLR</text:p>
          </table:table-cell>
          <table:table-cell office:value-type="string" calcext:value-type="string">
            <text:p>Germany</text:p>
          </table:table-cell>
          <table:table-cell table:style-name="ce3" office:value-type="string" calcext:value-type="string">
            <text:p>DRC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office:value-type="float" office:value="0.903" calcext:value-type="float">
            <text:p>0.903</text:p>
          </table:table-cell>
          <table:table-cell table:number-columns-repeated="2"/>
          <table:table-cell office:value-type="float" office:value="0.914" calcext:value-type="float">
            <text:p>0.914</text:p>
          </table:table-cell>
          <table:table-cell/>
          <table:table-cell table:style-name="ce3" office:value-type="string" calcext:value-type="string">
            <text:p>Haiti</text:p>
          </table:table-cell>
          <table:table-cell table:formula="of:=COUNTIF([.$F$2:.$F$47];[.P22])" office:value-type="float" office:value="2" calcext:value-type="float">
            <text:p>2</text:p>
          </table:table-cell>
          <table:table-cell office:value-type="float" office:value="0.535" calcext:value-type="float">
            <text:p>0.535</text:p>
          </table:table-cell>
          <table:table-cell table:formula="of:=[.Q22]*[.R22]" office:value-type="float" office:value="1.07" calcext:value-type="float">
            <text:p>1.07</text:p>
          </table:table-cell>
          <table:table-cell office:value-type="float" office:value="0.822" calcext:value-type="float">
            <text:p>0.822</text:p>
          </table:table-cell>
          <table:table-cell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936" calcext:value-type="float">
            <text:p>0.93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formula="of:=COM.MICROSOFT.NORM.DIST([.AB22];[.$Z$9];[.$Z$6];FALSE())" office:value-type="float" office:value="7.56041075184469E-101" calcext:value-type="float">
            <text:p>7.56041075184469E-101</text:p>
          </table:table-cell>
          <table:table-cell table:formula="of:=COM.MICROSOFT.NORM.DIST([.AB22];[.$AA$9];[.$AA$6];FALSE())" office:value-type="float" office:value="0.0015072152750509" calcext:value-type="float">
            <text:p>0.0015072152750509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5-25" calcext:value-type="date">
            <text:p>25/05/2021 00:00</text:p>
          </table:table-cell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TanDEM-X</text:p>
          </table:table-cell>
          <table:table-cell office:value-type="string" calcext:value-type="string">
            <text:p>DLR</text:p>
          </table:table-cell>
          <table:table-cell office:value-type="string" calcext:value-type="string">
            <text:p>Germany</text:p>
          </table:table-cell>
          <table:table-cell table:style-name="ce3"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office:value-type="float" office:value="0.942" calcext:value-type="float">
            <text:p>0.942</text:p>
          </table:table-cell>
          <table:table-cell table:number-columns-repeated="2"/>
          <table:table-cell office:value-type="float" office:value="0.921" calcext:value-type="float">
            <text:p>0.921</text:p>
          </table:table-cell>
          <table:table-cell/>
          <table:table-cell table:style-name="ce3" office:value-type="string" calcext:value-type="string">
            <text:p>Togo</text:p>
          </table:table-cell>
          <table:table-cell table:formula="of:=COUNTIF([.$F$2:.$F$47];[.P23])" office:value-type="float" office:value="1" calcext:value-type="float">
            <text:p>1</text:p>
          </table:table-cell>
          <table:table-cell office:value-type="float" office:value="0.539" calcext:value-type="float">
            <text:p>0.539</text:p>
          </table:table-cell>
          <table:table-cell table:formula="of:=[.Q23]*[.R23]" office:value-type="float" office:value="0.539" calcext:value-type="float">
            <text:p>0.539</text:p>
          </table:table-cell>
          <table:table-cell office:value-type="float" office:value="0.822" calcext:value-type="float">
            <text:p>0.822</text:p>
          </table:table-cell>
          <table:table-cell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767" calcext:value-type="float">
            <text:p>0.767</text:p>
          </table:table-cell>
          <table:table-cell table:number-columns-repeated="4"/>
          <table:table-cell office:value-type="float" office:value="0.21" calcext:value-type="float">
            <text:p>0.21</text:p>
          </table:table-cell>
          <table:table-cell table:formula="of:=COM.MICROSOFT.NORM.DIST([.AB23];[.$Z$9];[.$Z$6];FALSE())" office:value-type="float" office:value="5.30422094716733E-098" calcext:value-type="float">
            <text:p>5.30422094716733E-98</text:p>
          </table:table-cell>
          <table:table-cell table:formula="of:=COM.MICROSOFT.NORM.DIST([.AB23];[.$AA$9];[.$AA$6];FALSE())" office:value-type="float" office:value="0.00203845033741939" calcext:value-type="float">
            <text:p>0.00203845033741939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6-05" calcext:value-type="date">
            <text:p>05/06/2021 00:00</text:p>
          </table:table-cell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TanDEM-X</text:p>
          </table:table-cell>
          <table:table-cell office:value-type="string" calcext:value-type="string">
            <text:p>DLR</text:p>
          </table:table-cell>
          <table:table-cell office:value-type="string" calcext:value-type="string">
            <text:p>Germany</text:p>
          </table:table-cell>
          <table:table-cell table:style-name="ce3"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Hungary</text:p>
          </table:table-cell>
          <table:table-cell office:value-type="float" office:value="0.846" calcext:value-type="float">
            <text:p>0.846</text:p>
          </table:table-cell>
          <table:table-cell table:number-columns-repeated="2"/>
          <table:table-cell office:value-type="float" office:value="0.921" calcext:value-type="float">
            <text:p>0.921</text:p>
          </table:table-cell>
          <table:table-cell/>
          <table:table-cell table:style-name="ce3" office:value-type="string" calcext:value-type="string">
            <text:p>Sudan</text:p>
          </table:table-cell>
          <table:table-cell table:formula="of:=COUNTIF([.$F$2:.$F$47];[.P24])" office:value-type="float" office:value="1" calcext:value-type="float">
            <text:p>1</text:p>
          </table:table-cell>
          <table:table-cell office:value-type="float" office:value="0.508" calcext:value-type="float">
            <text:p>0.508</text:p>
          </table:table-cell>
          <table:table-cell table:formula="of:=[.Q24]*[.R24]" office:value-type="float" office:value="0.508" calcext:value-type="float">
            <text:p>0.508</text:p>
          </table:table-cell>
          <table:table-cell office:value-type="float" office:value="0.822" calcext:value-type="float">
            <text:p>0.822</text:p>
          </table:table-cell>
          <table:table-cell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621" calcext:value-type="float">
            <text:p>0.621</text:p>
          </table:table-cell>
          <table:table-cell table:number-columns-repeated="4"/>
          <table:table-cell office:value-type="float" office:value="0.22" calcext:value-type="float">
            <text:p>0.22</text:p>
          </table:table-cell>
          <table:table-cell table:formula="of:=COM.MICROSOFT.NORM.DIST([.AB24];[.$Z$9];[.$Z$6];FALSE())" office:value-type="float" office:value="3.38928117897808E-095" calcext:value-type="float">
            <text:p>3.38928117897808E-95</text:p>
          </table:table-cell>
          <table:table-cell table:formula="of:=COM.MICROSOFT.NORM.DIST([.AB24];[.$AA$9];[.$AA$6];FALSE())" office:value-type="float" office:value="0.00274018047572894" calcext:value-type="float">
            <text:p>0.00274018047572894</text:p>
          </table:table-cell>
          <table:table-cell table:number-columns-repeated="16354"/>
        </table:table-row>
        <table:table-row table:style-name="ro1">
          <table:table-cell table:style-name="ce2" office:value-type="date" office:date-value="2021-06-08" calcext:value-type="date">
            <text:p>08/06/2021 00:00</text:p>
          </table:table-cell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RCM-2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Canada</text:p>
          </table:table-cell>
          <table:table-cell table:style-name="ce3" office:value-type="string" calcext:value-type="string">
            <text:p>Guyana</text:p>
          </table:table-cell>
          <table:table-cell table:number-columns-repeated="3"/>
          <table:table-cell office:value-type="string" calcext:value-type="string">
            <text:p>Ireland</text:p>
          </table:table-cell>
          <table:table-cell office:value-type="float" office:value="0.945" calcext:value-type="float">
            <text:p>0.945</text:p>
          </table:table-cell>
          <table:table-cell table:number-columns-repeated="2"/>
          <table:table-cell office:value-type="float" office:value="0.822" calcext:value-type="float">
            <text:p>0.822</text:p>
          </table:table-cell>
          <table:table-cell/>
          <table:table-cell table:style-name="ce3" office:value-type="string" calcext:value-type="string">
            <text:p>Thailand</text:p>
          </table:table-cell>
          <table:table-cell table:formula="of:=COUNTIF([.$F$2:.$F$47];[.P25])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Q25]*[.R25]" office:value-type="float" office:value="0.8" calcext:value-type="float">
            <text:p>0.8</text:p>
          </table:table-cell>
          <table:table-cell office:value-type="float" office:value="0.822" calcext:value-type="float">
            <text:p>0.822</text:p>
          </table:table-cell>
          <table:table-cell/>
          <table:table-cell table:style-name="ce4" office:value-type="float" office:value="0.9206" calcext:value-type="float">
            <text:p>0.9206</text:p>
          </table:table-cell>
          <table:table-cell table:style-name="ce4" office:value-type="float" office:value="0.535" calcext:value-type="float">
            <text:p>0.535</text:p>
          </table:table-cell>
          <table:table-cell table:number-columns-repeated="4"/>
          <table:table-cell office:value-type="float" office:value="0.23" calcext:value-type="float">
            <text:p>0.23</text:p>
          </table:table-cell>
          <table:table-cell table:formula="of:=COM.MICROSOFT.NORM.DIST([.AB25];[.$Z$9];[.$Z$6];FALSE())" office:value-type="float" office:value="1.97243805065352E-092" calcext:value-type="float">
            <text:p>1.97243805065352E-92</text:p>
          </table:table-cell>
          <table:table-cell table:formula="of:=COM.MICROSOFT.NORM.DIST([.AB25];[.$AA$9];[.$AA$6];FALSE())" office:value-type="float" office:value="0.00366110668028511" calcext:value-type="float">
            <text:p>0.00366110668028511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6-21" calcext:value-type="date">
            <text:p>21/06/2021 00:00</text:p>
          </table:table-cell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Kanopus V</text:p>
          </table:table-cell>
          <table:table-cell office:value-type="string" calcext:value-type="string">
            <text:p>ROSCOSMOS</text:p>
          </table:table-cell>
          <table:table-cell office:value-type="string" calcext:value-type="string">
            <text:p>Russia</text:p>
          </table:table-cell>
          <table:table-cell table:style-name="ce3" office:value-type="string" calcext:value-type="string">
            <text:p>Russia</text:p>
          </table:table-cell>
          <table:table-cell table:number-columns-repeated="3"/>
          <table:table-cell office:value-type="string" calcext:value-type="string">
            <text:p>Italy</text:p>
          </table:table-cell>
          <table:table-cell office:value-type="float" office:value="0.895" calcext:value-type="float">
            <text:p>0.895</text:p>
          </table:table-cell>
          <table:table-cell table:number-columns-repeated="2"/>
          <table:table-cell office:value-type="float" office:value="0.822" calcext:value-type="float">
            <text:p>0.822</text:p>
          </table:table-cell>
          <table:table-cell/>
          <table:table-cell table:style-name="ce3" office:value-type="string" calcext:value-type="string">
            <text:p>Micronesia</text:p>
          </table:table-cell>
          <table:table-cell table:formula="of:=COUNTIF([.$F$2:.$F$47];[.P26])" office:value-type="float" office:value="1" calcext:value-type="float">
            <text:p>1</text:p>
          </table:table-cell>
          <table:table-cell office:value-type="float" office:value="0.628" calcext:value-type="float">
            <text:p>0.628</text:p>
          </table:table-cell>
          <table:table-cell table:formula="of:=[.Q26]*[.R26]" office:value-type="float" office:value="0.628" calcext:value-type="float">
            <text:p>0.628</text:p>
          </table:table-cell>
          <table:table-cell office:value-type="float" office:value="0.822" calcext:value-type="float">
            <text:p>0.822</text:p>
          </table:table-cell>
          <table:table-cell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713" calcext:value-type="float">
            <text:p>0.713</text:p>
          </table:table-cell>
          <table:table-cell table:number-columns-repeated="4"/>
          <table:table-cell office:value-type="float" office:value="0.24" calcext:value-type="float">
            <text:p>0.24</text:p>
          </table:table-cell>
          <table:table-cell table:formula="of:=COM.MICROSOFT.NORM.DIST([.AB26];[.$Z$9];[.$Z$6];FALSE())" office:value-type="float" office:value="1.04546361420535E-089" calcext:value-type="float">
            <text:p>1.04546361420535E-89</text:p>
          </table:table-cell>
          <table:table-cell table:formula="of:=COM.MICROSOFT.NORM.DIST([.AB26];[.$AA$9];[.$AA$6];FALSE())" office:value-type="float" office:value="0.00486183016857782" calcext:value-type="float">
            <text:p>0.00486183016857782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7-15" calcext:value-type="date">
            <text:p>15/07/2021 00:00</text:p>
          </table:table-cell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RCM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Canada</text:p>
          </table:table-cell>
          <table:table-cell table:style-name="ce3" office:value-type="string" calcext:value-type="string">
            <text:p>Switzerland</text:p>
          </table:table-cell>
          <table:table-cell table:number-columns-repeated="3"/>
          <table:table-cell office:value-type="string" calcext:value-type="string">
            <text:p>Luxembourg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office:value-type="float" office:value="0.822" calcext:value-type="float">
            <text:p>0.822</text:p>
          </table:table-cell>
          <table:table-cell/>
          <table:table-cell table:style-name="ce3" office:value-type="string" calcext:value-type="string">
            <text:p>Brazil</text:p>
          </table:table-cell>
          <table:table-cell table:formula="of:=COUNTIF([.$F$2:.$F$47];[.P27])" office:value-type="float" office:value="1" calcext:value-type="float">
            <text:p>1</text:p>
          </table:table-cell>
          <table:table-cell office:value-type="float" office:value="0.754" calcext:value-type="float">
            <text:p>0.754</text:p>
          </table:table-cell>
          <table:table-cell table:formula="of:=[.Q27]*[.R27]" office:value-type="float" office:value="0.754" calcext:value-type="float">
            <text:p>0.754</text:p>
          </table:table-cell>
          <table:table-cell office:value-type="float" office:value="0.822" calcext:value-type="float">
            <text:p>0.822</text:p>
          </table:table-cell>
          <table:table-cell/>
          <table:table-cell table:style-name="ce4" office:value-type="float" office:value="0.872666666666667" calcext:value-type="float">
            <text:p>0.872666666666667</text:p>
          </table:table-cell>
          <table:table-cell table:style-name="ce4" office:value-type="float" office:value="0.544" calcext:value-type="float">
            <text:p>0.544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formula="of:=COM.MICROSOFT.NORM.DIST([.AB27];[.$Z$9];[.$Z$6];FALSE())" office:value-type="float" office:value="5.04689478992485E-087" calcext:value-type="float">
            <text:p>5.04689478992485E-87</text:p>
          </table:table-cell>
          <table:table-cell table:formula="of:=COM.MICROSOFT.NORM.DIST([.AB27];[.$AA$9];[.$AA$6];FALSE())" office:value-type="float" office:value="0.00641713784614027" calcext:value-type="float">
            <text:p>0.00641713784614027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7-15" calcext:value-type="date">
            <text:p>15/07/2021 00:00</text:p>
          </table:table-cell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Sentinel-1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EU</text:p>
          </table:table-cell>
          <table:table-cell table:style-name="ce3" office:value-type="string" calcext:value-type="string">
            <text:p>Luxembourg</text:p>
          </table:table-cell>
          <table:table-cell table:number-columns-repeated="3"/>
          <table:table-cell office:value-type="string" calcext:value-type="string">
            <text:p>Netherlands</text:p>
          </table:table-cell>
          <table:table-cell office:value-type="float" office:value="0.941" calcext:value-type="float">
            <text:p>0.941</text:p>
          </table:table-cell>
          <table:table-cell table:number-columns-repeated="2"/>
          <table:table-cell office:value-type="float" office:value="0.822" calcext:value-type="float">
            <text:p>0.822</text:p>
          </table:table-cell>
          <table:table-cell table:number-columns-repeated="2"/>
          <table:table-cell table:formula="of:=SUM([.Q2:.Q27])" office:value-type="float" office:value="45" calcext:value-type="float">
            <text:p>45</text:p>
          </table:table-cell>
          <table:table-cell table:formula="of:=[.S28]/[.Q28]" office:value-type="float" office:value="0.712044444444445" calcext:value-type="float">
            <text:p>0.712044444444445</text:p>
          </table:table-cell>
          <table:table-cell table:formula="of:=SUM([.S2:.S27])" office:value-type="float" office:value="32.042" calcext:value-type="float">
            <text:p>32.042</text:p>
          </table:table-cell>
          <table:table-cell office:value-type="float" office:value="0.361" calcext:value-type="float">
            <text:p>0.361</text:p>
          </table:table-cell>
          <table:table-cell/>
          <table:table-cell table:style-name="ce4" office:value-type="float" office:value="0.942" calcext:value-type="float">
            <text:p>0.942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4"/>
          <table:table-cell office:value-type="float" office:value="0.26" calcext:value-type="float">
            <text:p>0.26</text:p>
          </table:table-cell>
          <table:table-cell table:formula="of:=COM.MICROSOFT.NORM.DIST([.AB28];[.$Z$9];[.$Z$6];FALSE())" office:value-type="float" office:value="2.21895941277151E-084" calcext:value-type="float">
            <text:p>2.21895941277151E-84</text:p>
          </table:table-cell>
          <table:table-cell table:formula="of:=COM.MICROSOFT.NORM.DIST([.AB28];[.$AA$9];[.$AA$6];FALSE())" office:value-type="float" office:value="0.00841854691897482" calcext:value-type="float">
            <text:p>0.00841854691897482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7-20" calcext:value-type="date">
            <text:p>20/07/2021 00:00</text:p>
          </table:table-cell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Meteor-M</text:p>
          </table:table-cell>
          <table:table-cell office:value-type="string" calcext:value-type="string">
            <text:p>ROSCOSMOS</text:p>
          </table:table-cell>
          <table:table-cell office:value-type="string" calcext:value-type="string">
            <text:p>Russia</text:p>
          </table:table-cell>
          <table:table-cell table:style-name="ce3" office:value-type="string" calcext:value-type="string">
            <text:p>Russia</text:p>
          </table:table-cell>
          <table:table-cell table:number-columns-repeated="3"/>
          <table:table-cell office:value-type="string" calcext:value-type="string">
            <text:p>Norway</text:p>
          </table:table-cell>
          <table:table-cell office:value-type="float" office:value="0.961" calcext:value-type="float">
            <text:p>0.961</text:p>
          </table:table-cell>
          <table:table-cell table:number-columns-repeated="2"/>
          <table:table-cell office:value-type="float" office:value="0.822" calcext:value-type="float">
            <text:p>0.822</text:p>
          </table:table-cell>
          <table:table-cell table:number-columns-repeated="5"/>
          <table:table-cell office:value-type="float" office:value="0.768" calcext:value-type="float">
            <text:p>0.768</text:p>
          </table:table-cell>
          <table:table-cell/>
          <table:table-cell table:style-name="ce4" office:value-type="float" office:value="0.883333333333333" calcext:value-type="float">
            <text:p>0.883333333333333</text:p>
          </table:table-cell>
          <table:table-cell table:style-name="ce4" office:value-type="float" office:value="0.508" calcext:value-type="float">
            <text:p>0.508</text:p>
          </table:table-cell>
          <table:table-cell table:number-columns-repeated="4"/>
          <table:table-cell office:value-type="float" office:value="0.27" calcext:value-type="float">
            <text:p>0.27</text:p>
          </table:table-cell>
          <table:table-cell table:formula="of:=COM.MICROSOFT.NORM.DIST([.AB29];[.$Z$9];[.$Z$6];FALSE())" office:value-type="float" office:value="8.88554855161484E-082" calcext:value-type="float">
            <text:p>8.88554855161484E-82</text:p>
          </table:table-cell>
          <table:table-cell table:formula="of:=COM.MICROSOFT.NORM.DIST([.AB29];[.$AA$9];[.$AA$6];FALSE())" office:value-type="float" office:value="0.0109770865612145" calcext:value-type="float">
            <text:p>0.0109770865612145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7-26" calcext:value-type="date">
            <text:p>26/07/2021 00:00</text:p>
          </table:table-cell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RADARSAT-2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Canada</text:p>
          </table:table-cell>
          <table:table-cell table:style-name="ce3"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Poland</text:p>
          </table:table-cell>
          <table:table-cell office:value-type="float" office:value="0.876" calcext:value-type="float">
            <text:p>0.876</text:p>
          </table:table-cell>
          <table:table-cell table:number-columns-repeated="2"/>
          <table:table-cell office:value-type="float" office:value="0.822" calcext:value-type="float">
            <text:p>0.822</text:p>
          </table:table-cell>
          <table:table-cell table:number-columns-repeated="5"/>
          <table:table-cell office:value-type="float" office:value="0.768" calcext:value-type="float">
            <text:p>0.768</text:p>
          </table:table-cell>
          <table:table-cell/>
          <table:table-cell table:style-name="ce4" office:value-type="float" office:value="0.906666666666667" calcext:value-type="float">
            <text:p>0.906666666666667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4"/>
          <table:table-cell office:value-type="float" office:value="0.28" calcext:value-type="float">
            <text:p>0.28</text:p>
          </table:table-cell>
          <table:table-cell table:formula="of:=COM.MICROSOFT.NORM.DIST([.AB30];[.$Z$9];[.$Z$6];FALSE())" office:value-type="float" office:value="3.24062597197346E-079" calcext:value-type="float">
            <text:p>3.24062597197346E-79</text:p>
          </table:table-cell>
          <table:table-cell table:formula="of:=COM.MICROSOFT.NORM.DIST([.AB30];[.$AA$9];[.$AA$6];FALSE())" office:value-type="float" office:value="0.0142262758371778" calcext:value-type="float">
            <text:p>0.0142262758371778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7-28" calcext:value-type="date">
            <text:p>28/07/2021 00:00</text:p>
          </table:table-cell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PlanetScope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EU</text:p>
          </table:table-cell>
          <table:table-cell table:style-name="ce3" office:value-type="string" calcext:value-type="string">
            <text:p>Tunisia</text:p>
          </table:table-cell>
          <table:table-cell table:number-columns-repeated="3"/>
          <table:table-cell office:value-type="string" calcext:value-type="string">
            <text:p>Portugal</text:p>
          </table:table-cell>
          <table:table-cell office:value-type="float" office:value="0.866" calcext:value-type="float">
            <text:p>0.866</text:p>
          </table:table-cell>
          <table:table-cell table:number-columns-repeated="2"/>
          <table:table-cell office:value-type="float" office:value="0.822" calcext:value-type="float">
            <text:p>0.822</text:p>
          </table:table-cell>
          <table:table-cell table:number-columns-repeated="5"/>
          <table:table-cell office:value-type="float" office:value="0.768" calcext:value-type="float">
            <text:p>0.768</text:p>
          </table:table-cell>
          <table:table-cell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4"/>
          <table:table-cell office:value-type="float" office:value="0.29" calcext:value-type="float">
            <text:p>0.29</text:p>
          </table:table-cell>
          <table:table-cell table:formula="of:=COM.MICROSOFT.NORM.DIST([.AB31];[.$Z$9];[.$Z$6];FALSE())" office:value-type="float" office:value="1.07642394686821E-076" calcext:value-type="float">
            <text:p>1.07642394686821E-76</text:p>
          </table:table-cell>
          <table:table-cell table:formula="of:=COM.MICROSOFT.NORM.DIST([.AB31];[.$AA$9];[.$AA$6];FALSE())" office:value-type="float" office:value="0.0183252346875374" calcext:value-type="float">
            <text:p>0.0183252346875374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8-04" calcext:value-type="date">
            <text:p>04/08/2021 00:00</text:p>
          </table:table-cell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TerraSAR-X</text:p>
          </table:table-cell>
          <table:table-cell office:value-type="string" calcext:value-type="string">
            <text:p>DLR</text:p>
          </table:table-cell>
          <table:table-cell office:value-type="string" calcext:value-type="string">
            <text:p>Germany</text:p>
          </table:table-cell>
          <table:table-cell table:style-name="ce3" office:value-type="string" calcext:value-type="string">
            <text:p>Russia</text:p>
          </table:table-cell>
          <table:table-cell table:number-columns-repeated="3"/>
          <table:table-cell office:value-type="string" calcext:value-type="string">
            <text:p>Romania</text:p>
          </table:table-cell>
          <table:table-cell office:value-type="float" office:value="0.821" calcext:value-type="float">
            <text:p>0.821</text:p>
          </table:table-cell>
          <table:table-cell table:number-columns-repeated="2"/>
          <table:table-cell office:value-type="float" office:value="0.822" calcext:value-type="float">
            <text:p>0.822</text:p>
          </table:table-cell>
          <table:table-cell table:number-columns-repeated="5"/>
          <table:table-cell office:value-type="float" office:value="0.479" calcext:value-type="float">
            <text:p>0.479</text:p>
          </table:table-cell>
          <table:table-cell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731" calcext:value-type="float">
            <text:p>0.731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formula="of:=COM.MICROSOFT.NORM.DIST([.AB32];[.$Z$9];[.$Z$6];FALSE())" office:value-type="float" office:value="3.25647367478461E-074" calcext:value-type="float">
            <text:p>3.25647367478461E-74</text:p>
          </table:table-cell>
          <table:table-cell table:formula="of:=COM.MICROSOFT.NORM.DIST([.AB32];[.$AA$9];[.$AA$6];FALSE())" office:value-type="float" office:value="0.023461838955224" calcext:value-type="float">
            <text:p>0.023461838955224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8-13" calcext:value-type="date">
            <text:p>13/08/2021 00:00</text:p>
          </table:table-cell>
          <table:table-cell table:style-name="ce3" office:value-type="float" office:value="726" calcext:value-type="float">
            <text:p>726</text:p>
          </table:table-cell>
          <table:table-cell table:number-columns-repeated="3"/>
          <table:table-cell table:style-name="ce3"/>
          <table:table-cell table:number-columns-repeated="3"/>
          <table:table-cell office:value-type="string" calcext:value-type="string">
            <text:p>Spain</text:p>
          </table:table-cell>
          <table:table-cell office:value-type="float" office:value="0.905" calcext:value-type="float">
            <text:p>0.905</text:p>
          </table:table-cell>
          <table:table-cell table:number-columns-repeated="2"/>
          <table:table-cell office:value-type="float" office:value="0.822" calcext:value-type="float">
            <text:p>0.822</text:p>
          </table:table-cell>
          <table:table-cell table:number-columns-repeated="5"/>
          <table:table-cell office:value-type="float" office:value="0.782" calcext:value-type="float">
            <text:p>0.782</text:p>
          </table:table-cell>
          <table:table-cell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4"/>
          <table:table-cell office:value-type="float" office:value="0.31" calcext:value-type="float">
            <text:p>0.31</text:p>
          </table:table-cell>
          <table:table-cell table:formula="of:=COM.MICROSOFT.NORM.DIST([.AB33];[.$Z$9];[.$Z$6];FALSE())" office:value-type="float" office:value="8.97266742963052E-072" calcext:value-type="float">
            <text:p>8.97266742963052E-72</text:p>
          </table:table-cell>
          <table:table-cell table:formula="of:=COM.MICROSOFT.NORM.DIST([.AB33];[.$AA$9];[.$AA$6];FALSE())" office:value-type="float" office:value="0.0298558017010636" calcext:value-type="float">
            <text:p>0.0298558017010636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8-14" calcext:value-type="date">
            <text:p>14/08/2021 00:00</text:p>
          </table:table-cell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Sentinel-1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EU</text:p>
          </table:table-cell>
          <table:table-cell table:style-name="ce3" office:value-type="string" calcext:value-type="string">
            <text:p>Japan</text:p>
          </table:table-cell>
          <table:table-cell table:number-columns-repeated="3"/>
          <table:table-cell office:value-type="string" calcext:value-type="string">
            <text:p>Sweden</text:p>
          </table:table-cell>
          <table:table-cell office:value-type="float" office:value="0.947" calcext:value-type="float">
            <text:p>0.947</text:p>
          </table:table-cell>
          <table:table-cell table:number-columns-repeated="2"/>
          <table:table-cell office:value-type="float" office:value="0.942" calcext:value-type="float">
            <text:p>0.942</text:p>
          </table:table-cell>
          <table:table-cell table:number-columns-repeated="5"/>
          <table:table-cell office:value-type="float" office:value="0.782" calcext:value-type="float">
            <text:p>0.782</text:p>
          </table:table-cell>
          <table:table-cell/>
          <table:table-cell table:style-name="ce4" office:value-type="float" office:value="0.9206" calcext:value-type="float">
            <text:p>0.9206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4"/>
          <table:table-cell office:value-type="float" office:value="0.32" calcext:value-type="float">
            <text:p>0.32</text:p>
          </table:table-cell>
          <table:table-cell table:formula="of:=COM.MICROSOFT.NORM.DIST([.AB34];[.$Z$9];[.$Z$6];FALSE())" office:value-type="float" office:value="2.25167314781761E-069" calcext:value-type="float">
            <text:p>2.25167314781761E-69</text:p>
          </table:table-cell>
          <table:table-cell table:formula="of:=COM.MICROSOFT.NORM.DIST([.AB34];[.$AA$9];[.$AA$6];FALSE())" office:value-type="float" office:value="0.0377615323617702" calcext:value-type="float">
            <text:p>0.0377615323617702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8-14" calcext:value-type="date">
            <text:p>14/08/2021 00:00</text:p>
          </table:table-cell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Sentinel-2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EU</text:p>
          </table:table-cell>
          <table:table-cell table:style-name="ce3" office:value-type="string" calcext:value-type="string">
            <text:p>Russia</text:p>
          </table:table-cell>
          <table:table-cell table:number-columns-repeated="3"/>
          <table:table-cell office:value-type="string" calcext:value-type="string">
            <text:p>Switzerland</text:p>
          </table:table-cell>
          <table:table-cell office:value-type="float" office:value="0.962" calcext:value-type="float">
            <text:p>0.962</text:p>
          </table:table-cell>
          <table:table-cell table:number-columns-repeated="2"/>
          <table:table-cell office:value-type="float" office:value="0.942" calcext:value-type="float">
            <text:p>0.942</text:p>
          </table:table-cell>
          <table:table-cell table:number-columns-repeated="5"/>
          <table:table-cell office:value-type="float" office:value="0.714" calcext:value-type="float">
            <text:p>0.714</text:p>
          </table:table-cell>
          <table:table-cell/>
          <table:table-cell table:style-name="ce4" office:value-type="float" office:value="0.768" calcext:value-type="float">
            <text:p>0.768</text:p>
          </table:table-cell>
          <table:table-cell table:style-name="ce4" office:value-type="float" office:value="0.478" calcext:value-type="float">
            <text:p>0.478</text:p>
          </table:table-cell>
          <table:table-cell table:number-columns-repeated="4"/>
          <table:table-cell office:value-type="float" office:value="0.33" calcext:value-type="float">
            <text:p>0.33</text:p>
          </table:table-cell>
          <table:table-cell table:formula="of:=COM.MICROSOFT.NORM.DIST([.AB35];[.$Z$9];[.$Z$6];FALSE())" office:value-type="float" office:value="5.14634509221011E-067" calcext:value-type="float">
            <text:p>5.14634509221011E-67</text:p>
          </table:table-cell>
          <table:table-cell table:formula="of:=COM.MICROSOFT.NORM.DIST([.AB35];[.$AA$9];[.$AA$6];FALSE())" office:value-type="float" office:value="0.0474705939598195" calcext:value-type="float">
            <text:p>0.0474705939598195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8-14T12:29:00" calcext:value-type="date">
            <text:p>14/08/2021 12:29</text:p>
          </table:table-cell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CNES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Haiti</text:p>
          </table:table-cell>
          <table:table-cell table:number-columns-repeated="3"/>
          <table:table-cell office:value-type="string" calcext:value-type="string">
            <text:p>UK</text:p>
          </table:table-cell>
          <table:table-cell office:value-type="float" office:value="0.929" calcext:value-type="float">
            <text:p>0.929</text:p>
          </table:table-cell>
          <table:table-cell table:number-columns-repeated="2"/>
          <table:table-cell office:value-type="float" office:value="0.942" calcext:value-type="float">
            <text:p>0.942</text:p>
          </table:table-cell>
          <table:table-cell table:number-columns-repeated="5"/>
          <table:table-cell office:value-type="float" office:value="0.962" calcext:value-type="float">
            <text:p>0.962</text:p>
          </table:table-cell>
          <table:table-cell/>
          <table:table-cell table:style-name="ce4" office:value-type="float" office:value="0.917666666666667" calcext:value-type="float">
            <text:p>0.917666666666667</text:p>
          </table:table-cell>
          <table:table-cell table:style-name="ce4" office:value-type="float" office:value="0.661" calcext:value-type="float">
            <text:p>0.661</text:p>
          </table:table-cell>
          <table:table-cell table:number-columns-repeated="4"/>
          <table:table-cell office:value-type="float" office:value="0.34" calcext:value-type="float">
            <text:p>0.34</text:p>
          </table:table-cell>
          <table:table-cell table:formula="of:=COM.MICROSOFT.NORM.DIST([.AB36];[.$Z$9];[.$Z$6];FALSE())" office:value-type="float" office:value="1.07127813094253E-064" calcext:value-type="float">
            <text:p>1.07127813094253E-64</text:p>
          </table:table-cell>
          <table:table-cell table:formula="of:=COM.MICROSOFT.NORM.DIST([.AB36];[.$AA$9];[.$AA$6];FALSE())" office:value-type="float" office:value="0.0593135483360992" calcext:value-type="float">
            <text:p>0.0593135483360992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8-16" calcext:value-type="date">
            <text:p>16/08/2021 00:00</text:p>
          </table:table-cell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Sentinel-1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EU</text:p>
          </table:table-cell>
          <table:table-cell table:style-name="ce3" office:value-type="string" calcext:value-type="string">
            <text:p>Haiti</text:p>
          </table:table-cell>
          <table:table-cell table:number-columns-repeated="3"/>
          <table:table-cell office:value-type="string" calcext:value-type="string">
            <text:p>ESA</text:p>
          </table:table-cell>
          <table:table-cell table:formula="of:=AVERAGE([.K16:.K36])" office:value-type="float" office:value="0.913761904761905" calcext:value-type="float">
            <text:p>0.913761904761905</text:p>
          </table:table-cell>
          <table:table-cell table:number-columns-repeated="2"/>
          <table:table-cell office:value-type="float" office:value="0.942" calcext:value-type="float">
            <text:p>0.942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/>
          <table:table-cell table:style-name="ce4" office:value-type="float" office:value="0.917666666666667" calcext:value-type="float">
            <text:p>0.917666666666667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4"/>
          <table:table-cell office:value-type="float" office:value="0.35" calcext:value-type="float">
            <text:p>0.35</text:p>
          </table:table-cell>
          <table:table-cell table:formula="of:=COM.MICROSOFT.NORM.DIST([.AB37];[.$Z$9];[.$Z$6];FALSE())" office:value-type="float" office:value="2.03102538837907E-062" calcext:value-type="float">
            <text:p>2.03102538837907E-62</text:p>
          </table:table-cell>
          <table:table-cell table:formula="of:=COM.MICROSOFT.NORM.DIST([.AB37];[.$AA$9];[.$AA$6];FALSE())" office:value-type="float" office:value="0.0736609524045647" calcext:value-type="float">
            <text:p>0.0736609524045647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7-06" calcext:value-type="date">
            <text:p>06/07/2021 00:00</text:p>
          </table:table-cell>
          <table:table-cell table:style-name="ce3" office:value-type="float" office:value="731" calcext:value-type="float">
            <text:p>731</text:p>
          </table:table-cell>
          <table:table-cell office:value-type="string" calcext:value-type="string">
            <text:p>RCM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Canada</text:p>
          </table:table-cell>
          <table:table-cell table:style-name="ce3" office:value-type="string" calcext:value-type="string">
            <text:p>Togo</text:p>
          </table:table-cell>
          <table:table-cell table:number-columns-repeated="7"/>
          <table:table-cell office:value-type="float" office:value="0.942" calcext:value-type="float">
            <text:p>0.942</text:p>
          </table:table-cell>
          <table:table-cell table:number-columns-repeated="5"/>
          <table:table-cell office:value-type="float" office:value="0.731" calcext:value-type="float">
            <text:p>0.731</text:p>
          </table:table-cell>
          <table:table-cell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478" calcext:value-type="float">
            <text:p>0.478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formula="of:=COM.MICROSOFT.NORM.DIST([.AB38];[.$Z$9];[.$Z$6];FALSE())" office:value-type="float" office:value="3.50702000775677E-060" calcext:value-type="float">
            <text:p>3.50702000775677E-60</text:p>
          </table:table-cell>
          <table:table-cell table:formula="of:=COM.MICROSOFT.NORM.DIST([.AB38];[.$AA$9];[.$AA$6];FALSE())" office:value-type="float" office:value="0.0909232472493466" calcext:value-type="float">
            <text:p>0.0909232472493466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9-09" calcext:value-type="date">
            <text:p>09/09/2021 00:00</text:p>
          </table:table-cell>
          <table:table-cell table:style-name="ce3" office:value-type="float" office:value="732" calcext:value-type="float">
            <text:p>732</text:p>
          </table:table-cell>
          <table:table-cell office:value-type="string" calcext:value-type="string">
            <text:p>Sentinel-2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EU</text:p>
          </table:table-cell>
          <table:table-cell table:style-name="ce3" office:value-type="string" calcext:value-type="string">
            <text:p>Sudan</text:p>
          </table:table-cell>
          <table:table-cell table:number-columns-repeated="7"/>
          <table:table-cell office:value-type="float" office:value="0.942" calcext:value-type="float">
            <text:p>0.942</text:p>
          </table:table-cell>
          <table:table-cell table:number-columns-repeated="5"/>
          <table:table-cell office:value-type="float" office:value="0.925" calcext:value-type="float">
            <text:p>0.925</text:p>
          </table:table-cell>
          <table:table-cell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4"/>
          <table:table-cell office:value-type="float" office:value="0.37" calcext:value-type="float">
            <text:p>0.37</text:p>
          </table:table-cell>
          <table:table-cell table:formula="of:=COM.MICROSOFT.NORM.DIST([.AB39];[.$Z$9];[.$Z$6];FALSE())" office:value-type="float" office:value="5.51532251363805E-058" calcext:value-type="float">
            <text:p>5.51532251363805E-58</text:p>
          </table:table-cell>
          <table:table-cell table:formula="of:=COM.MICROSOFT.NORM.DIST([.AB39];[.$AA$9];[.$AA$6];FALSE())" office:value-type="float" office:value="0.111549269296501" calcext:value-type="float">
            <text:p>0.111549269296501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9-15T20:33:00" calcext:value-type="date">
            <text:p>15/09/2021 20:33</text:p>
          </table:table-cell>
          <table:table-cell table:style-name="ce3" office:value-type="float" office:value="733" calcext:value-type="float">
            <text:p>73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CNES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China</text:p>
          </table:table-cell>
          <table:table-cell table:number-columns-repeated="7"/>
          <table:table-cell office:value-type="float" office:value="0.936" calcext:value-type="float">
            <text:p>0.936</text:p>
          </table:table-cell>
          <table:table-cell table:number-columns-repeated="5"/>
          <table:table-cell office:value-type="float" office:value="0.535" calcext:value-type="float">
            <text:p>0.535</text:p>
          </table:table-cell>
          <table:table-cell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754" calcext:value-type="float">
            <text:p>0.754</text:p>
          </table:table-cell>
          <table:table-cell table:number-columns-repeated="4"/>
          <table:table-cell office:value-type="float" office:value="0.38" calcext:value-type="float">
            <text:p>0.38</text:p>
          </table:table-cell>
          <table:table-cell table:formula="of:=COM.MICROSOFT.NORM.DIST([.AB40];[.$Z$9];[.$Z$6];FALSE())" office:value-type="float" office:value="7.89975025199426E-056" calcext:value-type="float">
            <text:p>7.89975025199426E-56</text:p>
          </table:table-cell>
          <table:table-cell table:formula="of:=COM.MICROSOFT.NORM.DIST([.AB40];[.$AA$9];[.$AA$6];FALSE())" office:value-type="float" office:value="0.13602311172621" calcext:value-type="float">
            <text:p>0.13602311172621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09-28" calcext:value-type="date">
            <text:p>28/09/2021 00:00</text:p>
          </table:table-cell>
          <table:table-cell table:style-name="ce3" office:value-type="float" office:value="734" calcext:value-type="float">
            <text:p>734</text:p>
          </table:table-cell>
          <table:table-cell office:value-type="string" calcext:value-type="string">
            <text:p>Sentinel-1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EU</text:p>
          </table:table-cell>
          <table:table-cell table:style-name="ce3" office:value-type="string" calcext:value-type="string">
            <text:p>Thailand</text:p>
          </table:table-cell>
          <table:table-cell table:number-columns-repeated="7"/>
          <table:table-cell office:value-type="float" office:value="0.936" calcext:value-type="float">
            <text:p>0.936</text:p>
          </table:table-cell>
          <table:table-cell table:number-columns-repeated="5"/>
          <table:table-cell office:value-type="float" office:value="0.535" calcext:value-type="float">
            <text:p>0.535</text:p>
          </table:table-cell>
          <table:table-cell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713" calcext:value-type="float">
            <text:p>0.713</text:p>
          </table:table-cell>
          <table:table-cell table:number-columns-repeated="4"/>
          <table:table-cell office:value-type="float" office:value="0.39" calcext:value-type="float">
            <text:p>0.39</text:p>
          </table:table-cell>
          <table:table-cell table:formula="of:=COM.MICROSOFT.NORM.DIST([.AB41];[.$Z$9];[.$Z$6];FALSE())" office:value-type="float" office:value="1.03054174304798E-053" calcext:value-type="float">
            <text:p>1.03054174304798E-53</text:p>
          </table:table-cell>
          <table:table-cell table:formula="of:=COM.MICROSOFT.NORM.DIST([.AB41];[.$AA$9];[.$AA$6];FALSE())" office:value-type="float" office:value="0.16485907762782" calcext:value-type="float">
            <text:p>0.16485907762782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11-12" calcext:value-type="date">
            <text:p>12/11/2021 00:00</text:p>
          </table:table-cell>
          <table:table-cell table:style-name="ce3" office:value-type="float" office:value="737" calcext:value-type="float">
            <text:p>737</text:p>
          </table:table-cell>
          <table:table-cell office:value-type="string" calcext:value-type="string">
            <text:p>ALOS-2</text:p>
          </table:table-cell>
          <table:table-cell office:value-type="string" calcext:value-type="string">
            <text:p>JAXA</text:p>
          </table:table-cell>
          <table:table-cell office:value-type="string" calcext:value-type="string">
            <text:p>Japan</text:p>
          </table:table-cell>
          <table:table-cell table:style-name="ce3" office:value-type="string" calcext:value-type="string">
            <text:p>Sri Lanka</text:p>
          </table:table-cell>
          <table:table-cell table:number-columns-repeated="7"/>
          <table:table-cell office:value-type="float" office:value="0.936" calcext:value-type="float">
            <text:p>0.936</text:p>
          </table:table-cell>
          <table:table-cell table:number-columns-repeated="5"/>
          <table:table-cell office:value-type="float" office:value="0.539" calcext:value-type="float">
            <text:p>0.539</text:p>
          </table:table-cell>
          <table:table-cell/>
          <table:table-cell table:style-name="ce4" office:value-type="float" office:value="0.924" calcext:value-type="float">
            <text:p>0.924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formula="of:=COM.MICROSOFT.NORM.DIST([.AB42];[.$Z$9];[.$Z$6];FALSE())" office:value-type="float" office:value="1.22441204402807E-051" calcext:value-type="float">
            <text:p>1.22441204402807E-51</text:p>
          </table:table-cell>
          <table:table-cell table:formula="of:=COM.MICROSOFT.NORM.DIST([.AB42];[.$AA$9];[.$AA$6];FALSE())" office:value-type="float" office:value="0.198594496744797" calcext:value-type="float">
            <text:p>0.198594496744797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11-22T23:45:00" calcext:value-type="date">
            <text:p>22/11/2021 23:45</text:p>
          </table:table-cell>
          <table:table-cell table:style-name="ce3" office:value-type="float" office:value="738" calcext:value-type="float">
            <text:p>738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CNES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Philippines</text:p>
          </table:table-cell>
          <table:table-cell table:number-columns-repeated="7"/>
          <table:table-cell office:value-type="float" office:value="0.936" calcext:value-type="float">
            <text:p>0.936</text:p>
          </table:table-cell>
          <table:table-cell table:number-columns-repeated="5"/>
          <table:table-cell office:value-type="float" office:value="0.508" calcext:value-type="float">
            <text:p>0.508</text:p>
          </table:table-cell>
          <table:table-cell/>
          <table:table-cell table:style-name="ce4" office:value-type="float" office:value="0.917666666666667" calcext:value-type="float">
            <text:p>0.917666666666667</text:p>
          </table:table-cell>
          <table:table-cell table:style-name="ce4" office:value-type="float" office:value="0.713" calcext:value-type="float">
            <text:p>0.713</text:p>
          </table:table-cell>
          <table:table-cell table:number-columns-repeated="4"/>
          <table:table-cell office:value-type="float" office:value="0.41" calcext:value-type="float">
            <text:p>0.41</text:p>
          </table:table-cell>
          <table:table-cell table:formula="of:=COM.MICROSOFT.NORM.DIST([.AB43];[.$Z$9];[.$Z$6];FALSE())" office:value-type="float" office:value="1.32494965458574E-049" calcext:value-type="float">
            <text:p>1.32494965458574E-49</text:p>
          </table:table-cell>
          <table:table-cell table:formula="of:=COM.MICROSOFT.NORM.DIST([.AB43];[.$AA$9];[.$AA$6];FALSE())" office:value-type="float" office:value="0.23778022708134" calcext:value-type="float">
            <text:p>0.23778022708134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12-04T07:50:00" calcext:value-type="date">
            <text:p>04/12/2021 07:50</text:p>
          </table:table-cell>
          <table:table-cell table:style-name="ce3" office:value-type="float" office:value="739" calcext:value-type="float">
            <text:p>739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CNES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Indonesia</text:p>
          </table:table-cell>
          <table:table-cell table:number-columns-repeated="7"/>
          <table:table-cell office:value-type="float" office:value="0.936" calcext:value-type="float">
            <text:p>0.936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754" calcext:value-type="float">
            <text:p>0.754</text:p>
          </table:table-cell>
          <table:table-cell table:number-columns-repeated="4"/>
          <table:table-cell office:value-type="float" office:value="0.42" calcext:value-type="float">
            <text:p>0.42</text:p>
          </table:table-cell>
          <table:table-cell table:formula="of:=COM.MICROSOFT.NORM.DIST([.AB44];[.$Z$9];[.$Z$6];FALSE())" office:value-type="float" office:value="1.30581285005107E-047" calcext:value-type="float">
            <text:p>1.30581285005107E-47</text:p>
          </table:table-cell>
          <table:table-cell table:formula="of:=COM.MICROSOFT.NORM.DIST([.AB44];[.$AA$9];[.$AA$6];FALSE())" office:value-type="float" office:value="0.282968732410629" calcext:value-type="float">
            <text:p>0.282968732410629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12-08" calcext:value-type="date">
            <text:p>08/12/2021 00:00</text:p>
          </table:table-cell>
          <table:table-cell table:style-name="ce3" office:value-type="float" office:value="740" calcext:value-type="float">
            <text:p>740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CNES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Micronesia</text:p>
          </table:table-cell>
          <table:table-cell table:number-columns-repeated="7"/>
          <table:table-cell office:value-type="float" office:value="0.94" calcext:value-type="float">
            <text:p>0.94</text:p>
          </table:table-cell>
          <table:table-cell table:number-columns-repeated="5"/>
          <table:table-cell office:value-type="float" office:value="0.628" calcext:value-type="float">
            <text:p>0.628</text:p>
          </table:table-cell>
          <table:table-cell/>
          <table:table-cell table:style-name="ce4" office:value-type="float" office:value="0.930666666666667" calcext:value-type="float">
            <text:p>0.930666666666667</text:p>
          </table:table-cell>
          <table:table-cell table:style-name="ce4" office:value-type="float" office:value="0.446" calcext:value-type="float">
            <text:p>0.446</text:p>
          </table:table-cell>
          <table:table-cell table:number-columns-repeated="4"/>
          <table:table-cell office:value-type="float" office:value="0.43" calcext:value-type="float">
            <text:p>0.43</text:p>
          </table:table-cell>
          <table:table-cell table:formula="of:=COM.MICROSOFT.NORM.DIST([.AB45];[.$Z$9];[.$Z$6];FALSE())" office:value-type="float" office:value="1.17212054457886E-045" calcext:value-type="float">
            <text:p>1.17212054457886E-45</text:p>
          </table:table-cell>
          <table:table-cell table:formula="of:=COM.MICROSOFT.NORM.DIST([.AB45];[.$AA$9];[.$AA$6];FALSE())" office:value-type="float" office:value="0.334699717020343" calcext:value-type="float">
            <text:p>0.334699717020343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12-16" calcext:value-type="date">
            <text:p>16/12/2021 00:00</text:p>
          </table:table-cell>
          <table:table-cell table:style-name="ce3" office:value-type="float" office:value="741" calcext:value-type="float">
            <text:p>741</text:p>
          </table:table-cell>
          <table:table-cell office:value-type="string" calcext:value-type="string">
            <text:p>WorldView-3</text:p>
          </table:table-cell>
          <table:table-cell office:value-type="string" calcext:value-type="string">
            <text:p>MAXAR</text:p>
          </table:table-cell>
          <table:table-cell office:value-type="string" calcext:value-type="string">
            <text:p>US</text:p>
          </table:table-cell>
          <table:table-cell table:style-name="ce3" office:value-type="string" calcext:value-type="string">
            <text:p>Philippines</text:p>
          </table:table-cell>
          <table:table-cell table:number-columns-repeated="7"/>
          <table:table-cell office:value-type="float" office:value="0.925" calcext:value-type="float">
            <text:p>0.925</text:p>
          </table:table-cell>
          <table:table-cell table:number-columns-repeated="5"/>
          <table:table-cell office:value-type="float" office:value="0.754" calcext:value-type="float">
            <text:p>0.754</text:p>
          </table:table-cell>
          <table:table-cell/>
          <table:table-cell table:style-name="ce4" office:value-type="float" office:value="0.8656" calcext:value-type="float">
            <text:p>0.8656</text:p>
          </table:table-cell>
          <table:table-cell table:style-name="ce4" office:value-type="float" office:value="0.501" calcext:value-type="float">
            <text:p>0.501</text:p>
          </table:table-cell>
          <table:table-cell table:number-columns-repeated="4"/>
          <table:table-cell office:value-type="float" office:value="0.44" calcext:value-type="float">
            <text:p>0.44</text:p>
          </table:table-cell>
          <table:table-cell table:formula="of:=COM.MICROSOFT.NORM.DIST([.AB46];[.$Z$9];[.$Z$6];FALSE())" office:value-type="float" office:value="9.58238016477648E-044" calcext:value-type="float">
            <text:p>9.58238016477648E-44</text:p>
          </table:table-cell>
          <table:table-cell table:formula="of:=COM.MICROSOFT.NORM.DIST([.AB46];[.$AA$9];[.$AA$6];FALSE())" office:value-type="float" office:value="0.393483408712967" calcext:value-type="float">
            <text:p>0.393483408712967</text:p>
          </table:table-cell>
          <table:table-cell table:number-columns-repeated="16354"/>
        </table:table-row>
        <table:table-row table:style-name="ro1">
          <table:table-cell table:style-name="ce1" office:value-type="date" office:date-value="2021-12-30" calcext:value-type="date">
            <text:p>30/12/2021 00:00</text:p>
          </table:table-cell>
          <table:table-cell table:style-name="ce3" office:value-type="float" office:value="742" calcext:value-type="float">
            <text:p>742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CNES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Brazil</text:p>
          </table:table-cell>
          <table:table-cell table:number-columns-repeated="15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754" calcext:value-type="float">
            <text:p>0.754</text:p>
          </table:table-cell>
          <table:table-cell table:number-columns-repeated="4"/>
          <table:table-cell office:value-type="float" office:value="0.45" calcext:value-type="float">
            <text:p>0.45</text:p>
          </table:table-cell>
          <table:table-cell table:formula="of:=COM.MICROSOFT.NORM.DIST([.AB47];[.$Z$9];[.$Z$6];FALSE())" office:value-type="float" office:value="7.13484090864445E-042" calcext:value-type="float">
            <text:p>7.13484090864445E-42</text:p>
          </table:table-cell>
          <table:table-cell table:formula="of:=COM.MICROSOFT.NORM.DIST([.AB47];[.$AA$9];[.$AA$6];FALSE())" office:value-type="float" office:value="0.459781707489373" calcext:value-type="float">
            <text:p>0.459781707489373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2375" calcext:value-type="float">
            <text:p>0.92375</text:p>
          </table:table-cell>
          <table:table-cell table:style-name="ce4" office:value-type="float" office:value="0.501" calcext:value-type="float">
            <text:p>0.501</text:p>
          </table:table-cell>
          <table:table-cell table:number-columns-repeated="4"/>
          <table:table-cell office:value-type="float" office:value="0.46" calcext:value-type="float">
            <text:p>0.46</text:p>
          </table:table-cell>
          <table:table-cell table:formula="of:=COM.MICROSOFT.NORM.DIST([.AB48];[.$Z$9];[.$Z$6];FALSE())" office:value-type="float" office:value="4.83843564674111E-040" calcext:value-type="float">
            <text:p>4.83843564674111E-40</text:p>
          </table:table-cell>
          <table:table-cell table:formula="of:=COM.MICROSOFT.NORM.DIST([.AB48];[.$AA$9];[.$AA$6];FALSE())" office:value-type="float" office:value="0.53398755620133" calcext:value-type="float">
            <text:p>0.53398755620133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74" calcext:value-type="float">
            <text:p>0.74</text:p>
          </table:table-cell>
          <table:table-cell table:number-columns-repeated="4"/>
          <table:table-cell office:value-type="float" office:value="0.47" calcext:value-type="float">
            <text:p>0.47</text:p>
          </table:table-cell>
          <table:table-cell table:formula="of:=COM.MICROSOFT.NORM.DIST([.AB49];[.$Z$9];[.$Z$6];FALSE())" office:value-type="float" office:value="2.98837725942E-038" calcext:value-type="float">
            <text:p>2.98837725942E-38</text:p>
          </table:table-cell>
          <table:table-cell table:formula="of:=COM.MICROSOFT.NORM.DIST([.AB49];[.$AA$9];[.$AA$6];FALSE())" office:value-type="float" office:value="0.616403034850347" calcext:value-type="float">
            <text:p>0.616403034850347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8348" calcext:value-type="float">
            <text:p>0.8348</text:p>
          </table:table-cell>
          <table:table-cell table:style-name="ce4" office:value-type="float" office:value="0.446" calcext:value-type="float">
            <text:p>0.446</text:p>
          </table:table-cell>
          <table:table-cell table:number-columns-repeated="4"/>
          <table:table-cell office:value-type="float" office:value="0.48" calcext:value-type="float">
            <text:p>0.48</text:p>
          </table:table-cell>
          <table:table-cell table:formula="of:=COM.MICROSOFT.NORM.DIST([.AB50];[.$Z$9];[.$Z$6];FALSE())" office:value-type="float" office:value="1.68103073964449E-036" calcext:value-type="float">
            <text:p>1.68103073964449E-36</text:p>
          </table:table-cell>
          <table:table-cell table:formula="of:=COM.MICROSOFT.NORM.DIST([.AB50];[.$AA$9];[.$AA$6];FALSE())" office:value-type="float" office:value="0.707216824721822" calcext:value-type="float">
            <text:p>0.707216824721822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89875" calcext:value-type="float">
            <text:p>0.89875</text:p>
          </table:table-cell>
          <table:table-cell table:style-name="ce4" office:value-type="float" office:value="0.501" calcext:value-type="float">
            <text:p>0.501</text:p>
          </table:table-cell>
          <table:table-cell table:number-columns-repeated="4"/>
          <table:table-cell office:value-type="float" office:value="0.49" calcext:value-type="float">
            <text:p>0.49</text:p>
          </table:table-cell>
          <table:table-cell table:formula="of:=COM.MICROSOFT.NORM.DIST([.AB51];[.$Z$9];[.$Z$6];FALSE())" office:value-type="float" office:value="8.61242921915145E-035" calcext:value-type="float">
            <text:p>8.61242921915145E-35</text:p>
          </table:table-cell>
          <table:table-cell table:formula="of:=COM.MICROSOFT.NORM.DIST([.AB51];[.$AA$9];[.$AA$6];FALSE())" office:value-type="float" office:value="0.806481823522103" calcext:value-type="float">
            <text:p>0.806481823522103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8924" calcext:value-type="float">
            <text:p>0.8924</text:p>
          </table:table-cell>
          <table:table-cell table:style-name="ce4" office:value-type="float" office:value="0.762" calcext:value-type="float">
            <text:p>0.762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formula="of:=COM.MICROSOFT.NORM.DIST([.AB52];[.$Z$9];[.$Z$6];FALSE())" office:value-type="float" office:value="4.01869877692151E-033" calcext:value-type="float">
            <text:p>4.01869877692151E-33</text:p>
          </table:table-cell>
          <table:table-cell table:formula="of:=COM.MICROSOFT.NORM.DIST([.AB52];[.$AA$9];[.$AA$6];FALSE())" office:value-type="float" office:value="0.914093808651006" calcext:value-type="float">
            <text:p>0.914093808651006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618" calcext:value-type="float">
            <text:p>0.618</text:p>
          </table:table-cell>
          <table:table-cell table:number-columns-repeated="4"/>
          <table:table-cell office:value-type="float" office:value="0.51" calcext:value-type="float">
            <text:p>0.51</text:p>
          </table:table-cell>
          <table:table-cell table:formula="of:=COM.MICROSOFT.NORM.DIST([.AB53];[.$Z$9];[.$Z$6];FALSE())" office:value-type="float" office:value="1.70787083456438E-031" calcext:value-type="float">
            <text:p>1.70787083456438E-31</text:p>
          </table:table-cell>
          <table:table-cell table:formula="of:=COM.MICROSOFT.NORM.DIST([.AB53];[.$AA$9];[.$AA$6];FALSE())" office:value-type="float" office:value="1.02977213292653" calcext:value-type="float">
            <text:p>1.02977213292653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8915" calcext:value-type="float">
            <text:p>0.8915</text:p>
          </table:table-cell>
          <table:table-cell table:style-name="ce4" office:value-type="float" office:value="0.745" calcext:value-type="float">
            <text:p>0.745</text:p>
          </table:table-cell>
          <table:table-cell table:number-columns-repeated="4"/>
          <table:table-cell office:value-type="float" office:value="0.52" calcext:value-type="float">
            <text:p>0.52</text:p>
          </table:table-cell>
          <table:table-cell table:formula="of:=COM.MICROSOFT.NORM.DIST([.AB54];[.$Z$9];[.$Z$6];FALSE())" office:value-type="float" office:value="6.61050088840222E-030" calcext:value-type="float">
            <text:p>6.61050088840222E-30</text:p>
          </table:table-cell>
          <table:table-cell table:formula="of:=COM.MICROSOFT.NORM.DIST([.AB54];[.$AA$9];[.$AA$6];FALSE())" office:value-type="float" office:value="1.15304348608064" calcext:value-type="float">
            <text:p>1.15304348608064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74" calcext:value-type="float">
            <text:p>0.74</text:p>
          </table:table-cell>
          <table:table-cell table:number-columns-repeated="4"/>
          <table:table-cell office:value-type="float" office:value="0.53" calcext:value-type="float">
            <text:p>0.53</text:p>
          </table:table-cell>
          <table:table-cell table:formula="of:=COM.MICROSOFT.NORM.DIST([.AB55];[.$Z$9];[.$Z$6];FALSE())" office:value-type="float" office:value="2.33036254887202E-028" calcext:value-type="float">
            <text:p>2.33036254887202E-28</text:p>
          </table:table-cell>
          <table:table-cell table:formula="of:=COM.MICROSOFT.NORM.DIST([.AB55];[.$AA$9];[.$AA$6];FALSE())" office:value-type="float" office:value="1.28322975785255" calcext:value-type="float">
            <text:p>1.28322975785255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754" calcext:value-type="float">
            <text:p>0.754</text:p>
          </table:table-cell>
          <table:table-cell table:number-columns-repeated="4"/>
          <table:table-cell office:value-type="float" office:value="0.54" calcext:value-type="float">
            <text:p>0.54</text:p>
          </table:table-cell>
          <table:table-cell table:formula="of:=COM.MICROSOFT.NORM.DIST([.AB56];[.$Z$9];[.$Z$6];FALSE())" office:value-type="float" office:value="7.48208081529877E-027" calcext:value-type="float">
            <text:p>7.48208081529877E-27</text:p>
          </table:table-cell>
          <table:table-cell table:formula="of:=COM.MICROSOFT.NORM.DIST([.AB56];[.$AA$9];[.$AA$6];FALSE())" office:value-type="float" office:value="1.41944098803964" calcext:value-type="float">
            <text:p>1.41944098803964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6666666666667" calcext:value-type="float">
            <text:p>0.906666666666667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table:formula="of:=COM.MICROSOFT.NORM.DIST([.AB57];[.$Z$9];[.$Z$6];FALSE())" office:value-type="float" office:value="2.18791817418597E-025" calcext:value-type="float">
            <text:p>2.18791817418597E-25</text:p>
          </table:table-cell>
          <table:table-cell table:formula="of:=COM.MICROSOFT.NORM.DIST([.AB57];[.$AA$9];[.$AA$6];FALSE())" office:value-type="float" office:value="1.56057428148788" calcext:value-type="float">
            <text:p>1.56057428148788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705" calcext:value-type="float">
            <text:p>0.705</text:p>
          </table:table-cell>
          <table:table-cell table:number-columns-repeated="4"/>
          <table:table-cell office:value-type="float" office:value="0.56" calcext:value-type="float">
            <text:p>0.56</text:p>
          </table:table-cell>
          <table:table-cell table:formula="of:=COM.MICROSOFT.NORM.DIST([.AB58];[.$Z$9];[.$Z$6];FALSE())" office:value-type="float" office:value="5.82706060780995E-024" calcext:value-type="float">
            <text:p>5.82706060780995E-24</text:p>
          </table:table-cell>
          <table:table-cell table:formula="of:=COM.MICROSOFT.NORM.DIST([.AB58];[.$AA$9];[.$AA$6];FALSE())" office:value-type="float" office:value="1.70531940092165" calcext:value-type="float">
            <text:p>1.70531940092165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10333333333333" calcext:value-type="float">
            <text:p>0.910333333333333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4"/>
          <table:table-cell office:value-type="float" office:value="0.57" calcext:value-type="float">
            <text:p>0.57</text:p>
          </table:table-cell>
          <table:table-cell table:formula="of:=COM.MICROSOFT.NORM.DIST([.AB59];[.$Z$9];[.$Z$6];FALSE())" office:value-type="float" office:value="1.41344128723911E-022" calcext:value-type="float">
            <text:p>1.41344128723911E-22</text:p>
          </table:table-cell>
          <table:table-cell table:formula="of:=COM.MICROSOFT.NORM.DIST([.AB59];[.$AA$9];[.$AA$6];FALSE())" office:value-type="float" office:value="1.85217153052194" calcext:value-type="float">
            <text:p>1.85217153052194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2925" calcext:value-type="float">
            <text:p>0.92925</text:p>
          </table:table-cell>
          <table:table-cell table:style-name="ce4" office:value-type="float" office:value="0.782" calcext:value-type="float">
            <text:p>0.782</text:p>
          </table:table-cell>
          <table:table-cell table:number-columns-repeated="4"/>
          <table:table-cell office:value-type="float" office:value="0.58" calcext:value-type="float">
            <text:p>0.58</text:p>
          </table:table-cell>
          <table:table-cell table:formula="of:=COM.MICROSOFT.NORM.DIST([.AB60];[.$Z$9];[.$Z$6];FALSE())" office:value-type="float" office:value="3.12259593023423E-021" calcext:value-type="float">
            <text:p>3.12259593023423E-21</text:p>
          </table:table-cell>
          <table:table-cell table:formula="of:=COM.MICROSOFT.NORM.DIST([.AB60];[.$AA$9];[.$AA$6];FALSE())" office:value-type="float" office:value="1.99945143486482" calcext:value-type="float">
            <text:p>1.99945143486482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83825" calcext:value-type="float">
            <text:p>0.83825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4"/>
          <table:table-cell office:value-type="float" office:value="0.59" calcext:value-type="float">
            <text:p>0.59</text:p>
          </table:table-cell>
          <table:table-cell table:formula="of:=COM.MICROSOFT.NORM.DIST([.AB61];[.$Z$9];[.$Z$6];FALSE())" office:value-type="float" office:value="6.28294971655076E-020" calcext:value-type="float">
            <text:p>6.28294971655076E-20</text:p>
          </table:table-cell>
          <table:table-cell table:formula="of:=COM.MICROSOFT.NORM.DIST([.AB61];[.$AA$9];[.$AA$6];FALSE())" office:value-type="float" office:value="2.14533293158887" calcext:value-type="float">
            <text:p>2.14533293158887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768" calcext:value-type="float">
            <text:p>0.768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formula="of:=COM.MICROSOFT.NORM.DIST([.AB62];[.$Z$9];[.$Z$6];FALSE())" office:value-type="float" office:value="1.15138656366653E-018" calcext:value-type="float">
            <text:p>1.15138656366653E-18</text:p>
          </table:table-cell>
          <table:table-cell table:formula="of:=COM.MICROSOFT.NORM.DIST([.AB62];[.$AA$9];[.$AA$6];FALSE())" office:value-type="float" office:value="2.28787726575779" calcext:value-type="float">
            <text:p>2.28787726575779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6666666666667" calcext:value-type="float">
            <text:p>0.906666666666667</text:p>
          </table:table-cell>
          <table:table-cell table:style-name="ce4" office:value-type="float" office:value="0.508" calcext:value-type="float">
            <text:p>0.508</text:p>
          </table:table-cell>
          <table:table-cell table:number-columns-repeated="4"/>
          <table:table-cell office:value-type="float" office:value="0.61" calcext:value-type="float">
            <text:p>0.61</text:p>
          </table:table-cell>
          <table:table-cell table:formula="of:=COM.MICROSOFT.NORM.DIST([.AB63];[.$Z$9];[.$Z$6];FALSE())" office:value-type="float" office:value="1.92171291355908E-017" calcext:value-type="float">
            <text:p>1.92171291355908E-17</text:p>
          </table:table-cell>
          <table:table-cell table:formula="of:=COM.MICROSOFT.NORM.DIST([.AB63];[.$AA$9];[.$AA$6];FALSE())" office:value-type="float" office:value="2.42507363590023" calcext:value-type="float">
            <text:p>2.42507363590023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30666666666667" calcext:value-type="float">
            <text:p>0.930666666666667</text:p>
          </table:table-cell>
          <table:table-cell table:style-name="ce4" office:value-type="float" office:value="0.539" calcext:value-type="float">
            <text:p>0.539</text:p>
          </table:table-cell>
          <table:table-cell table:number-columns-repeated="4"/>
          <table:table-cell office:value-type="float" office:value="0.62" calcext:value-type="float">
            <text:p>0.62</text:p>
          </table:table-cell>
          <table:table-cell table:formula="of:=COM.MICROSOFT.NORM.DIST([.AB64];[.$Z$9];[.$Z$6];FALSE())" office:value-type="float" office:value="2.92122923561459E-016" calcext:value-type="float">
            <text:p>2.92122923561459E-16</text:p>
          </table:table-cell>
          <table:table-cell table:formula="of:=COM.MICROSOFT.NORM.DIST([.AB64];[.$AA$9];[.$AA$6];FALSE())" office:value-type="float" office:value="2.55488479462038" calcext:value-type="float">
            <text:p>2.55488479462038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535" calcext:value-type="float">
            <text:p>0.535</text:p>
          </table:table-cell>
          <table:table-cell table:number-columns-repeated="4"/>
          <table:table-cell office:value-type="float" office:value="0.63" calcext:value-type="float">
            <text:p>0.63</text:p>
          </table:table-cell>
          <table:table-cell table:formula="of:=COM.MICROSOFT.NORM.DIST([.AB65];[.$Z$9];[.$Z$6];FALSE())" office:value-type="float" office:value="4.04438551864709E-015" calcext:value-type="float">
            <text:p>4.04438551864709E-15</text:p>
          </table:table-cell>
          <table:table-cell table:formula="of:=COM.MICROSOFT.NORM.DIST([.AB65];[.$AA$9];[.$AA$6];FALSE())" office:value-type="float" office:value="2.6752963497333" calcext:value-type="float">
            <text:p>2.6752963497333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535" calcext:value-type="float">
            <text:p>0.535</text:p>
          </table:table-cell>
          <table:table-cell table:number-columns-repeated="4"/>
          <table:table-cell office:value-type="float" office:value="0.64" calcext:value-type="float">
            <text:p>0.64</text:p>
          </table:table-cell>
          <table:table-cell table:formula="of:=COM.MICROSOFT.NORM.DIST([.AB66];[.$Z$9];[.$Z$6];FALSE())" office:value-type="float" office:value="0.00000000000005099754" calcext:value-type="float">
            <text:p>5.09975407157695E-14</text:p>
          </table:table-cell>
          <table:table-cell table:formula="of:=COM.MICROSOFT.NORM.DIST([.AB66];[.$AA$9];[.$AA$6];FALSE())" office:value-type="float" office:value="2.78436814386004" calcext:value-type="float">
            <text:p>2.78436814386004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table:formula="of:=COM.MICROSOFT.NORM.DIST([.AB67];[.$Z$9];[.$Z$6];FALSE())" office:value-type="float" office:value="0.00000000000058567367" calcext:value-type="float">
            <text:p>5.85673667935387E-13</text:p>
          </table:table-cell>
          <table:table-cell table:formula="of:=COM.MICROSOFT.NORM.DIST([.AB67];[.$AA$9];[.$AA$6];FALSE())" office:value-type="float" office:value="2.88028590828241" calcext:value-type="float">
            <text:p>2.88028590828241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28" calcext:value-type="float">
            <text:p>0.928</text:p>
          </table:table-cell>
          <table:table-cell table:style-name="ce4" office:value-type="float" office:value="0.925" calcext:value-type="float">
            <text:p>0.925</text:p>
          </table:table-cell>
          <table:table-cell table:number-columns-repeated="4"/>
          <table:table-cell office:value-type="float" office:value="0.66" calcext:value-type="float">
            <text:p>0.66</text:p>
          </table:table-cell>
          <table:table-cell table:formula="of:=COM.MICROSOFT.NORM.DIST([.AB68];[.$Z$9];[.$Z$6];FALSE())" office:value-type="float" office:value="0.00000000000612592876" calcext:value-type="float">
            <text:p>6.12592875963374E-12</text:p>
          </table:table-cell>
          <table:table-cell table:formula="of:=COM.MICROSOFT.NORM.DIST([.AB68];[.$AA$9];[.$AA$6];FALSE())" office:value-type="float" office:value="2.96141128449625" calcext:value-type="float">
            <text:p>2.96141128449625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32666666666667" calcext:value-type="float">
            <text:p>0.932666666666667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4"/>
          <table:table-cell office:value-type="float" office:value="0.67" calcext:value-type="float">
            <text:p>0.67</text:p>
          </table:table-cell>
          <table:table-cell table:formula="of:=COM.MICROSOFT.NORM.DIST([.AB69];[.$Z$9];[.$Z$6];FALSE())" office:value-type="float" office:value="0.00000000005835767269" calcext:value-type="float">
            <text:p>5.83576726893467E-11</text:p>
          </table:table-cell>
          <table:table-cell table:formula="of:=COM.MICROSOFT.NORM.DIST([.AB69];[.$AA$9];[.$AA$6];FALSE())" office:value-type="float" office:value="3.02632829400635" calcext:value-type="float">
            <text:p>3.02632829400635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225" calcext:value-type="float">
            <text:p>0.9225</text:p>
          </table:table-cell>
          <table:table-cell table:style-name="ce4" office:value-type="float" office:value="0.731" calcext:value-type="float">
            <text:p>0.731</text:p>
          </table:table-cell>
          <table:table-cell table:number-columns-repeated="4"/>
          <table:table-cell office:value-type="float" office:value="0.68" calcext:value-type="float">
            <text:p>0.68</text:p>
          </table:table-cell>
          <table:table-cell table:formula="of:=COM.MICROSOFT.NORM.DIST([.AB70];[.$Z$9];[.$Z$6];FALSE())" office:value-type="float" office:value="0.00000000050633012138" calcext:value-type="float">
            <text:p>5.06330121376343E-10</text:p>
          </table:table-cell>
          <table:table-cell table:formula="of:=COM.MICROSOFT.NORM.DIST([.AB70];[.$AA$9];[.$AA$6];FALSE())" office:value-type="float" office:value="3.07388441810569" calcext:value-type="float">
            <text:p>3.07388441810569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870714285714286" calcext:value-type="float">
            <text:p>0.870714285714286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4"/>
          <table:table-cell office:value-type="float" office:value="0.69" calcext:value-type="float">
            <text:p>0.69</text:p>
          </table:table-cell>
          <table:table-cell table:formula="of:=COM.MICROSOFT.NORM.DIST([.AB71];[.$Z$9];[.$Z$6];FALSE())" office:value-type="float" office:value="0.00000000400109941942" calcext:value-type="float">
            <text:p>4.00109941941777E-09</text:p>
          </table:table-cell>
          <table:table-cell table:formula="of:=COM.MICROSOFT.NORM.DIST([.AB71];[.$AA$9];[.$AA$6];FALSE())" office:value-type="float" office:value="3.1032246237061" calcext:value-type="float">
            <text:p>3.1032246237061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36" calcext:value-type="float">
            <text:p>0.936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formula="of:=COM.MICROSOFT.NORM.DIST([.AB72];[.$Z$9];[.$Z$6];FALSE())" office:value-type="float" office:value="0.00000002879616809088" calcext:value-type="float">
            <text:p>2.8796168090884E-08</text:p>
          </table:table-cell>
          <table:table-cell table:formula="of:=COM.MICROSOFT.NORM.DIST([.AB72];[.$AA$9];[.$AA$6];FALSE())" office:value-type="float" office:value="3.11381693202502" calcext:value-type="float">
            <text:p>3.11381693202502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36" calcext:value-type="float">
            <text:p>0.936</text:p>
          </table:table-cell>
          <table:table-cell table:style-name="ce4" office:value-type="float" office:value="0.962" calcext:value-type="float">
            <text:p>0.962</text:p>
          </table:table-cell>
          <table:table-cell table:number-columns-repeated="4"/>
          <table:table-cell office:value-type="float" office:value="0.71" calcext:value-type="float">
            <text:p>0.71</text:p>
          </table:table-cell>
          <table:table-cell table:formula="of:=COM.MICROSOFT.NORM.DIST([.AB73];[.$Z$9];[.$Z$6];FALSE())" office:value-type="float" office:value="0.00000018875559581781" calcext:value-type="float">
            <text:p>1.88755595817814E-07</text:p>
          </table:table-cell>
          <table:table-cell table:formula="of:=COM.MICROSOFT.NORM.DIST([.AB73];[.$AA$9];[.$AA$6];FALSE())" office:value-type="float" office:value="3.10546846190278" calcext:value-type="float">
            <text:p>3.10546846190278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19666666666667" calcext:value-type="float">
            <text:p>0.919666666666667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4"/>
          <table:table-cell office:value-type="float" office:value="0.72" calcext:value-type="float">
            <text:p>0.72</text:p>
          </table:table-cell>
          <table:table-cell table:formula="of:=COM.MICROSOFT.NORM.DIST([.AB74];[.$Z$9];[.$Z$6];FALSE())" office:value-type="float" office:value="0.00000112687241923545" calcext:value-type="float">
            <text:p>1.12687241923545E-06</text:p>
          </table:table-cell>
          <table:table-cell table:formula="of:=COM.MICROSOFT.NORM.DIST([.AB74];[.$AA$9];[.$AA$6];FALSE())" office:value-type="float" office:value="3.07833127175612" calcext:value-type="float">
            <text:p>3.07833127175612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4"/>
          <table:table-cell office:value-type="float" office:value="0.73" calcext:value-type="float">
            <text:p>0.73</text:p>
          </table:table-cell>
          <table:table-cell table:formula="of:=COM.MICROSOFT.NORM.DIST([.AB75];[.$Z$9];[.$Z$6];FALSE())" office:value-type="float" office:value="0.0000061271631103951" calcext:value-type="float">
            <text:p>6.1271631103951E-06</text:p>
          </table:table-cell>
          <table:table-cell table:formula="of:=COM.MICROSOFT.NORM.DIST([.AB75];[.$AA$9];[.$AA$6];FALSE())" office:value-type="float" office:value="3.03289775295217" calcext:value-type="float">
            <text:p>3.03289775295217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4"/>
          <table:table-cell office:value-type="float" office:value="0.74" calcext:value-type="float">
            <text:p>0.74</text:p>
          </table:table-cell>
          <table:table-cell table:formula="of:=COM.MICROSOFT.NORM.DIST([.AB76];[.$Z$9];[.$Z$6];FALSE())" office:value-type="float" office:value="0.0000303426782927622" calcext:value-type="float">
            <text:p>3.03426782927622E-05</text:p>
          </table:table-cell>
          <table:table-cell table:formula="of:=COM.MICROSOFT.NORM.DIST([.AB76];[.$AA$9];[.$AA$6];FALSE())" office:value-type="float" office:value="2.96998576958965" calcext:value-type="float">
            <text:p>2.96998576958965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2375" calcext:value-type="float">
            <text:p>0.92375</text:p>
          </table:table-cell>
          <table:table-cell table:style-name="ce4" office:value-type="float" office:value="0.714" calcext:value-type="float">
            <text:p>0.714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table:formula="of:=COM.MICROSOFT.NORM.DIST([.AB77];[.$Z$9];[.$Z$6];FALSE())" office:value-type="float" office:value="0.000136854209893925" calcext:value-type="float">
            <text:p>0.000136854209893925</text:p>
          </table:table-cell>
          <table:table-cell table:formula="of:=COM.MICROSOFT.NORM.DIST([.AB77];[.$AA$9];[.$AA$6];FALSE())" office:value-type="float" office:value="2.89071417128599" calcext:value-type="float">
            <text:p>2.89071417128599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335" calcext:value-type="float">
            <text:p>0.9335</text:p>
          </table:table-cell>
          <table:table-cell table:style-name="ce4" office:value-type="float" office:value="0.782" calcext:value-type="float">
            <text:p>0.782</text:p>
          </table:table-cell>
          <table:table-cell table:number-columns-repeated="4"/>
          <table:table-cell office:value-type="float" office:value="0.76" calcext:value-type="float">
            <text:p>0.76</text:p>
          </table:table-cell>
          <table:table-cell table:formula="of:=COM.MICROSOFT.NORM.DIST([.AB78];[.$Z$9];[.$Z$6];FALSE())" office:value-type="float" office:value="0.000562175855192723" calcext:value-type="float">
            <text:p>0.000562175855192723</text:p>
          </table:table-cell>
          <table:table-cell table:formula="of:=COM.MICROSOFT.NORM.DIST([.AB78];[.$AA$9];[.$AA$6];FALSE())" office:value-type="float" office:value="2.79646970327978" calcext:value-type="float">
            <text:p>2.79646970327978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7" calcext:value-type="float">
            <text:p>0.907</text:p>
          </table:table-cell>
          <table:table-cell table:style-name="ce4" office:value-type="float" office:value="0.782" calcext:value-type="float">
            <text:p>0.782</text:p>
          </table:table-cell>
          <table:table-cell table:number-columns-repeated="4"/>
          <table:table-cell office:value-type="float" office:value="0.77" calcext:value-type="float">
            <text:p>0.77</text:p>
          </table:table-cell>
          <table:table-cell table:formula="of:=COM.MICROSOFT.NORM.DIST([.AB79];[.$Z$9];[.$Z$6];FALSE())" office:value-type="float" office:value="0.00210327468734277" calcext:value-type="float">
            <text:p>0.00210327468734277</text:p>
          </table:table-cell>
          <table:table-cell table:formula="of:=COM.MICROSOFT.NORM.DIST([.AB79];[.$AA$9];[.$AA$6];FALSE())" office:value-type="float" office:value="2.68886668089228" calcext:value-type="float">
            <text:p>2.68886668089228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12166666666667" calcext:value-type="float">
            <text:p>0.912166666666667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4"/>
          <table:table-cell office:value-type="float" office:value="0.78" calcext:value-type="float">
            <text:p>0.78</text:p>
          </table:table-cell>
          <table:table-cell table:formula="of:=COM.MICROSOFT.NORM.DIST([.AB80];[.$Z$9];[.$Z$6];FALSE())" office:value-type="float" office:value="0.00716687086935762" calcext:value-type="float">
            <text:p>0.00716687086935762</text:p>
          </table:table-cell>
          <table:table-cell table:formula="of:=COM.MICROSOFT.NORM.DIST([.AB80];[.$AA$9];[.$AA$6];FALSE())" office:value-type="float" office:value="2.56970106567483" calcext:value-type="float">
            <text:p>2.56970106567483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28" calcext:value-type="float">
            <text:p>0.928</text:p>
          </table:table-cell>
          <table:table-cell table:style-name="ce4" office:value-type="float" office:value="0.768" calcext:value-type="float">
            <text:p>0.768</text:p>
          </table:table-cell>
          <table:table-cell table:number-columns-repeated="4"/>
          <table:table-cell office:value-type="float" office:value="0.79" calcext:value-type="float">
            <text:p>0.79</text:p>
          </table:table-cell>
          <table:table-cell table:formula="of:=COM.MICROSOFT.NORM.DIST([.AB81];[.$Z$9];[.$Z$6];FALSE())" office:value-type="float" office:value="0.0222419542096352" calcext:value-type="float">
            <text:p>0.0222419542096352</text:p>
          </table:table-cell>
          <table:table-cell table:formula="of:=COM.MICROSOFT.NORM.DIST([.AB81];[.$AA$9];[.$AA$6];FALSE())" office:value-type="float" office:value="2.44090076560735" calcext:value-type="float">
            <text:p>2.44090076560735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768" calcext:value-type="float">
            <text:p>0.76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table:formula="of:=COM.MICROSOFT.NORM.DIST([.AB82];[.$Z$9];[.$Z$6];FALSE())" office:value-type="float" office:value="0.062867484514944" calcext:value-type="float">
            <text:p>0.062867484514944</text:p>
          </table:table-cell>
          <table:table-cell table:formula="of:=COM.MICROSOFT.NORM.DIST([.AB82];[.$AA$9];[.$AA$6];FALSE())" office:value-type="float" office:value="2.30447407412438" calcext:value-type="float">
            <text:p>2.30447407412438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4"/>
          <table:table-cell office:value-type="float" office:value="0.81" calcext:value-type="float">
            <text:p>0.81</text:p>
          </table:table-cell>
          <table:table-cell table:formula="of:=COM.MICROSOFT.NORM.DIST([.AB83];[.$Z$9];[.$Z$6];FALSE())" office:value-type="float" office:value="0.161841167633207" calcext:value-type="float">
            <text:p>0.161841167633207</text:p>
          </table:table-cell>
          <table:table-cell table:formula="of:=COM.MICROSOFT.NORM.DIST([.AB83];[.$AA$9];[.$AA$6];FALSE())" office:value-type="float" office:value="2.16245816087677" calcext:value-type="float">
            <text:p>2.16245816087677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195" calcext:value-type="float">
            <text:p>0.9195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4"/>
          <table:table-cell office:value-type="float" office:value="0.82" calcext:value-type="float">
            <text:p>0.82</text:p>
          </table:table-cell>
          <table:table-cell table:formula="of:=COM.MICROSOFT.NORM.DIST([.AB84];[.$Z$9];[.$Z$6];FALSE())" office:value-type="float" office:value="0.379456241787794" calcext:value-type="float">
            <text:p>0.379456241787794</text:p>
          </table:table-cell>
          <table:table-cell table:formula="of:=COM.MICROSOFT.NORM.DIST([.AB84];[.$AA$9];[.$AA$6];FALSE())" office:value-type="float" office:value="2.01686943497592" calcext:value-type="float">
            <text:p>2.01686943497592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36" calcext:value-type="float">
            <text:p>0.936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4"/>
          <table:table-cell office:value-type="float" office:value="0.83" calcext:value-type="float">
            <text:p>0.83</text:p>
          </table:table-cell>
          <table:table-cell table:formula="of:=COM.MICROSOFT.NORM.DIST([.AB85];[.$Z$9];[.$Z$6];FALSE())" office:value-type="float" office:value="0.810296900088704" calcext:value-type="float">
            <text:p>0.810296900088704</text:p>
          </table:table-cell>
          <table:table-cell table:formula="of:=COM.MICROSOFT.NORM.DIST([.AB85];[.$AA$9];[.$AA$6];FALSE())" office:value-type="float" office:value="1.86965742814333" calcext:value-type="float">
            <text:p>1.86965742814333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36" calcext:value-type="float">
            <text:p>0.936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4"/>
          <table:table-cell office:value-type="float" office:value="0.84" calcext:value-type="float">
            <text:p>0.84</text:p>
          </table:table-cell>
          <table:table-cell table:formula="of:=COM.MICROSOFT.NORM.DIST([.AB86];[.$Z$9];[.$Z$6];FALSE())" office:value-type="float" office:value="1.57592821922834" calcext:value-type="float">
            <text:p>1.57592821922834</text:p>
          </table:table-cell>
          <table:table-cell table:formula="of:=COM.MICROSOFT.NORM.DIST([.AB86];[.$AA$9];[.$AA$6];FALSE())" office:value-type="float" office:value="1.72266360414731" calcext:value-type="float">
            <text:p>1.72266360414731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36" calcext:value-type="float">
            <text:p>0.936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table:formula="of:=COM.MICROSOFT.NORM.DIST([.AB87];[.$Z$9];[.$Z$6];FALSE())" office:value-type="float" office:value="2.79150535597602" calcext:value-type="float">
            <text:p>2.79150535597602</text:p>
          </table:table-cell>
          <table:table-cell table:formula="of:=COM.MICROSOFT.NORM.DIST([.AB87];[.$AA$9];[.$AA$6];FALSE())" office:value-type="float" office:value="1.57758620881557" calcext:value-type="float">
            <text:p>1.57758620881557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36" calcext:value-type="float">
            <text:p>0.936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4"/>
          <table:table-cell office:value-type="float" office:value="0.86" calcext:value-type="float">
            <text:p>0.86</text:p>
          </table:table-cell>
          <table:table-cell table:formula="of:=COM.MICROSOFT.NORM.DIST([.AB88];[.$Z$9];[.$Z$6];FALSE())" office:value-type="float" office:value="4.5035011405097" calcext:value-type="float">
            <text:p>4.5035011405097</text:p>
          </table:table-cell>
          <table:table-cell table:formula="of:=COM.MICROSOFT.NORM.DIST([.AB88];[.$AA$9];[.$AA$6];FALSE())" office:value-type="float" office:value="1.43595195039095" calcext:value-type="float">
            <text:p>1.43595195039095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74" calcext:value-type="float">
            <text:p>0.9074</text:p>
          </table:table-cell>
          <table:table-cell table:style-name="ce4" office:value-type="float" office:value="0.751" calcext:value-type="float">
            <text:p>0.751</text:p>
          </table:table-cell>
          <table:table-cell table:number-columns-repeated="4"/>
          <table:table-cell office:value-type="float" office:value="0.87" calcext:value-type="float">
            <text:p>0.87</text:p>
          </table:table-cell>
          <table:table-cell table:formula="of:=COM.MICROSOFT.NORM.DIST([.AB89];[.$Z$9];[.$Z$6];FALSE())" office:value-type="float" office:value="6.61716352363183" calcext:value-type="float">
            <text:p>6.61716352363183</text:p>
          </table:table-cell>
          <table:table-cell table:formula="of:=COM.MICROSOFT.NORM.DIST([.AB89];[.$AA$9];[.$AA$6];FALSE())" office:value-type="float" office:value="1.2990949623148" calcext:value-type="float">
            <text:p>1.2990949623148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6666666666667" calcext:value-type="float">
            <text:p>0.906666666666667</text:p>
          </table:table-cell>
          <table:table-cell table:style-name="ce4" office:value-type="float" office:value="0.607" calcext:value-type="float">
            <text:p>0.607</text:p>
          </table:table-cell>
          <table:table-cell table:number-columns-repeated="4"/>
          <table:table-cell office:value-type="float" office:value="0.88" calcext:value-type="float">
            <text:p>0.88</text:p>
          </table:table-cell>
          <table:table-cell table:formula="of:=COM.MICROSOFT.NORM.DIST([.AB90];[.$Z$9];[.$Z$6];FALSE())" office:value-type="float" office:value="8.85529911691775" calcext:value-type="float">
            <text:p>8.85529911691775</text:p>
          </table:table-cell>
          <table:table-cell table:formula="of:=COM.MICROSOFT.NORM.DIST([.AB90];[.$AA$9];[.$AA$6];FALSE())" office:value-type="float" office:value="1.1681431683066" calcext:value-type="float">
            <text:p>1.1681431683066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705" calcext:value-type="float">
            <text:p>0.705</text:p>
          </table:table-cell>
          <table:table-cell table:number-columns-repeated="4"/>
          <table:table-cell office:value-type="float" office:value="0.89" calcext:value-type="float">
            <text:p>0.89</text:p>
          </table:table-cell>
          <table:table-cell table:formula="of:=COM.MICROSOFT.NORM.DIST([.AB91];[.$Z$9];[.$Z$6];FALSE())" office:value-type="float" office:value="10.7930548050192" calcext:value-type="float">
            <text:p>10.7930548050192</text:p>
          </table:table-cell>
          <table:table-cell table:formula="of:=COM.MICROSOFT.NORM.DIST([.AB91];[.$AA$9];[.$AA$6];FALSE())" office:value-type="float" office:value="1.0440118597175" calcext:value-type="float">
            <text:p>1.0440118597175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824" calcext:value-type="float">
            <text:p>0.824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formula="of:=COM.MICROSOFT.NORM.DIST([.AB92];[.$Z$9];[.$Z$6];FALSE())" office:value-type="float" office:value="11.9810617789505" calcext:value-type="float">
            <text:p>11.9810617789505</text:p>
          </table:table-cell>
          <table:table-cell table:formula="of:=COM.MICROSOFT.NORM.DIST([.AB92];[.$AA$9];[.$AA$6];FALSE())" office:value-type="float" office:value="0.927404021723133" calcext:value-type="float">
            <text:p>0.927404021723133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869" calcext:value-type="float">
            <text:p>0.869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4"/>
          <table:table-cell office:value-type="float" office:value="0.91" calcext:value-type="float">
            <text:p>0.91</text:p>
          </table:table-cell>
          <table:table-cell table:formula="of:=COM.MICROSOFT.NORM.DIST([.AB93];[.$Z$9];[.$Z$6];FALSE())" office:value-type="float" office:value="12.1131197648512" calcext:value-type="float">
            <text:p>12.1131197648512</text:p>
          </table:table-cell>
          <table:table-cell table:formula="of:=COM.MICROSOFT.NORM.DIST([.AB93];[.$AA$9];[.$AA$6];FALSE())" office:value-type="float" office:value="0.818816718779109" calcext:value-type="float">
            <text:p>0.818816718779109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597" calcext:value-type="float">
            <text:p>0.597</text:p>
          </table:table-cell>
          <table:table-cell table:number-columns-repeated="4"/>
          <table:table-cell office:value-type="float" office:value="0.92" calcext:value-type="float">
            <text:p>0.92</text:p>
          </table:table-cell>
          <table:table-cell table:formula="of:=COM.MICROSOFT.NORM.DIST([.AB94];[.$Z$9];[.$Z$6];FALSE())" office:value-type="float" office:value="11.153893495234" calcext:value-type="float">
            <text:p>11.153893495234</text:p>
          </table:table-cell>
          <table:table-cell table:formula="of:=COM.MICROSOFT.NORM.DIST([.AB94];[.$AA$9];[.$AA$6];FALSE())" office:value-type="float" office:value="0.718552677946636" calcext:value-type="float">
            <text:p>0.718552677946636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2525" calcext:value-type="float">
            <text:p>0.92525</text:p>
          </table:table-cell>
          <table:table-cell table:style-name="ce4" office:value-type="float" office:value="0.446" calcext:value-type="float">
            <text:p>0.446</text:p>
          </table:table-cell>
          <table:table-cell table:number-columns-repeated="4"/>
          <table:table-cell office:value-type="float" office:value="0.93" calcext:value-type="float">
            <text:p>0.93</text:p>
          </table:table-cell>
          <table:table-cell table:formula="of:=COM.MICROSOFT.NORM.DIST([.AB95];[.$Z$9];[.$Z$6];FALSE())" office:value-type="float" office:value="9.35420220711665" calcext:value-type="float">
            <text:p>9.35420220711665</text:p>
          </table:table-cell>
          <table:table-cell table:formula="of:=COM.MICROSOFT.NORM.DIST([.AB95];[.$AA$9];[.$AA$6];FALSE())" office:value-type="float" office:value="0.626736094445958" calcext:value-type="float">
            <text:p>0.626736094445958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1675" calcext:value-type="float">
            <text:p>0.91675</text:p>
          </table:table-cell>
          <table:table-cell table:style-name="ce4" office:value-type="float" office:value="0.705" calcext:value-type="float">
            <text:p>0.705</text:p>
          </table:table-cell>
          <table:table-cell table:number-columns-repeated="4"/>
          <table:table-cell office:value-type="float" office:value="0.94" calcext:value-type="float">
            <text:p>0.94</text:p>
          </table:table-cell>
          <table:table-cell table:formula="of:=COM.MICROSOFT.NORM.DIST([.AB96];[.$Z$9];[.$Z$6];FALSE())" office:value-type="float" office:value="7.14491049233622" calcext:value-type="float">
            <text:p>7.14491049233622</text:p>
          </table:table-cell>
          <table:table-cell table:formula="of:=COM.MICROSOFT.NORM.DIST([.AB96];[.$AA$9];[.$AA$6];FALSE())" office:value-type="float" office:value="0.543331626726392" calcext:value-type="float">
            <text:p>0.543331626726392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683" calcext:value-type="float">
            <text:p>0.683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table:formula="of:=COM.MICROSOFT.NORM.DIST([.AB97];[.$Z$9];[.$Z$6];FALSE())" office:value-type="float" office:value="4.97046030520477" calcext:value-type="float">
            <text:p>4.97046030520477</text:p>
          </table:table-cell>
          <table:table-cell table:formula="of:=COM.MICROSOFT.NORM.DIST([.AB97];[.$AA$9];[.$AA$6];FALSE())" office:value-type="float" office:value="0.468165544859643" calcext:value-type="float">
            <text:p>0.468165544859643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17666666666667" calcext:value-type="float">
            <text:p>0.917666666666667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4"/>
          <table:table-cell office:value-type="float" office:value="0.96" calcext:value-type="float">
            <text:p>0.96</text:p>
          </table:table-cell>
          <table:table-cell table:formula="of:=COM.MICROSOFT.NORM.DIST([.AB98];[.$Z$9];[.$Z$6];FALSE())" office:value-type="float" office:value="3.14924323768353" calcext:value-type="float">
            <text:p>3.14924323768353</text:p>
          </table:table-cell>
          <table:table-cell table:formula="of:=COM.MICROSOFT.NORM.DIST([.AB98];[.$AA$9];[.$AA$6];FALSE())" office:value-type="float" office:value="0.400948039954632" calcext:value-type="float">
            <text:p>0.400948039954632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30666666666667" calcext:value-type="float">
            <text:p>0.930666666666667</text:p>
          </table:table-cell>
          <table:table-cell table:style-name="ce4" office:value-type="float" office:value="0.782" calcext:value-type="float">
            <text:p>0.782</text:p>
          </table:table-cell>
          <table:table-cell table:number-columns-repeated="4"/>
          <table:table-cell office:value-type="float" office:value="0.97" calcext:value-type="float">
            <text:p>0.97</text:p>
          </table:table-cell>
          <table:table-cell table:formula="of:=COM.MICROSOFT.NORM.DIST([.AB99];[.$Z$9];[.$Z$6];FALSE())" office:value-type="float" office:value="1.8172956186921" calcext:value-type="float">
            <text:p>1.8172956186921</text:p>
          </table:table-cell>
          <table:table-cell table:formula="of:=COM.MICROSOFT.NORM.DIST([.AB99];[.$AA$9];[.$AA$6];FALSE())" office:value-type="float" office:value="0.341295785423252" calcext:value-type="float">
            <text:p>0.341295785423252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225" calcext:value-type="float">
            <text:p>0.9225</text:p>
          </table:table-cell>
          <table:table-cell table:style-name="ce4" office:value-type="float" office:value="0.758" calcext:value-type="float">
            <text:p>0.758</text:p>
          </table:table-cell>
          <table:table-cell table:number-columns-repeated="4"/>
          <table:table-cell office:value-type="float" office:value="0.98" calcext:value-type="float">
            <text:p>0.98</text:p>
          </table:table-cell>
          <table:table-cell table:formula="of:=COM.MICROSOFT.NORM.DIST([.AB100];[.$Z$9];[.$Z$6];FALSE())" office:value-type="float" office:value="0.955112946692329" calcext:value-type="float">
            <text:p>0.955112946692329</text:p>
          </table:table-cell>
          <table:table-cell table:formula="of:=COM.MICROSOFT.NORM.DIST([.AB100];[.$AA$9];[.$AA$6];FALSE())" office:value-type="float" office:value="0.288753953986665" calcext:value-type="float">
            <text:p>0.288753953986665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880333333333333" calcext:value-type="float">
            <text:p>0.880333333333333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4"/>
          <table:table-cell office:value-type="float" office:value="0.99" calcext:value-type="float">
            <text:p>0.99</text:p>
          </table:table-cell>
          <table:table-cell table:formula="of:=COM.MICROSOFT.NORM.DIST([.AB101];[.$Z$9];[.$Z$6];FALSE())" office:value-type="float" office:value="0.457186779004978" calcext:value-type="float">
            <text:p>0.457186779004978</text:p>
          </table:table-cell>
          <table:table-cell table:formula="of:=COM.MICROSOFT.NORM.DIST([.AB101];[.$AA$9];[.$AA$6];FALSE())" office:value-type="float" office:value="0.242817027541211" calcext:value-type="float">
            <text:p>0.242817027541211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752" calcext:value-type="float">
            <text:p>0.75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COM.MICROSOFT.NORM.DIST([.AB102];[.$Z$9];[.$Z$6];FALSE())" office:value-type="float" office:value="0.199316096062701" calcext:value-type="float">
            <text:p>0.199316096062701</text:p>
          </table:table-cell>
          <table:table-cell table:formula="of:=COM.MICROSOFT.NORM.DIST([.AB102];[.$AA$9];[.$AA$6];FALSE())" office:value-type="float" office:value="0.202947880856396" calcext:value-type="float">
            <text:p>0.202947880856396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91857142857143" calcext:value-type="float">
            <text:p>0.891857142857143</text:p>
          </table:table-cell>
          <table:table-cell table:style-name="ce4" office:value-type="float" office:value="0.705" calcext:value-type="float">
            <text:p>0.70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7" calcext:value-type="float">
            <text:p>0.927</text:p>
          </table:table-cell>
          <table:table-cell table:style-name="ce4" office:value-type="float" office:value="0.805" calcext:value-type="float">
            <text:p>0.80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475" calcext:value-type="float">
            <text:p>0.92475</text:p>
          </table:table-cell>
          <table:table-cell table:style-name="ce4" office:value-type="float" office:value="0.758" calcext:value-type="float">
            <text:p>0.758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5"/>
          <table:table-cell table:formula="of:=SUM([.AC2:.AC102])" office:value-type="float" office:value="99.878965625806" calcext:value-type="float">
            <text:p>99.878965625806</text:p>
          </table:table-cell>
          <table:table-cell table:formula="of:=SUM([.AD2:.AD102])" office:value-type="float" office:value="99.1262970593435" calcext:value-type="float">
            <text:p>99.1262970593435</text:p>
          </table:table-cell>
          <table:table-cell table:number-columns-repeated="16354"/>
        </table:table-row>
        <table:table-row table:style-name="ro1">
          <table:table-cell table:number-columns-repeated="21"/>
          <table:table-cell table:style-name="ce4" office:value-type="float" office:value="0.886333333333333" calcext:value-type="float">
            <text:p>0.886333333333333</text:p>
          </table:table-cell>
          <table:table-cell table:style-name="ce4" office:value-type="float" office:value="0.703" calcext:value-type="float">
            <text:p>0.70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4" calcext:value-type="float">
            <text:p>0.924</text:p>
          </table:table-cell>
          <table:table-cell table:style-name="ce4" office:value-type="float" office:value="0.703" calcext:value-type="float">
            <text:p>0.70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539" calcext:value-type="float">
            <text:p>0.539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77625" calcext:value-type="float">
            <text:p>0.77625</text:p>
          </table:table-cell>
          <table:table-cell table:style-name="ce4" office:value-type="float" office:value="0.842" calcext:value-type="float">
            <text:p>0.842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825" calcext:value-type="float">
            <text:p>0.91825</text:p>
          </table:table-cell>
          <table:table-cell table:style-name="ce4" office:value-type="float" office:value="0.508" calcext:value-type="float">
            <text:p>0.508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96" calcext:value-type="float">
            <text:p>0.9196</text:p>
          </table:table-cell>
          <table:table-cell table:style-name="ce4" office:value-type="float" office:value="0.925" calcext:value-type="float">
            <text:p>0.92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576" calcext:value-type="float">
            <text:p>0.576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1333333333333" calcext:value-type="float">
            <text:p>0.921333333333333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575" calcext:value-type="float">
            <text:p>0.90575</text:p>
          </table:table-cell>
          <table:table-cell table:style-name="ce4" office:value-type="float" office:value="0.508" calcext:value-type="float">
            <text:p>0.508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18" calcext:value-type="float">
            <text:p>0.9218</text:p>
          </table:table-cell>
          <table:table-cell table:style-name="ce4" office:value-type="float" office:value="0.802" calcext:value-type="float">
            <text:p>0.802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535" calcext:value-type="float">
            <text:p>0.8535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706" calcext:value-type="float">
            <text:p>0.706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82777777777778" calcext:value-type="float">
            <text:p>0.882777777777778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96" calcext:value-type="float">
            <text:p>0.9196</text:p>
          </table:table-cell>
          <table:table-cell table:style-name="ce4" office:value-type="float" office:value="0.705" calcext:value-type="float">
            <text:p>0.70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73857142857143" calcext:value-type="float">
            <text:p>0.873857142857143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9666666666667" calcext:value-type="float">
            <text:p>0.919666666666667</text:p>
          </table:table-cell>
          <table:table-cell table:style-name="ce4" office:value-type="float" office:value="0.661" calcext:value-type="float">
            <text:p>0.661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375" calcext:value-type="float">
            <text:p>0.92375</text:p>
          </table:table-cell>
          <table:table-cell table:style-name="ce4" office:value-type="float" office:value="0.752" calcext:value-type="float">
            <text:p>0.752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30666666666667" calcext:value-type="float">
            <text:p>0.930666666666667</text:p>
          </table:table-cell>
          <table:table-cell table:style-name="ce4" office:value-type="float" office:value="0.602" calcext:value-type="float">
            <text:p>0.602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93666666666667" calcext:value-type="float">
            <text:p>0.893666666666667</text:p>
          </table:table-cell>
          <table:table-cell table:style-name="ce4" office:value-type="float" office:value="0.925" calcext:value-type="float">
            <text:p>0.92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42" calcext:value-type="float">
            <text:p>0.942</text:p>
          </table:table-cell>
          <table:table-cell table:style-name="ce4" office:value-type="float" office:value="0.585" calcext:value-type="float">
            <text:p>0.58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74666666666667" calcext:value-type="float">
            <text:p>0.874666666666667</text:p>
          </table:table-cell>
          <table:table-cell table:style-name="ce4" office:value-type="float" office:value="0.675" calcext:value-type="float">
            <text:p>0.67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535" calcext:value-type="float">
            <text:p>0.8535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4166666666667" calcext:value-type="float">
            <text:p>0.924166666666667</text:p>
          </table:table-cell>
          <table:table-cell table:style-name="ce4" office:value-type="float" office:value="0.661" calcext:value-type="float">
            <text:p>0.661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627" calcext:value-type="float">
            <text:p>0.627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607" calcext:value-type="float">
            <text:p>0.607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6666666666667" calcext:value-type="float">
            <text:p>0.906666666666667</text:p>
          </table:table-cell>
          <table:table-cell table:style-name="ce4" office:value-type="float" office:value="0.565" calcext:value-type="float">
            <text:p>0.56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911" calcext:value-type="float">
            <text:p>0.911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18" calcext:value-type="float">
            <text:p>0.9218</text:p>
          </table:table-cell>
          <table:table-cell table:style-name="ce4" office:value-type="float" office:value="0.501" calcext:value-type="float">
            <text:p>0.501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375" calcext:value-type="float">
            <text:p>0.92375</text:p>
          </table:table-cell>
          <table:table-cell table:style-name="ce4" office:value-type="float" office:value="0.754" calcext:value-type="float">
            <text:p>0.754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565" calcext:value-type="float">
            <text:p>0.56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544" calcext:value-type="float">
            <text:p>0.544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95" calcext:value-type="float">
            <text:p>0.9195</text:p>
          </table:table-cell>
          <table:table-cell table:style-name="ce4" office:value-type="float" office:value="0.705" calcext:value-type="float">
            <text:p>0.70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925" calcext:value-type="float">
            <text:p>0.92925</text:p>
          </table:table-cell>
          <table:table-cell table:style-name="ce4" office:value-type="float" office:value="0.855" calcext:value-type="float">
            <text:p>0.85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575" calcext:value-type="float">
            <text:p>0.57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8" calcext:value-type="float">
            <text:p>0.928</text:p>
          </table:table-cell>
          <table:table-cell table:style-name="ce4" office:value-type="float" office:value="0.404" calcext:value-type="float">
            <text:p>0.404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951" calcext:value-type="float">
            <text:p>0.951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575" calcext:value-type="float">
            <text:p>0.57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576" calcext:value-type="float">
            <text:p>0.576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375" calcext:value-type="float">
            <text:p>0.92375</text:p>
          </table:table-cell>
          <table:table-cell table:style-name="ce4" office:value-type="float" office:value="0.925" calcext:value-type="float">
            <text:p>0.92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705" calcext:value-type="float">
            <text:p>0.70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26833333333333" calcext:value-type="float">
            <text:p>0.826833333333333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544" calcext:value-type="float">
            <text:p>0.544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65333333333333" calcext:value-type="float">
            <text:p>0.865333333333333</text:p>
          </table:table-cell>
          <table:table-cell table:style-name="ce4" office:value-type="float" office:value="0.717" calcext:value-type="float">
            <text:p>0.717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812" calcext:value-type="float">
            <text:p>0.812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692" calcext:value-type="float">
            <text:p>0.692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number-columns-repeated="2" table:style-name="ce4" office:value-type="float" office:value="0.925" calcext:value-type="float">
            <text:p>0.92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225" calcext:value-type="float">
            <text:p>0.92225</text:p>
          </table:table-cell>
          <table:table-cell table:style-name="ce4" office:value-type="float" office:value="0.508" calcext:value-type="float">
            <text:p>0.508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36" calcext:value-type="float">
            <text:p>0.936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52" calcext:value-type="float">
            <text:p>0.852</text:p>
          </table:table-cell>
          <table:table-cell table:style-name="ce4" office:value-type="float" office:value="0.762" calcext:value-type="float">
            <text:p>0.762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76444444444445" calcext:value-type="float">
            <text:p>0.876444444444445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81375" calcext:value-type="float">
            <text:p>0.881375</text:p>
          </table:table-cell>
          <table:table-cell table:style-name="ce4" office:value-type="float" office:value="0.717" calcext:value-type="float">
            <text:p>0.717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79428571428571" calcext:value-type="float">
            <text:p>0.879428571428571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8" calcext:value-type="float">
            <text:p>0.928</text:p>
          </table:table-cell>
          <table:table-cell table:style-name="ce4" office:value-type="float" office:value="0.446" calcext:value-type="float">
            <text:p>0.446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713" calcext:value-type="float">
            <text:p>0.71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8833333333333" calcext:value-type="float">
            <text:p>0.928833333333333</text:p>
          </table:table-cell>
          <table:table-cell table:style-name="ce4" office:value-type="float" office:value="0.936" calcext:value-type="float">
            <text:p>0.936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84" calcext:value-type="float">
            <text:p>0.9284</text:p>
          </table:table-cell>
          <table:table-cell table:style-name="ce4" office:value-type="float" office:value="0.686" calcext:value-type="float">
            <text:p>0.686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1333333333333" calcext:value-type="float">
            <text:p>0.921333333333333</text:p>
          </table:table-cell>
          <table:table-cell table:style-name="ce4" office:value-type="float" office:value="0.705" calcext:value-type="float">
            <text:p>0.70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593" calcext:value-type="float">
            <text:p>0.59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4" calcext:value-type="float">
            <text:p>0.924</text:p>
          </table:table-cell>
          <table:table-cell table:style-name="ce4" office:value-type="float" office:value="0.446" calcext:value-type="float">
            <text:p>0.446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1333333333333" calcext:value-type="float">
            <text:p>0.921333333333333</text:p>
          </table:table-cell>
          <table:table-cell table:style-name="ce4" office:value-type="float" office:value="0.754" calcext:value-type="float">
            <text:p>0.754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7666666666667" calcext:value-type="float">
            <text:p>0.917666666666667</text:p>
          </table:table-cell>
          <table:table-cell table:style-name="ce4" office:value-type="float" office:value="0.754" calcext:value-type="float">
            <text:p>0.754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825" calcext:value-type="float">
            <text:p>0.91825</text:p>
          </table:table-cell>
          <table:table-cell table:style-name="ce4" office:value-type="float" office:value="0.705" calcext:value-type="float">
            <text:p>0.70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number-columns-repeated="2" table:style-name="ce4" office:value-type="float" office:value="0.633" calcext:value-type="float">
            <text:p>0.63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686" calcext:value-type="float">
            <text:p>0.686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0333333333333" calcext:value-type="float">
            <text:p>0.910333333333333</text:p>
          </table:table-cell>
          <table:table-cell table:style-name="ce4" office:value-type="float" office:value="0.921" calcext:value-type="float">
            <text:p>0.921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0333333333333" calcext:value-type="float">
            <text:p>0.910333333333333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525" calcext:value-type="float">
            <text:p>0.52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921" calcext:value-type="float">
            <text:p>0.921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575" calcext:value-type="float">
            <text:p>0.90575</text:p>
          </table:table-cell>
          <table:table-cell table:style-name="ce4" office:value-type="float" office:value="0.705" calcext:value-type="float">
            <text:p>0.70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8" calcext:value-type="float">
            <text:p>0.928</text:p>
          </table:table-cell>
          <table:table-cell table:style-name="ce4" office:value-type="float" office:value="0.921" calcext:value-type="float">
            <text:p>0.921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286" calcext:value-type="float">
            <text:p>0.8286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8" calcext:value-type="float">
            <text:p>0.928</text:p>
          </table:table-cell>
          <table:table-cell table:style-name="ce4" office:value-type="float" office:value="0.703" calcext:value-type="float">
            <text:p>0.70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79428571428571" calcext:value-type="float">
            <text:p>0.879428571428571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889285714285714" calcext:value-type="float">
            <text:p>0.889285714285714</text:p>
          </table:table-cell>
          <table:table-cell table:style-name="ce4" office:value-type="float" office:value="0.691" calcext:value-type="float">
            <text:p>0.691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705" calcext:value-type="float">
            <text:p>0.70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6666666666667" calcext:value-type="float">
            <text:p>0.906666666666667</text:p>
          </table:table-cell>
          <table:table-cell table:style-name="ce4" office:value-type="float" office:value="0.887" calcext:value-type="float">
            <text:p>0.887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3333333333333" calcext:value-type="float">
            <text:p>0.923333333333333</text:p>
          </table:table-cell>
          <table:table-cell table:style-name="ce4" office:value-type="float" office:value="0.925" calcext:value-type="float">
            <text:p>0.92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1" calcext:value-type="float">
            <text:p>0.921</text:p>
          </table:table-cell>
          <table:table-cell table:style-name="ce4" office:value-type="float" office:value="0.627" calcext:value-type="float">
            <text:p>0.627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3075" calcext:value-type="float">
            <text:p>0.93075</text:p>
          </table:table-cell>
          <table:table-cell table:style-name="ce4" office:value-type="float" office:value="0.768" calcext:value-type="float">
            <text:p>0.768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925" calcext:value-type="float">
            <text:p>0.92925</text:p>
          </table:table-cell>
          <table:table-cell table:style-name="ce4" office:value-type="float" office:value="0.782" calcext:value-type="float">
            <text:p>0.782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509" calcext:value-type="float">
            <text:p>0.509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25" calcext:value-type="float">
            <text:p>0.9225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774" calcext:value-type="float">
            <text:p>0.774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745" calcext:value-type="float">
            <text:p>0.745</text:p>
          </table:table-cell>
          <table:table-cell table:number-columns-repeated="16361"/>
        </table:table-row>
        <table:table-row table:style-name="ro1">
          <table:table-cell table:number-columns-repeated="21"/>
          <table:table-cell table:style-name="ce4" office:value-type="float" office:value="0.92375" calcext:value-type="float">
            <text:p>0.92375</text:p>
          </table:table-cell>
          <table:table-cell table:style-name="ce4" office:value-type="float" office:value="0.692" calcext:value-type="float">
            <text:p>0.692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265" calcext:value-type="float">
            <text:p>0.9265</text:p>
          </table:table-cell>
          <table:table-cell table:style-name="ce4" office:value-type="float" office:value="0.842" calcext:value-type="float">
            <text:p>0.842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558" calcext:value-type="float">
            <text:p>0.558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699" calcext:value-type="float">
            <text:p>0.699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39" calcext:value-type="float">
            <text:p>0.939</text:p>
          </table:table-cell>
          <table:table-cell table:style-name="ce4" office:value-type="float" office:value="0.842" calcext:value-type="float">
            <text:p>0.842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10333333333333" calcext:value-type="float">
            <text:p>0.910333333333333</text:p>
          </table:table-cell>
          <table:table-cell table:style-name="ce4" office:value-type="float" office:value="0.774" calcext:value-type="float">
            <text:p>0.774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686" calcext:value-type="float">
            <text:p>0.686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703" calcext:value-type="float">
            <text:p>0.703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758" calcext:value-type="float">
            <text:p>0.758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767" calcext:value-type="float">
            <text:p>0.767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085" calcext:value-type="float">
            <text:p>0.9085</text:p>
          </table:table-cell>
          <table:table-cell table:style-name="ce4" office:value-type="float" office:value="0.767" calcext:value-type="float">
            <text:p>0.767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42" calcext:value-type="float">
            <text:p>0.942</text:p>
          </table:table-cell>
          <table:table-cell table:style-name="ce4" office:value-type="float" office:value="0.921" calcext:value-type="float">
            <text:p>0.921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32666666666667" calcext:value-type="float">
            <text:p>0.932666666666667</text:p>
          </table:table-cell>
          <table:table-cell table:style-name="ce4" office:value-type="float" office:value="0.661" calcext:value-type="float">
            <text:p>0.661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42" calcext:value-type="float">
            <text:p>0.942</text:p>
          </table:table-cell>
          <table:table-cell table:style-name="ce4" office:value-type="float" office:value="0.477" calcext:value-type="float">
            <text:p>0.477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24" calcext:value-type="float">
            <text:p>0.924</text:p>
          </table:table-cell>
          <table:table-cell table:style-name="ce4" office:value-type="float" office:value="0.602" calcext:value-type="float">
            <text:p>0.602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703" calcext:value-type="float">
            <text:p>0.703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888" calcext:value-type="float">
            <text:p>0.888</text:p>
          </table:table-cell>
          <table:table-cell table:style-name="ce4" office:value-type="float" office:value="0.691" calcext:value-type="float">
            <text:p>0.691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18666666666667" calcext:value-type="float">
            <text:p>0.918666666666667</text:p>
          </table:table-cell>
          <table:table-cell table:style-name="ce4" office:value-type="float" office:value="0.768" calcext:value-type="float">
            <text:p>0.768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713" calcext:value-type="float">
            <text:p>0.713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0.809" calcext:value-type="float">
            <text:p>0.809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2375" calcext:value-type="float">
            <text:p>0.92375</text:p>
          </table:table-cell>
          <table:table-cell table:style-name="ce4" office:value-type="float" office:value="0.661" calcext:value-type="float">
            <text:p>0.661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879166666666667" calcext:value-type="float">
            <text:p>0.879166666666667</text:p>
          </table:table-cell>
          <table:table-cell table:style-name="ce4" office:value-type="float" office:value="0.782" calcext:value-type="float">
            <text:p>0.782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10333333333333" calcext:value-type="float">
            <text:p>0.910333333333333</text:p>
          </table:table-cell>
          <table:table-cell table:style-name="ce4" office:value-type="float" office:value="0.822" calcext:value-type="float">
            <text:p>0.822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855" calcext:value-type="float">
            <text:p>0.855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2375" calcext:value-type="float">
            <text:p>0.92375</text:p>
          </table:table-cell>
          <table:table-cell table:style-name="ce4" office:value-type="float" office:value="0.936" calcext:value-type="float">
            <text:p>0.936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535" calcext:value-type="float">
            <text:p>0.535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767" calcext:value-type="float">
            <text:p>0.767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828666666666667" calcext:value-type="float">
            <text:p>0.828666666666667</text:p>
          </table:table-cell>
          <table:table-cell table:style-name="ce4" office:value-type="float" office:value="0.842" calcext:value-type="float">
            <text:p>0.842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813" calcext:value-type="float">
            <text:p>0.813</text:p>
          </table:table-cell>
          <table:table-cell table:style-name="ce4" office:value-type="float" office:value="0.752" calcext:value-type="float">
            <text:p>0.752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00666666666667" calcext:value-type="float">
            <text:p>0.900666666666667</text:p>
          </table:table-cell>
          <table:table-cell table:style-name="ce4" office:value-type="float" office:value="0.762" calcext:value-type="float">
            <text:p>0.762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869166666666667" calcext:value-type="float">
            <text:p>0.869166666666667</text:p>
          </table:table-cell>
          <table:table-cell table:style-name="ce4" office:value-type="float" office:value="0.951" calcext:value-type="float">
            <text:p>0.951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39" calcext:value-type="float">
            <text:p>0.939</text:p>
          </table:table-cell>
          <table:table-cell table:style-name="ce4" office:value-type="float" office:value="0.501" calcext:value-type="float">
            <text:p>0.501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768" calcext:value-type="float">
            <text:p>0.768</text:p>
          </table:table-cell>
          <table:table-cell table:style-name="ce4" office:value-type="float" office:value="0.842" calcext:value-type="float">
            <text:p>0.842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633" calcext:value-type="float">
            <text:p>0.633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809" calcext:value-type="float">
            <text:p>0.809</text:p>
          </table:table-cell>
          <table:table-cell table:number-columns-repeated="16361"/>
        </table:table-row>
        <table:table-row table:style-name="ro2">
          <table:table-cell table:number-columns-repeated="21"/>
          <table:table-cell table:style-name="ce4" office:value-type="float" office:value="0.914" calcext:value-type="float">
            <text:p>0.914</text:p>
          </table:table-cell>
          <table:table-cell table:style-name="ce4" office:value-type="float" office:value="0.919" calcext:value-type="float">
            <text:p>0.919</text:p>
          </table:table-cell>
          <table:table-cell table:number-columns-repeated="16361"/>
        </table:table-row>
        <table:table-row table:style-name="ro2" table:number-rows-repeated="104833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J2:Sheet1.J4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2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14">
      <number:hours/>
      <number:text>:</number:text>
      <number:minutes number:style="long"/>
      <number:text> </number:text>
      <number:am-pm/>
    </number:time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6">
      <number:minutes number:style="long"/>
      <number:text>:</number:text>
      <number:seconds number:style="long" number:decimal-places="1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4:06:07</meta:creation-date>
    <dc:date>2023-03-16T12:30:09.713942313</dc:date>
    <meta:generator>LibreOffice/7.4.5.1$Linux_X86_64 LibreOffice_project/9c0871452b3918c1019dde9bfac75448afc4b57f</meta:generator>
    <meta:editing-duration>PT18M9S</meta:editing-duration>
    <meta:editing-cycles>3</meta:editing-cycles>
    <meta:document-statistic meta:table-count="1" meta:cell-count="1358" meta:object-count="2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0.5" chart:maximum="1" chart:interval-minor-divisor="5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en" fo:country="US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414cm" svg:height="9.081cm" xlink:href=".." xlink:type="simple" chart:class="chart:scatter" chart:style-name="ch1">
        <chart:title svg:x="1.305cm" svg:y="0.316cm" chart:style-name="ch2">
          <text:p>Human Development Index of Data Suppliers vs Data Users (ICSMD)</text:p>
        </chart:title>
        <chart:legend chart:legend-position="bottom" svg:x="2.546cm" svg:y="8.561cm" style:legend-expansion="wide" chart:style-name="ch3"/>
        <chart:plot-area chart:style-name="ch4" table:cell-range-address="Sheet1.AB2:Sheet1.AD102" chart:data-source-has-labels="row" svg:x="1.235cm" svg:y="1.8cm" svg:width="9.951cm" svg:height="5.419cm">
          <chart:coordinate-region svg:x="1.315cm" svg:y="1.96cm" svg:width="9.451cm" svg:height="4.841cm"/>
          <chart:axis chart:dimension="x" chart:name="primary-x" chart:style-name="ch5">
            <chart:title svg:x="3.884cm" svg:y="7.4cm" chart:style-name="ch6">
              <text:p>Human Development Index [0,1]</text:p>
            </chart:title>
            <chart:grid chart:style-name="ch7" chart:class="major"/>
          </chart:axis>
          <chart:axis chart:dimension="y" chart:name="primary-y" chart:style-name="ch8">
            <chart:title svg:x="0.451cm" svg:y="5.605cm" chart:style-name="ch9">
              <text:p>Probability (%)</text:p>
            </chart:title>
            <chart:grid chart:style-name="ch7" chart:class="major"/>
          </chart:axis>
          <chart:series chart:style-name="ch10" chart:values-cell-range-address="Sheet1.AC2:Sheet1.AC102" loext:label-string="&quot;Data Supplier HDI&quot;" chart:class="chart:scatter">
            <chart:domain table:cell-range-address="Sheet1.AB2:Sheet1.AB102"/>
            <chart:data-point chart:repeated="101"/>
          </chart:series>
          <chart:series chart:style-name="ch11" chart:values-cell-range-address="Sheet1.AD2:Sheet1.AD102" loext:label-string="&quot;Data User HDI&quot;" chart:class="chart:scatte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Data Supplier HDI</text:p>
              </table:table-cell>
              <table:table-cell office:value-type="string">
                <text:p>Data User HD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B2:Sheet1.AB102</svg:desc>
                </draw:g>
              </table:table-cell>
              <table:table-cell office:value-type="float" office:value="2.71065690638369E-166">
                <text:p>2.71065690638369E-166</text:p>
                <draw:g>
                  <svg:desc>Sheet1.AC2:Sheet1.AC102</svg:desc>
                </draw:g>
              </table:table-cell>
              <table:table-cell office:value-type="float" office:value="0.00000100013115164373">
                <text:p>0.00000100013115164373</text:p>
                <draw:g>
                  <svg:desc>Sheet1.AD2:Sheet1.A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23297763390225E-162">
                <text:p>1.23297763390225E-162</text:p>
              </table:table-cell>
              <table:table-cell office:value-type="float" office:value="0.00000152791123212599">
                <text:p>0.00000152791123212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5.10793808193988E-159">
                <text:p>5.10793808193988E-159</text:p>
              </table:table-cell>
              <table:table-cell office:value-type="float" office:value="0.00000232002933551728">
                <text:p>0.00000232002933551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92728449745488E-155">
                <text:p>1.92728449745488E-155</text:p>
              </table:table-cell>
              <table:table-cell office:value-type="float" office:value="0.0000035014103658594">
                <text:p>0.0000035014103658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6.62301609439636E-152">
                <text:p>6.62301609439636E-152</text:p>
              </table:table-cell>
              <table:table-cell office:value-type="float" office:value="0.00000525226625589709">
                <text:p>0.00000525226625589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.07288672921227E-148">
                <text:p>2.07288672921227E-148</text:p>
              </table:table-cell>
              <table:table-cell office:value-type="float" office:value="0.00000783077307028546">
                <text:p>0.00000783077307028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5.90887918473684E-145">
                <text:p>5.90887918473684E-145</text:p>
              </table:table-cell>
              <table:table-cell office:value-type="float" office:value="0.0000116042406681411">
                <text:p>0.0000116042406681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.53406735373249E-141">
                <text:p>1.53406735373249E-141</text:p>
              </table:table-cell>
              <table:table-cell office:value-type="float" office:value="0.0000170916110077482">
                <text:p>0.0000170916110077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3.62738392312706E-138">
                <text:p>3.62738392312706E-138</text:p>
              </table:table-cell>
              <table:table-cell office:value-type="float" office:value="0.0000250209305076369">
                <text:p>0.0000250209305076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7.81182306673095E-135">
                <text:p>7.81182306673095E-135</text:p>
              </table:table-cell>
              <table:table-cell office:value-type="float" office:value="0.0000364064302577999">
                <text:p>0.0000364064302577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.53221973228095E-131">
                <text:p>1.53221973228095E-131</text:p>
              </table:table-cell>
              <table:table-cell office:value-type="float" office:value="0.0000526510361061157">
                <text:p>0.00005265103610611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2.73715557208499E-128">
                <text:p>2.73715557208499E-128</text:p>
              </table:table-cell>
              <table:table-cell office:value-type="float" office:value="0.0000756815347511792">
                <text:p>0.00007568153475117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4.45335884922783E-125">
                <text:p>4.45335884922783E-125</text:p>
              </table:table-cell>
              <table:table-cell office:value-type="float" office:value="0.000108125249632547">
                <text:p>0.000108125249632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6.59911474246986E-122">
                <text:p>6.59911474246986E-122</text:p>
              </table:table-cell>
              <table:table-cell office:value-type="float" office:value="0.000153538926455904">
                <text:p>0.000153538926455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8.90622056079931E-119">
                <text:p>8.90622056079931E-119</text:p>
              </table:table-cell>
              <table:table-cell office:value-type="float" office:value="0.000216702569163287">
                <text:p>0.000216702569163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.0947400105105E-115">
                <text:p>1.0947400105105E-115</text:p>
              </table:table-cell>
              <table:table-cell office:value-type="float" office:value="0.000303993154995299">
                <text:p>0.000303993154995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.22557054345275E-112">
                <text:p>1.22557054345275E-112</text:p>
              </table:table-cell>
              <table:table-cell office:value-type="float" office:value="0.000423855412372573">
                <text:p>0.000423855412372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.2496126580522E-109">
                <text:p>1.2496126580522E-109</text:p>
              </table:table-cell>
              <table:table-cell office:value-type="float" office:value="0.000587389049233707">
                <text:p>0.0005873890492337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.16043894566725E-106">
                <text:p>1.16043894566725E-106</text:p>
              </table:table-cell>
              <table:table-cell office:value-type="float" office:value="0.000809073808046017">
                <text:p>0.000809073808046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9.81474350133845E-104">
                <text:p>9.81474350133845E-104</text:p>
              </table:table-cell>
              <table:table-cell office:value-type="float" office:value="0.00110765528114629">
                <text:p>0.001107655281146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7.56041075184469E-101">
                <text:p>7.56041075184469E-101</text:p>
              </table:table-cell>
              <table:table-cell office:value-type="float" office:value="0.0015072152750509">
                <text:p>0.0015072152750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5.30422094716733E-098">
                <text:p>5.30422094716733E-098</text:p>
              </table:table-cell>
              <table:table-cell office:value-type="float" office:value="0.00203845033741939">
                <text:p>0.00203845033741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3.38928117897808E-095">
                <text:p>3.38928117897808E-095</text:p>
              </table:table-cell>
              <table:table-cell office:value-type="float" office:value="0.00274018047572894">
                <text:p>0.002740180475728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.97243805065352E-092">
                <text:p>1.97243805065352E-092</text:p>
              </table:table-cell>
              <table:table-cell office:value-type="float" office:value="0.00366110668028511">
                <text:p>0.00366110668028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.04546361420535E-089">
                <text:p>1.04546361420535E-089</text:p>
              </table:table-cell>
              <table:table-cell office:value-type="float" office:value="0.00486183016857782">
                <text:p>0.00486183016857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5.04689478992485E-087">
                <text:p>5.04689478992485E-087</text:p>
              </table:table-cell>
              <table:table-cell office:value-type="float" office:value="0.00641713784614027">
                <text:p>0.006417137846140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.21895941277151E-084">
                <text:p>2.21895941277151E-084</text:p>
              </table:table-cell>
              <table:table-cell office:value-type="float" office:value="0.00841854691897482">
                <text:p>0.00841854691897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8.88554855161484E-082">
                <text:p>8.88554855161484E-082</text:p>
              </table:table-cell>
              <table:table-cell office:value-type="float" office:value="0.0109770865612145">
                <text:p>0.01097708656121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3.24062597197346E-079">
                <text:p>3.24062597197346E-079</text:p>
              </table:table-cell>
              <table:table-cell office:value-type="float" office:value="0.0142262758371778">
                <text:p>0.0142262758371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1.07642394686821E-076">
                <text:p>1.07642394686821E-076</text:p>
              </table:table-cell>
              <table:table-cell office:value-type="float" office:value="0.0183252346875374">
                <text:p>0.01832523468753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3.25647367478461E-074">
                <text:p>3.25647367478461E-074</text:p>
              </table:table-cell>
              <table:table-cell office:value-type="float" office:value="0.023461838955224">
                <text:p>0.0234618389552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8.97266742963052E-072">
                <text:p>8.97266742963052E-072</text:p>
              </table:table-cell>
              <table:table-cell office:value-type="float" office:value="0.0298558017010636">
                <text:p>0.02985580170106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2.25167314781761E-069">
                <text:p>2.25167314781761E-069</text:p>
              </table:table-cell>
              <table:table-cell office:value-type="float" office:value="0.0377615323617702">
                <text:p>0.03776153236177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5.14634509221011E-067">
                <text:p>5.14634509221011E-067</text:p>
              </table:table-cell>
              <table:table-cell office:value-type="float" office:value="0.0474705939598195">
                <text:p>0.04747059395981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1.07127813094253E-064">
                <text:p>1.07127813094253E-064</text:p>
              </table:table-cell>
              <table:table-cell office:value-type="float" office:value="0.0593135483360992">
                <text:p>0.05931354833609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2.03102538837907E-062">
                <text:p>2.03102538837907E-062</text:p>
              </table:table-cell>
              <table:table-cell office:value-type="float" office:value="0.0736609524045647">
                <text:p>0.0736609524045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3.50702000775677E-060">
                <text:p>3.50702000775677E-060</text:p>
              </table:table-cell>
              <table:table-cell office:value-type="float" office:value="0.0909232472493466">
                <text:p>0.0909232472493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5.51532251363805E-058">
                <text:p>5.51532251363805E-058</text:p>
              </table:table-cell>
              <table:table-cell office:value-type="float" office:value="0.111549269296501">
                <text:p>0.1115492692965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7.89975025199426E-056">
                <text:p>7.89975025199426E-056</text:p>
              </table:table-cell>
              <table:table-cell office:value-type="float" office:value="0.13602311172621">
                <text:p>0.136023111726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.03054174304798E-053">
                <text:p>1.03054174304798E-053</text:p>
              </table:table-cell>
              <table:table-cell office:value-type="float" office:value="0.16485907762782">
                <text:p>0.164859077627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.22441204402807E-051">
                <text:p>1.22441204402807E-051</text:p>
              </table:table-cell>
              <table:table-cell office:value-type="float" office:value="0.198594496744797">
                <text:p>0.1985944967447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.32494965458574E-049">
                <text:p>1.32494965458574E-049</text:p>
              </table:table-cell>
              <table:table-cell office:value-type="float" office:value="0.23778022708134">
                <text:p>0.23778022708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.30581285005107E-047">
                <text:p>1.30581285005107E-047</text:p>
              </table:table-cell>
              <table:table-cell office:value-type="float" office:value="0.282968732410629">
                <text:p>0.2829687324106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.17212054457886E-045">
                <text:p>1.17212054457886E-045</text:p>
              </table:table-cell>
              <table:table-cell office:value-type="float" office:value="0.334699717020343">
                <text:p>0.3346997170203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9.58238016477648E-044">
                <text:p>9.58238016477648E-044</text:p>
              </table:table-cell>
              <table:table-cell office:value-type="float" office:value="0.393483408712967">
                <text:p>0.3934834087129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7.13484090864445E-042">
                <text:p>7.13484090864445E-042</text:p>
              </table:table-cell>
              <table:table-cell office:value-type="float" office:value="0.459781707489373">
                <text:p>0.4597817074893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4.83843564674111E-040">
                <text:p>4.83843564674111E-040</text:p>
              </table:table-cell>
              <table:table-cell office:value-type="float" office:value="0.53398755620133">
                <text:p>0.53398755620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2.98837725942E-038">
                <text:p>2.98837725942E-038</text:p>
              </table:table-cell>
              <table:table-cell office:value-type="float" office:value="0.616403034850347">
                <text:p>0.6164030348503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1.68103073964449E-036">
                <text:p>1.68103073964449E-036</text:p>
              </table:table-cell>
              <table:table-cell office:value-type="float" office:value="0.707216824721822">
                <text:p>0.7072168247218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8.61242921915145E-035">
                <text:p>8.61242921915145E-035</text:p>
              </table:table-cell>
              <table:table-cell office:value-type="float" office:value="0.806481823522103">
                <text:p>0.8064818235221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4.01869877692151E-033">
                <text:p>4.01869877692151E-033</text:p>
              </table:table-cell>
              <table:table-cell office:value-type="float" office:value="0.914093808651006">
                <text:p>0.9140938086510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1.70787083456438E-031">
                <text:p>1.70787083456438E-031</text:p>
              </table:table-cell>
              <table:table-cell office:value-type="float" office:value="1.02977213292653">
                <text:p>1.0297721329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6.61050088840222E-030">
                <text:p>6.61050088840222E-030</text:p>
              </table:table-cell>
              <table:table-cell office:value-type="float" office:value="1.15304348608064">
                <text:p>1.15304348608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2.33036254887202E-028">
                <text:p>2.33036254887202E-028</text:p>
              </table:table-cell>
              <table:table-cell office:value-type="float" office:value="1.28322975785255">
                <text:p>1.28322975785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7.48208081529877E-027">
                <text:p>7.48208081529877E-027</text:p>
              </table:table-cell>
              <table:table-cell office:value-type="float" office:value="1.41944098803964">
                <text:p>1.419440988039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2.18791817418597E-025">
                <text:p>2.18791817418597E-025</text:p>
              </table:table-cell>
              <table:table-cell office:value-type="float" office:value="1.56057428148788">
                <text:p>1.560574281487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5.82706060780995E-024">
                <text:p>5.82706060780995E-024</text:p>
              </table:table-cell>
              <table:table-cell office:value-type="float" office:value="1.70531940092165">
                <text:p>1.70531940092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1.41344128723911E-022">
                <text:p>1.41344128723911E-022</text:p>
              </table:table-cell>
              <table:table-cell office:value-type="float" office:value="1.85217153052194">
                <text:p>1.852171530521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3.12259593023423E-021">
                <text:p>3.12259593023423E-021</text:p>
              </table:table-cell>
              <table:table-cell office:value-type="float" office:value="1.99945143486482">
                <text:p>1.999451434864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6.28294971655076E-020">
                <text:p>6.28294971655076E-020</text:p>
              </table:table-cell>
              <table:table-cell office:value-type="float" office:value="2.14533293158887">
                <text:p>2.145332931588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.15138656366653E-018">
                <text:p>1.15138656366653E-018</text:p>
              </table:table-cell>
              <table:table-cell office:value-type="float" office:value="2.28787726575779">
                <text:p>2.287877265757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1.92171291355908E-017">
                <text:p>1.92171291355908E-017</text:p>
              </table:table-cell>
              <table:table-cell office:value-type="float" office:value="2.42507363590023">
                <text:p>2.425073635900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2.92122923561459E-016">
                <text:p>2.92122923561459E-016</text:p>
              </table:table-cell>
              <table:table-cell office:value-type="float" office:value="2.55488479462038">
                <text:p>2.554884794620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4.04438551864709E-015">
                <text:p>4.04438551864709E-015</text:p>
              </table:table-cell>
              <table:table-cell office:value-type="float" office:value="2.6752963497333">
                <text:p>2.6752963497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00000005099754">
                <text:p>0.00000000000005099754</text:p>
              </table:table-cell>
              <table:table-cell office:value-type="float" office:value="2.78436814386004">
                <text:p>2.78436814386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00000058567367">
                <text:p>0.00000000000058567367</text:p>
              </table:table-cell>
              <table:table-cell office:value-type="float" office:value="2.88028590828241">
                <text:p>2.880285908282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00000612592876">
                <text:p>0.00000000000612592876</text:p>
              </table:table-cell>
              <table:table-cell office:value-type="float" office:value="2.96141128449625">
                <text:p>2.96141128449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00005835767269">
                <text:p>0.00000000005835767269</text:p>
              </table:table-cell>
              <table:table-cell office:value-type="float" office:value="3.02632829400635">
                <text:p>3.026328294006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00050633012138">
                <text:p>0.00000000050633012138</text:p>
              </table:table-cell>
              <table:table-cell office:value-type="float" office:value="3.07388441810569">
                <text:p>3.073884418105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000400109941942">
                <text:p>0.00000000400109941942</text:p>
              </table:table-cell>
              <table:table-cell office:value-type="float" office:value="3.1032246237061">
                <text:p>3.10322462370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002879616809088">
                <text:p>0.00000002879616809088</text:p>
              </table:table-cell>
              <table:table-cell office:value-type="float" office:value="3.11381693202502">
                <text:p>3.113816932025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018875559581781">
                <text:p>0.00000018875559581781</text:p>
              </table:table-cell>
              <table:table-cell office:value-type="float" office:value="3.10546846190278">
                <text:p>3.105468461902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112687241923545">
                <text:p>0.00000112687241923545</text:p>
              </table:table-cell>
              <table:table-cell office:value-type="float" office:value="3.07833127175612">
                <text:p>3.078331271756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61271631103951">
                <text:p>0.0000061271631103951</text:p>
              </table:table-cell>
              <table:table-cell office:value-type="float" office:value="3.03289775295217">
                <text:p>3.032897752952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303426782927622">
                <text:p>0.0000303426782927622</text:p>
              </table:table-cell>
              <table:table-cell office:value-type="float" office:value="2.96998576958965">
                <text:p>2.969985769589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36854209893925">
                <text:p>0.000136854209893925</text:p>
              </table:table-cell>
              <table:table-cell office:value-type="float" office:value="2.89071417128599">
                <text:p>2.89071417128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562175855192723">
                <text:p>0.000562175855192723</text:p>
              </table:table-cell>
              <table:table-cell office:value-type="float" office:value="2.79646970327978">
                <text:p>2.79646970327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210327468734277">
                <text:p>0.00210327468734277</text:p>
              </table:table-cell>
              <table:table-cell office:value-type="float" office:value="2.68886668089228">
                <text:p>2.688866680892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716687086935762">
                <text:p>0.00716687086935762</text:p>
              </table:table-cell>
              <table:table-cell office:value-type="float" office:value="2.56970106567483">
                <text:p>2.569701065674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222419542096352">
                <text:p>0.0222419542096352</text:p>
              </table:table-cell>
              <table:table-cell office:value-type="float" office:value="2.44090076560735">
                <text:p>2.440900765607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62867484514944">
                <text:p>0.062867484514944</text:p>
              </table:table-cell>
              <table:table-cell office:value-type="float" office:value="2.30447407412438">
                <text:p>2.304474074124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161841167633207">
                <text:p>0.161841167633207</text:p>
              </table:table-cell>
              <table:table-cell office:value-type="float" office:value="2.16245816087677">
                <text:p>2.162458160876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379456241787794">
                <text:p>0.379456241787794</text:p>
              </table:table-cell>
              <table:table-cell office:value-type="float" office:value="2.01686943497592">
                <text:p>2.016869434975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810296900088704">
                <text:p>0.810296900088704</text:p>
              </table:table-cell>
              <table:table-cell office:value-type="float" office:value="1.86965742814333">
                <text:p>1.86965742814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1.57592821922834">
                <text:p>1.57592821922834</text:p>
              </table:table-cell>
              <table:table-cell office:value-type="float" office:value="1.72266360414731">
                <text:p>1.722663604147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2.79150535597602">
                <text:p>2.79150535597602</text:p>
              </table:table-cell>
              <table:table-cell office:value-type="float" office:value="1.57758620881557">
                <text:p>1.577586208815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4.5035011405097">
                <text:p>4.5035011405097</text:p>
              </table:table-cell>
              <table:table-cell office:value-type="float" office:value="1.43595195039095">
                <text:p>1.435951950390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6.61716352363183">
                <text:p>6.61716352363183</text:p>
              </table:table-cell>
              <table:table-cell office:value-type="float" office:value="1.2990949623148">
                <text:p>1.2990949623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8.85529911691775">
                <text:p>8.85529911691775</text:p>
              </table:table-cell>
              <table:table-cell office:value-type="float" office:value="1.1681431683066">
                <text:p>1.16814316830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10.7930548050192">
                <text:p>10.7930548050192</text:p>
              </table:table-cell>
              <table:table-cell office:value-type="float" office:value="1.0440118597175">
                <text:p>1.0440118597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11.9810617789505">
                <text:p>11.9810617789505</text:p>
              </table:table-cell>
              <table:table-cell office:value-type="float" office:value="0.927404021723133">
                <text:p>0.9274040217231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12.1131197648512">
                <text:p>12.1131197648512</text:p>
              </table:table-cell>
              <table:table-cell office:value-type="float" office:value="0.818816718779109">
                <text:p>0.818816718779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11.153893495234">
                <text:p>11.153893495234</text:p>
              </table:table-cell>
              <table:table-cell office:value-type="float" office:value="0.718552677946636">
                <text:p>0.7185526779466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9.35420220711665">
                <text:p>9.35420220711665</text:p>
              </table:table-cell>
              <table:table-cell office:value-type="float" office:value="0.626736094445958">
                <text:p>0.6267360944459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7.14491049233622">
                <text:p>7.14491049233622</text:p>
              </table:table-cell>
              <table:table-cell office:value-type="float" office:value="0.543331626726392">
                <text:p>0.543331626726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4.97046030520477">
                <text:p>4.97046030520477</text:p>
              </table:table-cell>
              <table:table-cell office:value-type="float" office:value="0.468165544859643">
                <text:p>0.4681655448596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3.14924323768353">
                <text:p>3.14924323768353</text:p>
              </table:table-cell>
              <table:table-cell office:value-type="float" office:value="0.400948039954632">
                <text:p>0.4009480399546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1.8172956186921">
                <text:p>1.8172956186921</text:p>
              </table:table-cell>
              <table:table-cell office:value-type="float" office:value="0.341295785423252">
                <text:p>0.3412957854232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955112946692329">
                <text:p>0.955112946692329</text:p>
              </table:table-cell>
              <table:table-cell office:value-type="float" office:value="0.288753953986665">
                <text:p>0.2887539539866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457186779004978">
                <text:p>0.457186779004978</text:p>
              </table:table-cell>
              <table:table-cell office:value-type="float" office:value="0.242817027541211">
                <text:p>0.2428170275412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199316096062701">
                <text:p>0.199316096062701</text:p>
              </table:table-cell>
              <table:table-cell office:value-type="float" office:value="0.202947880856396">
                <text:p>0.202947880856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40" chart:sort-by-x-values="true" chart:right-angled-axes="true"/>
    </style:style>
    <style:style style:name="ch5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59cm" svg:height="8.997cm" xlink:href=".." xlink:type="simple" chart:class="chart:scatter" chart:column-mapping="0 1" chart:style-name="ch1">
        <chart:title svg:x="1.351cm" svg:y="0.314cm" chart:style-name="ch2">
          <text:p>Human Development Index of Data Suppliers vs Data Users (ICSMD)</text:p>
        </chart:title>
        <chart:legend chart:legend-position="bottom" loext:overlay="true" svg:x="3.726cm" svg:y="8.398cm" style:legend-expansion="wide" chart:style-name="ch3"/>
        <chart:plot-area chart:style-name="ch4" table:cell-range-address="Sheet1.AB1:Sheet1.AD102" chart:data-source-has-labels="both" svg:x="1.246cm" svg:y="1.776cm" svg:width="10.278cm" svg:height="6.061cm">
          <chart:coordinate-region svg:x="1.867cm" svg:y="1.975cm" svg:width="9.563cm" svg:height="5.215cm"/>
          <chart:axis chart:dimension="x" chart:name="primary-x" chart:style-name="ch5" chartooo:axis-type="auto">
            <chart:title svg:x="3.973cm" svg:y="8.016cm" chart:style-name="ch6">
              <text:p>Human Development Index (0-1)</text:p>
            </chart:title>
            <chart:categories table:cell-range-address="Sheet1.AC1:Sheet1.AC1"/>
            <chart:grid chart:style-name="ch7" chart:class="major"/>
          </chart:axis>
          <chart:axis chart:dimension="y" chart:name="primary-y" chart:style-name="ch8">
            <chart:title svg:x="0.451cm" svg:y="5.922cm" chart:style-name="ch9">
              <text:p>Probability (%)</text:p>
            </chart:title>
            <chart:grid chart:style-name="ch7" chart:class="major"/>
          </chart:axis>
          <chart:series chart:style-name="ch10" chart:values-cell-range-address="Sheet1.AC2:Sheet1.AC102" chart:label-cell-address="Sheet1.AC1:Sheet1.AC1" chart:class="chart:scatter">
            <chart:domain table:cell-range-address="Sheet1.AB2:Sheet1.AB102"/>
            <chart:data-point chart:repeated="101"/>
          </chart:series>
          <chart:series chart:style-name="ch11" chart:values-cell-range-address="Sheet1.AD2:Sheet1.AD102" chart:label-cell-address="Sheet1.AD1:Sheet1.AD1" chart:class="chart:scatte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Operator</text:p>
                <draw:g>
                  <svg:desc>Sheet1.AC1:Sheet1.AC1</svg:desc>
                </draw:g>
              </table:table-cell>
              <table:table-cell office:value-type="string">
                <text:p>User</text:p>
                <draw:g>
                  <svg:desc>Sheet1.AD1:Sheet1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rator</text:p>
                <draw:g>
                  <svg:desc>Sheet1.AC1:Sheet1.AC1</svg:desc>
                </draw:g>
              </table:table-cell>
              <table:table-cell office:value-type="float" office:value="0">
                <text:p>0</text:p>
                <draw:g>
                  <svg:desc>Sheet1.AB2:Sheet1.AB102</svg:desc>
                </draw:g>
              </table:table-cell>
              <table:table-cell office:value-type="float" office:value="2.71065690638369E-166">
                <text:p>2.71065690638369E-166</text:p>
                <draw:g>
                  <svg:desc>Sheet1.AC2:Sheet1.AC102</svg:desc>
                </draw:g>
              </table:table-cell>
              <table:table-cell office:value-type="float" office:value="0.00000100013115164373">
                <text:p>0.00000100013115164373</text:p>
                <draw:g>
                  <svg:desc>Sheet1.AD2:Sheet1.AD102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1.23297763390225E-162">
                <text:p>1.23297763390225E-162</text:p>
              </table:table-cell>
              <table:table-cell office:value-type="float" office:value="0.00000152791123212599">
                <text:p>0.0000015279112321259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5.10793808193988E-159">
                <text:p>5.10793808193988E-159</text:p>
              </table:table-cell>
              <table:table-cell office:value-type="float" office:value="0.00000232002933551728">
                <text:p>0.00000232002933551728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1.92728449745488E-155">
                <text:p>1.92728449745488E-155</text:p>
              </table:table-cell>
              <table:table-cell office:value-type="float" office:value="0.0000035014103658594">
                <text:p>0.0000035014103658594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6.62301609439636E-152">
                <text:p>6.62301609439636E-152</text:p>
              </table:table-cell>
              <table:table-cell office:value-type="float" office:value="0.00000525226625589709">
                <text:p>0.00000525226625589709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2.07288672921227E-148">
                <text:p>2.07288672921227E-148</text:p>
              </table:table-cell>
              <table:table-cell office:value-type="float" office:value="0.00000783077307028546">
                <text:p>0.00000783077307028546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5.90887918473684E-145">
                <text:p>5.90887918473684E-145</text:p>
              </table:table-cell>
              <table:table-cell office:value-type="float" office:value="0.0000116042406681411">
                <text:p>0.0000116042406681411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1.53406735373249E-141">
                <text:p>1.53406735373249E-141</text:p>
              </table:table-cell>
              <table:table-cell office:value-type="float" office:value="0.0000170916110077482">
                <text:p>0.0000170916110077482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3.62738392312706E-138">
                <text:p>3.62738392312706E-138</text:p>
              </table:table-cell>
              <table:table-cell office:value-type="float" office:value="0.0000250209305076369">
                <text:p>0.0000250209305076369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7.81182306673095E-135">
                <text:p>7.81182306673095E-135</text:p>
              </table:table-cell>
              <table:table-cell office:value-type="float" office:value="0.0000364064302577999">
                <text:p>0.0000364064302577999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1.53221973228095E-131">
                <text:p>1.53221973228095E-131</text:p>
              </table:table-cell>
              <table:table-cell office:value-type="float" office:value="0.0000526510361061157">
                <text:p>0.0000526510361061157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2.73715557208499E-128">
                <text:p>2.73715557208499E-128</text:p>
              </table:table-cell>
              <table:table-cell office:value-type="float" office:value="0.0000756815347511792">
                <text:p>0.000075681534751179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4.45335884922783E-125">
                <text:p>4.45335884922783E-125</text:p>
              </table:table-cell>
              <table:table-cell office:value-type="float" office:value="0.000108125249632547">
                <text:p>0.000108125249632547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6.59911474246986E-122">
                <text:p>6.59911474246986E-122</text:p>
              </table:table-cell>
              <table:table-cell office:value-type="float" office:value="0.000153538926455904">
                <text:p>0.000153538926455904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8.90622056079931E-119">
                <text:p>8.90622056079931E-119</text:p>
              </table:table-cell>
              <table:table-cell office:value-type="float" office:value="0.000216702569163287">
                <text:p>0.000216702569163287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1.0947400105105E-115">
                <text:p>1.0947400105105E-115</text:p>
              </table:table-cell>
              <table:table-cell office:value-type="float" office:value="0.000303993154995299">
                <text:p>0.000303993154995299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1.22557054345275E-112">
                <text:p>1.22557054345275E-112</text:p>
              </table:table-cell>
              <table:table-cell office:value-type="float" office:value="0.000423855412372573">
                <text:p>0.000423855412372573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1.2496126580522E-109">
                <text:p>1.2496126580522E-109</text:p>
              </table:table-cell>
              <table:table-cell office:value-type="float" office:value="0.000587389049233707">
                <text:p>0.000587389049233707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1.16043894566725E-106">
                <text:p>1.16043894566725E-106</text:p>
              </table:table-cell>
              <table:table-cell office:value-type="float" office:value="0.000809073808046017">
                <text:p>0.000809073808046017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9.81474350133845E-104">
                <text:p>9.81474350133845E-104</text:p>
              </table:table-cell>
              <table:table-cell office:value-type="float" office:value="0.00110765528114629">
                <text:p>0.00110765528114629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7.56041075184469E-101">
                <text:p>7.56041075184469E-101</text:p>
              </table:table-cell>
              <table:table-cell office:value-type="float" office:value="0.0015072152750509">
                <text:p>0.0015072152750509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5.30422094716733E-098">
                <text:p>5.30422094716733E-098</text:p>
              </table:table-cell>
              <table:table-cell office:value-type="float" office:value="0.00203845033741939">
                <text:p>0.00203845033741939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3.38928117897808E-095">
                <text:p>3.38928117897808E-095</text:p>
              </table:table-cell>
              <table:table-cell office:value-type="float" office:value="0.00274018047572894">
                <text:p>0.00274018047572894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1.97243805065352E-092">
                <text:p>1.97243805065352E-092</text:p>
              </table:table-cell>
              <table:table-cell office:value-type="float" office:value="0.00366110668028511">
                <text:p>0.00366110668028511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1.04546361420535E-089">
                <text:p>1.04546361420535E-089</text:p>
              </table:table-cell>
              <table:table-cell office:value-type="float" office:value="0.00486183016857782">
                <text:p>0.00486183016857782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5.04689478992485E-087">
                <text:p>5.04689478992485E-087</text:p>
              </table:table-cell>
              <table:table-cell office:value-type="float" office:value="0.00641713784614027">
                <text:p>0.00641713784614027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2.21895941277151E-084">
                <text:p>2.21895941277151E-084</text:p>
              </table:table-cell>
              <table:table-cell office:value-type="float" office:value="0.00841854691897482">
                <text:p>0.00841854691897482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8.88554855161484E-082">
                <text:p>8.88554855161484E-082</text:p>
              </table:table-cell>
              <table:table-cell office:value-type="float" office:value="0.0109770865612145">
                <text:p>0.0109770865612145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3.24062597197346E-079">
                <text:p>3.24062597197346E-079</text:p>
              </table:table-cell>
              <table:table-cell office:value-type="float" office:value="0.0142262758371778">
                <text:p>0.0142262758371778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1.07642394686821E-076">
                <text:p>1.07642394686821E-076</text:p>
              </table:table-cell>
              <table:table-cell office:value-type="float" office:value="0.0183252346875374">
                <text:p>0.018325234687537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3.25647367478461E-074">
                <text:p>3.25647367478461E-074</text:p>
              </table:table-cell>
              <table:table-cell office:value-type="float" office:value="0.023461838955224">
                <text:p>0.023461838955224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8.97266742963052E-072">
                <text:p>8.97266742963052E-072</text:p>
              </table:table-cell>
              <table:table-cell office:value-type="float" office:value="0.0298558017010636">
                <text:p>0.0298558017010636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2.25167314781761E-069">
                <text:p>2.25167314781761E-069</text:p>
              </table:table-cell>
              <table:table-cell office:value-type="float" office:value="0.0377615323617702">
                <text:p>0.0377615323617702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5.14634509221011E-067">
                <text:p>5.14634509221011E-067</text:p>
              </table:table-cell>
              <table:table-cell office:value-type="float" office:value="0.0474705939598195">
                <text:p>0.0474705939598195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1.07127813094253E-064">
                <text:p>1.07127813094253E-064</text:p>
              </table:table-cell>
              <table:table-cell office:value-type="float" office:value="0.0593135483360992">
                <text:p>0.0593135483360992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2.03102538837907E-062">
                <text:p>2.03102538837907E-062</text:p>
              </table:table-cell>
              <table:table-cell office:value-type="float" office:value="0.0736609524045647">
                <text:p>0.0736609524045647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3.50702000775677E-060">
                <text:p>3.50702000775677E-060</text:p>
              </table:table-cell>
              <table:table-cell office:value-type="float" office:value="0.0909232472493466">
                <text:p>0.0909232472493466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5.51532251363805E-058">
                <text:p>5.51532251363805E-058</text:p>
              </table:table-cell>
              <table:table-cell office:value-type="float" office:value="0.111549269296501">
                <text:p>0.111549269296501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7.89975025199426E-056">
                <text:p>7.89975025199426E-056</text:p>
              </table:table-cell>
              <table:table-cell office:value-type="float" office:value="0.13602311172621">
                <text:p>0.13602311172621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1.03054174304798E-053">
                <text:p>1.03054174304798E-053</text:p>
              </table:table-cell>
              <table:table-cell office:value-type="float" office:value="0.16485907762782">
                <text:p>0.16485907762782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1.22441204402807E-051">
                <text:p>1.22441204402807E-051</text:p>
              </table:table-cell>
              <table:table-cell office:value-type="float" office:value="0.198594496744797">
                <text:p>0.198594496744797</text:p>
              </table:table-cell>
            </table:table-row>
            <table:table-row>
              <table:table-cell office:value-type="string"/>
              <table:table-cell office:value-type="float" office:value="0.41">
                <text:p>0.41</text:p>
              </table:table-cell>
              <table:table-cell office:value-type="float" office:value="1.32494965458574E-049">
                <text:p>1.32494965458574E-049</text:p>
              </table:table-cell>
              <table:table-cell office:value-type="float" office:value="0.23778022708134">
                <text:p>0.23778022708134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1.30581285005107E-047">
                <text:p>1.30581285005107E-047</text:p>
              </table:table-cell>
              <table:table-cell office:value-type="float" office:value="0.282968732410629">
                <text:p>0.282968732410629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1.17212054457886E-045">
                <text:p>1.17212054457886E-045</text:p>
              </table:table-cell>
              <table:table-cell office:value-type="float" office:value="0.334699717020343">
                <text:p>0.334699717020343</text:p>
              </table:table-cell>
            </table:table-row>
            <table:table-row>
              <table:table-cell office:value-type="string"/>
              <table:table-cell office:value-type="float" office:value="0.44">
                <text:p>0.44</text:p>
              </table:table-cell>
              <table:table-cell office:value-type="float" office:value="9.58238016477648E-044">
                <text:p>9.58238016477648E-044</text:p>
              </table:table-cell>
              <table:table-cell office:value-type="float" office:value="0.393483408712967">
                <text:p>0.393483408712967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7.13484090864445E-042">
                <text:p>7.13484090864445E-042</text:p>
              </table:table-cell>
              <table:table-cell office:value-type="float" office:value="0.459781707489373">
                <text:p>0.459781707489373</text:p>
              </table:table-cell>
            </table:table-row>
            <table:table-row>
              <table:table-cell office:value-type="string"/>
              <table:table-cell office:value-type="float" office:value="0.46">
                <text:p>0.46</text:p>
              </table:table-cell>
              <table:table-cell office:value-type="float" office:value="4.83843564674111E-040">
                <text:p>4.83843564674111E-040</text:p>
              </table:table-cell>
              <table:table-cell office:value-type="float" office:value="0.53398755620133">
                <text:p>0.53398755620133</text:p>
              </table:table-cell>
            </table:table-row>
            <table:table-row>
              <table:table-cell office:value-type="string"/>
              <table:table-cell office:value-type="float" office:value="0.47">
                <text:p>0.47</text:p>
              </table:table-cell>
              <table:table-cell office:value-type="float" office:value="2.98837725942E-038">
                <text:p>2.98837725942E-038</text:p>
              </table:table-cell>
              <table:table-cell office:value-type="float" office:value="0.616403034850347">
                <text:p>0.616403034850347</text:p>
              </table:table-cell>
            </table:table-row>
            <table:table-row>
              <table:table-cell office:value-type="string"/>
              <table:table-cell office:value-type="float" office:value="0.48">
                <text:p>0.48</text:p>
              </table:table-cell>
              <table:table-cell office:value-type="float" office:value="1.68103073964449E-036">
                <text:p>1.68103073964449E-036</text:p>
              </table:table-cell>
              <table:table-cell office:value-type="float" office:value="0.707216824721822">
                <text:p>0.707216824721822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  <table:table-cell office:value-type="float" office:value="8.61242921915145E-035">
                <text:p>8.61242921915145E-035</text:p>
              </table:table-cell>
              <table:table-cell office:value-type="float" office:value="0.806481823522103">
                <text:p>0.806481823522103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4.01869877692151E-033">
                <text:p>4.01869877692151E-033</text:p>
              </table:table-cell>
              <table:table-cell office:value-type="float" office:value="0.914093808651006">
                <text:p>0.914093808651006</text:p>
              </table:table-cell>
            </table:table-row>
            <table:table-row>
              <table:table-cell office:value-type="string"/>
              <table:table-cell office:value-type="float" office:value="0.51">
                <text:p>0.51</text:p>
              </table:table-cell>
              <table:table-cell office:value-type="float" office:value="1.70787083456438E-031">
                <text:p>1.70787083456438E-031</text:p>
              </table:table-cell>
              <table:table-cell office:value-type="float" office:value="1.02977213292653">
                <text:p>1.02977213292653</text:p>
              </table:table-cell>
            </table:table-row>
            <table:table-row>
              <table:table-cell office:value-type="string"/>
              <table:table-cell office:value-type="float" office:value="0.52">
                <text:p>0.52</text:p>
              </table:table-cell>
              <table:table-cell office:value-type="float" office:value="6.61050088840222E-030">
                <text:p>6.61050088840222E-030</text:p>
              </table:table-cell>
              <table:table-cell office:value-type="float" office:value="1.15304348608064">
                <text:p>1.15304348608064</text:p>
              </table:table-cell>
            </table:table-row>
            <table:table-row>
              <table:table-cell office:value-type="string"/>
              <table:table-cell office:value-type="float" office:value="0.53">
                <text:p>0.53</text:p>
              </table:table-cell>
              <table:table-cell office:value-type="float" office:value="2.33036254887202E-028">
                <text:p>2.33036254887202E-028</text:p>
              </table:table-cell>
              <table:table-cell office:value-type="float" office:value="1.28322975785255">
                <text:p>1.28322975785255</text:p>
              </table:table-cell>
            </table:table-row>
            <table:table-row>
              <table:table-cell office:value-type="string"/>
              <table:table-cell office:value-type="float" office:value="0.54">
                <text:p>0.54</text:p>
              </table:table-cell>
              <table:table-cell office:value-type="float" office:value="7.48208081529877E-027">
                <text:p>7.48208081529877E-027</text:p>
              </table:table-cell>
              <table:table-cell office:value-type="float" office:value="1.41944098803964">
                <text:p>1.41944098803964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2.18791817418597E-025">
                <text:p>2.18791817418597E-025</text:p>
              </table:table-cell>
              <table:table-cell office:value-type="float" office:value="1.56057428148788">
                <text:p>1.56057428148788</text:p>
              </table:table-cell>
            </table:table-row>
            <table:table-row>
              <table:table-cell office:value-type="string"/>
              <table:table-cell office:value-type="float" office:value="0.56">
                <text:p>0.56</text:p>
              </table:table-cell>
              <table:table-cell office:value-type="float" office:value="5.82706060780995E-024">
                <text:p>5.82706060780995E-024</text:p>
              </table:table-cell>
              <table:table-cell office:value-type="float" office:value="1.70531940092165">
                <text:p>1.70531940092165</text:p>
              </table:table-cell>
            </table:table-row>
            <table:table-row>
              <table:table-cell office:value-type="string"/>
              <table:table-cell office:value-type="float" office:value="0.57">
                <text:p>0.57</text:p>
              </table:table-cell>
              <table:table-cell office:value-type="float" office:value="1.41344128723911E-022">
                <text:p>1.41344128723911E-022</text:p>
              </table:table-cell>
              <table:table-cell office:value-type="float" office:value="1.85217153052194">
                <text:p>1.85217153052194</text:p>
              </table:table-cell>
            </table:table-row>
            <table:table-row>
              <table:table-cell office:value-type="string"/>
              <table:table-cell office:value-type="float" office:value="0.58">
                <text:p>0.58</text:p>
              </table:table-cell>
              <table:table-cell office:value-type="float" office:value="3.12259593023423E-021">
                <text:p>3.12259593023423E-021</text:p>
              </table:table-cell>
              <table:table-cell office:value-type="float" office:value="1.99945143486482">
                <text:p>1.99945143486482</text:p>
              </table:table-cell>
            </table:table-row>
            <table:table-row>
              <table:table-cell office:value-type="string"/>
              <table:table-cell office:value-type="float" office:value="0.59">
                <text:p>0.59</text:p>
              </table:table-cell>
              <table:table-cell office:value-type="float" office:value="6.28294971655076E-020">
                <text:p>6.28294971655076E-020</text:p>
              </table:table-cell>
              <table:table-cell office:value-type="float" office:value="2.14533293158887">
                <text:p>2.14533293158887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1.15138656366653E-018">
                <text:p>1.15138656366653E-018</text:p>
              </table:table-cell>
              <table:table-cell office:value-type="float" office:value="2.28787726575779">
                <text:p>2.28787726575779</text:p>
              </table:table-cell>
            </table:table-row>
            <table:table-row>
              <table:table-cell office:value-type="string"/>
              <table:table-cell office:value-type="float" office:value="0.61">
                <text:p>0.61</text:p>
              </table:table-cell>
              <table:table-cell office:value-type="float" office:value="1.92171291355908E-017">
                <text:p>1.92171291355908E-017</text:p>
              </table:table-cell>
              <table:table-cell office:value-type="float" office:value="2.42507363590023">
                <text:p>2.42507363590023</text:p>
              </table:table-cell>
            </table:table-row>
            <table:table-row>
              <table:table-cell office:value-type="string"/>
              <table:table-cell office:value-type="float" office:value="0.62">
                <text:p>0.62</text:p>
              </table:table-cell>
              <table:table-cell office:value-type="float" office:value="2.92122923561459E-016">
                <text:p>2.92122923561459E-016</text:p>
              </table:table-cell>
              <table:table-cell office:value-type="float" office:value="2.55488479462038">
                <text:p>2.55488479462038</text:p>
              </table:table-cell>
            </table:table-row>
            <table:table-row>
              <table:table-cell office:value-type="string"/>
              <table:table-cell office:value-type="float" office:value="0.63">
                <text:p>0.63</text:p>
              </table:table-cell>
              <table:table-cell office:value-type="float" office:value="4.04438551864709E-015">
                <text:p>4.04438551864709E-015</text:p>
              </table:table-cell>
              <table:table-cell office:value-type="float" office:value="2.6752963497333">
                <text:p>2.6752963497333</text:p>
              </table:table-cell>
            </table:table-row>
            <table:table-row>
              <table:table-cell office:value-type="string"/>
              <table:table-cell office:value-type="float" office:value="0.64">
                <text:p>0.64</text:p>
              </table:table-cell>
              <table:table-cell office:value-type="float" office:value="0.00000000000005099754">
                <text:p>0.00000000000005099754</text:p>
              </table:table-cell>
              <table:table-cell office:value-type="float" office:value="2.78436814386004">
                <text:p>2.78436814386004</text:p>
              </table:table-cell>
            </table:table-row>
            <table:table-row>
              <table:table-cell office:value-type="string"/>
              <table:table-cell office:value-type="float" office:value="0.65">
                <text:p>0.65</text:p>
              </table:table-cell>
              <table:table-cell office:value-type="float" office:value="0.00000000000058567367">
                <text:p>0.00000000000058567367</text:p>
              </table:table-cell>
              <table:table-cell office:value-type="float" office:value="2.88028590828241">
                <text:p>2.88028590828241</text:p>
              </table:table-cell>
            </table:table-row>
            <table:table-row>
              <table:table-cell office:value-type="string"/>
              <table:table-cell office:value-type="float" office:value="0.66">
                <text:p>0.66</text:p>
              </table:table-cell>
              <table:table-cell office:value-type="float" office:value="0.00000000000612592876">
                <text:p>0.00000000000612592876</text:p>
              </table:table-cell>
              <table:table-cell office:value-type="float" office:value="2.96141128449625">
                <text:p>2.96141128449625</text:p>
              </table:table-cell>
            </table:table-row>
            <table:table-row>
              <table:table-cell office:value-type="string"/>
              <table:table-cell office:value-type="float" office:value="0.67">
                <text:p>0.67</text:p>
              </table:table-cell>
              <table:table-cell office:value-type="float" office:value="0.00000000005835767269">
                <text:p>0.00000000005835767269</text:p>
              </table:table-cell>
              <table:table-cell office:value-type="float" office:value="3.02632829400635">
                <text:p>3.02632829400635</text:p>
              </table:table-cell>
            </table:table-row>
            <table:table-row>
              <table:table-cell office:value-type="string"/>
              <table:table-cell office:value-type="float" office:value="0.68">
                <text:p>0.68</text:p>
              </table:table-cell>
              <table:table-cell office:value-type="float" office:value="0.00000000050633012138">
                <text:p>0.00000000050633012138</text:p>
              </table:table-cell>
              <table:table-cell office:value-type="float" office:value="3.07388441810569">
                <text:p>3.07388441810569</text:p>
              </table:table-cell>
            </table:table-row>
            <table:table-row>
              <table:table-cell office:value-type="string"/>
              <table:table-cell office:value-type="float" office:value="0.69">
                <text:p>0.69</text:p>
              </table:table-cell>
              <table:table-cell office:value-type="float" office:value="0.00000000400109941942">
                <text:p>0.00000000400109941942</text:p>
              </table:table-cell>
              <table:table-cell office:value-type="float" office:value="3.1032246237061">
                <text:p>3.1032246237061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0.00000002879616809088">
                <text:p>0.00000002879616809088</text:p>
              </table:table-cell>
              <table:table-cell office:value-type="float" office:value="3.11381693202502">
                <text:p>3.11381693202502</text:p>
              </table:table-cell>
            </table:table-row>
            <table:table-row>
              <table:table-cell office:value-type="string"/>
              <table:table-cell office:value-type="float" office:value="0.71">
                <text:p>0.71</text:p>
              </table:table-cell>
              <table:table-cell office:value-type="float" office:value="0.00000018875559581781">
                <text:p>0.00000018875559581781</text:p>
              </table:table-cell>
              <table:table-cell office:value-type="float" office:value="3.10546846190278">
                <text:p>3.10546846190278</text:p>
              </table:table-cell>
            </table:table-row>
            <table:table-row>
              <table:table-cell office:value-type="string"/>
              <table:table-cell office:value-type="float" office:value="0.72">
                <text:p>0.72</text:p>
              </table:table-cell>
              <table:table-cell office:value-type="float" office:value="0.00000112687241923545">
                <text:p>0.00000112687241923545</text:p>
              </table:table-cell>
              <table:table-cell office:value-type="float" office:value="3.07833127175612">
                <text:p>3.07833127175612</text:p>
              </table:table-cell>
            </table:table-row>
            <table:table-row>
              <table:table-cell office:value-type="string"/>
              <table:table-cell office:value-type="float" office:value="0.73">
                <text:p>0.73</text:p>
              </table:table-cell>
              <table:table-cell office:value-type="float" office:value="0.0000061271631103951">
                <text:p>0.0000061271631103951</text:p>
              </table:table-cell>
              <table:table-cell office:value-type="float" office:value="3.03289775295217">
                <text:p>3.03289775295217</text:p>
              </table:table-cell>
            </table:table-row>
            <table:table-row>
              <table:table-cell office:value-type="string"/>
              <table:table-cell office:value-type="float" office:value="0.74">
                <text:p>0.74</text:p>
              </table:table-cell>
              <table:table-cell office:value-type="float" office:value="0.0000303426782927622">
                <text:p>0.0000303426782927622</text:p>
              </table:table-cell>
              <table:table-cell office:value-type="float" office:value="2.96998576958965">
                <text:p>2.96998576958965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0.000136854209893925">
                <text:p>0.000136854209893925</text:p>
              </table:table-cell>
              <table:table-cell office:value-type="float" office:value="2.89071417128599">
                <text:p>2.89071417128599</text:p>
              </table:table-cell>
            </table:table-row>
            <table:table-row>
              <table:table-cell office:value-type="string"/>
              <table:table-cell office:value-type="float" office:value="0.76">
                <text:p>0.76</text:p>
              </table:table-cell>
              <table:table-cell office:value-type="float" office:value="0.000562175855192723">
                <text:p>0.000562175855192723</text:p>
              </table:table-cell>
              <table:table-cell office:value-type="float" office:value="2.79646970327978">
                <text:p>2.79646970327978</text:p>
              </table:table-cell>
            </table:table-row>
            <table:table-row>
              <table:table-cell office:value-type="string"/>
              <table:table-cell office:value-type="float" office:value="0.77">
                <text:p>0.77</text:p>
              </table:table-cell>
              <table:table-cell office:value-type="float" office:value="0.00210327468734277">
                <text:p>0.00210327468734277</text:p>
              </table:table-cell>
              <table:table-cell office:value-type="float" office:value="2.68886668089228">
                <text:p>2.68886668089228</text:p>
              </table:table-cell>
            </table:table-row>
            <table:table-row>
              <table:table-cell office:value-type="string"/>
              <table:table-cell office:value-type="float" office:value="0.78">
                <text:p>0.78</text:p>
              </table:table-cell>
              <table:table-cell office:value-type="float" office:value="0.00716687086935762">
                <text:p>0.00716687086935762</text:p>
              </table:table-cell>
              <table:table-cell office:value-type="float" office:value="2.56970106567483">
                <text:p>2.56970106567483</text:p>
              </table:table-cell>
            </table:table-row>
            <table:table-row>
              <table:table-cell office:value-type="string"/>
              <table:table-cell office:value-type="float" office:value="0.79">
                <text:p>0.79</text:p>
              </table:table-cell>
              <table:table-cell office:value-type="float" office:value="0.0222419542096352">
                <text:p>0.0222419542096352</text:p>
              </table:table-cell>
              <table:table-cell office:value-type="float" office:value="2.44090076560735">
                <text:p>2.44090076560735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0.062867484514944">
                <text:p>0.062867484514944</text:p>
              </table:table-cell>
              <table:table-cell office:value-type="float" office:value="2.30447407412438">
                <text:p>2.30447407412438</text:p>
              </table:table-cell>
            </table:table-row>
            <table:table-row>
              <table:table-cell office:value-type="string"/>
              <table:table-cell office:value-type="float" office:value="0.81">
                <text:p>0.81</text:p>
              </table:table-cell>
              <table:table-cell office:value-type="float" office:value="0.161841167633207">
                <text:p>0.161841167633207</text:p>
              </table:table-cell>
              <table:table-cell office:value-type="float" office:value="2.16245816087677">
                <text:p>2.16245816087677</text:p>
              </table:table-cell>
            </table:table-row>
            <table:table-row>
              <table:table-cell office:value-type="string"/>
              <table:table-cell office:value-type="float" office:value="0.82">
                <text:p>0.82</text:p>
              </table:table-cell>
              <table:table-cell office:value-type="float" office:value="0.379456241787794">
                <text:p>0.379456241787794</text:p>
              </table:table-cell>
              <table:table-cell office:value-type="float" office:value="2.01686943497592">
                <text:p>2.01686943497592</text:p>
              </table:table-cell>
            </table:table-row>
            <table:table-row>
              <table:table-cell office:value-type="string"/>
              <table:table-cell office:value-type="float" office:value="0.83">
                <text:p>0.83</text:p>
              </table:table-cell>
              <table:table-cell office:value-type="float" office:value="0.810296900088704">
                <text:p>0.810296900088704</text:p>
              </table:table-cell>
              <table:table-cell office:value-type="float" office:value="1.86965742814333">
                <text:p>1.86965742814333</text:p>
              </table:table-cell>
            </table:table-row>
            <table:table-row>
              <table:table-cell office:value-type="string"/>
              <table:table-cell office:value-type="float" office:value="0.84">
                <text:p>0.84</text:p>
              </table:table-cell>
              <table:table-cell office:value-type="float" office:value="1.57592821922834">
                <text:p>1.57592821922834</text:p>
              </table:table-cell>
              <table:table-cell office:value-type="float" office:value="1.72266360414731">
                <text:p>1.72266360414731</text:p>
              </table:table-cell>
            </table:table-row>
            <table:table-row>
              <table:table-cell office:value-type="string"/>
              <table:table-cell office:value-type="float" office:value="0.85">
                <text:p>0.85</text:p>
              </table:table-cell>
              <table:table-cell office:value-type="float" office:value="2.79150535597602">
                <text:p>2.79150535597602</text:p>
              </table:table-cell>
              <table:table-cell office:value-type="float" office:value="1.57758620881557">
                <text:p>1.57758620881557</text:p>
              </table:table-cell>
            </table:table-row>
            <table:table-row>
              <table:table-cell office:value-type="string"/>
              <table:table-cell office:value-type="float" office:value="0.86">
                <text:p>0.86</text:p>
              </table:table-cell>
              <table:table-cell office:value-type="float" office:value="4.5035011405097">
                <text:p>4.5035011405097</text:p>
              </table:table-cell>
              <table:table-cell office:value-type="float" office:value="1.43595195039095">
                <text:p>1.43595195039095</text:p>
              </table:table-cell>
            </table:table-row>
            <table:table-row>
              <table:table-cell office:value-type="string"/>
              <table:table-cell office:value-type="float" office:value="0.87">
                <text:p>0.87</text:p>
              </table:table-cell>
              <table:table-cell office:value-type="float" office:value="6.61716352363183">
                <text:p>6.61716352363183</text:p>
              </table:table-cell>
              <table:table-cell office:value-type="float" office:value="1.2990949623148">
                <text:p>1.2990949623148</text:p>
              </table:table-cell>
            </table:table-row>
            <table:table-row>
              <table:table-cell office:value-type="string"/>
              <table:table-cell office:value-type="float" office:value="0.88">
                <text:p>0.88</text:p>
              </table:table-cell>
              <table:table-cell office:value-type="float" office:value="8.85529911691775">
                <text:p>8.85529911691775</text:p>
              </table:table-cell>
              <table:table-cell office:value-type="float" office:value="1.1681431683066">
                <text:p>1.1681431683066</text:p>
              </table:table-cell>
            </table:table-row>
            <table:table-row>
              <table:table-cell office:value-type="string"/>
              <table:table-cell office:value-type="float" office:value="0.89">
                <text:p>0.89</text:p>
              </table:table-cell>
              <table:table-cell office:value-type="float" office:value="10.7930548050192">
                <text:p>10.7930548050192</text:p>
              </table:table-cell>
              <table:table-cell office:value-type="float" office:value="1.0440118597175">
                <text:p>1.0440118597175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11.9810617789505">
                <text:p>11.9810617789505</text:p>
              </table:table-cell>
              <table:table-cell office:value-type="float" office:value="0.927404021723133">
                <text:p>0.927404021723133</text:p>
              </table:table-cell>
            </table:table-row>
            <table:table-row>
              <table:table-cell office:value-type="string"/>
              <table:table-cell office:value-type="float" office:value="0.91">
                <text:p>0.91</text:p>
              </table:table-cell>
              <table:table-cell office:value-type="float" office:value="12.1131197648512">
                <text:p>12.1131197648512</text:p>
              </table:table-cell>
              <table:table-cell office:value-type="float" office:value="0.818816718779109">
                <text:p>0.818816718779109</text:p>
              </table:table-cell>
            </table:table-row>
            <table:table-row>
              <table:table-cell office:value-type="string"/>
              <table:table-cell office:value-type="float" office:value="0.92">
                <text:p>0.92</text:p>
              </table:table-cell>
              <table:table-cell office:value-type="float" office:value="11.153893495234">
                <text:p>11.153893495234</text:p>
              </table:table-cell>
              <table:table-cell office:value-type="float" office:value="0.718552677946636">
                <text:p>0.718552677946636</text:p>
              </table:table-cell>
            </table:table-row>
            <table:table-row>
              <table:table-cell office:value-type="string"/>
              <table:table-cell office:value-type="float" office:value="0.93">
                <text:p>0.93</text:p>
              </table:table-cell>
              <table:table-cell office:value-type="float" office:value="9.35420220711665">
                <text:p>9.35420220711665</text:p>
              </table:table-cell>
              <table:table-cell office:value-type="float" office:value="0.626736094445958">
                <text:p>0.626736094445958</text:p>
              </table:table-cell>
            </table:table-row>
            <table:table-row>
              <table:table-cell office:value-type="string"/>
              <table:table-cell office:value-type="float" office:value="0.94">
                <text:p>0.94</text:p>
              </table:table-cell>
              <table:table-cell office:value-type="float" office:value="7.14491049233622">
                <text:p>7.14491049233622</text:p>
              </table:table-cell>
              <table:table-cell office:value-type="float" office:value="0.543331626726392">
                <text:p>0.543331626726392</text:p>
              </table:table-cell>
            </table:table-row>
            <table:table-row>
              <table:table-cell office:value-type="string"/>
              <table:table-cell office:value-type="float" office:value="0.95">
                <text:p>0.95</text:p>
              </table:table-cell>
              <table:table-cell office:value-type="float" office:value="4.97046030520477">
                <text:p>4.97046030520477</text:p>
              </table:table-cell>
              <table:table-cell office:value-type="float" office:value="0.468165544859643">
                <text:p>0.468165544859643</text:p>
              </table:table-cell>
            </table:table-row>
            <table:table-row>
              <table:table-cell office:value-type="string"/>
              <table:table-cell office:value-type="float" office:value="0.96">
                <text:p>0.96</text:p>
              </table:table-cell>
              <table:table-cell office:value-type="float" office:value="3.14924323768353">
                <text:p>3.14924323768353</text:p>
              </table:table-cell>
              <table:table-cell office:value-type="float" office:value="0.400948039954632">
                <text:p>0.400948039954632</text:p>
              </table:table-cell>
            </table:table-row>
            <table:table-row>
              <table:table-cell office:value-type="string"/>
              <table:table-cell office:value-type="float" office:value="0.97">
                <text:p>0.97</text:p>
              </table:table-cell>
              <table:table-cell office:value-type="float" office:value="1.8172956186921">
                <text:p>1.8172956186921</text:p>
              </table:table-cell>
              <table:table-cell office:value-type="float" office:value="0.341295785423252">
                <text:p>0.341295785423252</text:p>
              </table:table-cell>
            </table:table-row>
            <table:table-row>
              <table:table-cell office:value-type="string"/>
              <table:table-cell office:value-type="float" office:value="0.98">
                <text:p>0.98</text:p>
              </table:table-cell>
              <table:table-cell office:value-type="float" office:value="0.955112946692329">
                <text:p>0.955112946692329</text:p>
              </table:table-cell>
              <table:table-cell office:value-type="float" office:value="0.288753953986665">
                <text:p>0.288753953986665</text:p>
              </table:table-cell>
            </table:table-row>
            <table:table-row>
              <table:table-cell office:value-type="string"/>
              <table:table-cell office:value-type="float" office:value="0.99">
                <text:p>0.99</text:p>
              </table:table-cell>
              <table:table-cell office:value-type="float" office:value="0.457186779004978">
                <text:p>0.457186779004978</text:p>
              </table:table-cell>
              <table:table-cell office:value-type="float" office:value="0.242817027541211">
                <text:p>0.24281702754121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199316096062701">
                <text:p>0.199316096062701</text:p>
              </table:table-cell>
              <table:table-cell office:value-type="float" office:value="0.202947880856396">
                <text:p>0.202947880856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